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Hiragino Kaku Gothic ProN"/>
    </style:style>
    <style:style style:name="T5"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1.10.31 01:11   |   <text:a xlink:type="simple" xlink:href="http://palinfo.habago.org/Entry?Command=Information_PrintForum&amp;iPage=542#FORUM31073"><text:span text:style-name="T2">#</text:span></text:a></text:p>
      <text:p text:style-name="P2">這是剛剛改完的<text:span text:style-name="T3">,</text:span>因為我不會貼連結<text:span text:style-name="T3">,</text:span>先貼在此<text:span text:style-name="T3">,</text:span>給一些比較少到首頁的人看<text:span text:style-name="T3">.<text:line-break/><text:line-break/></text:span>陳真<text:span text:style-name="T3"><text:line-break/><text:line-break/>=======<text:line-break/></text:span>非洲之子覬覦非陸皇冠寶石<text:span text:style-name="T3"><text:line-break/><text:line-break/></text:span>作者：約翰．皮哲（<text:span text:style-name="T3">John Pilger</text:span>）<text:span text:style-name="T3"><text:line-break/></text:span>文章出處：<text:span text:style-name="T3"><text:s/>New Statesman<text:line-break/></text:span>文章發表日期：<text:span text:style-name="T3">2011.10.20<text:line-break/></text:span>李鑑慧<text:span text:style-name="T3"><text:s/></text:span>譯；陳真<text:span text:style-name="T3"><text:s/></text:span>校訂<text:span text:style-name="T3"><text:line-break/><text:line-break/></text:span>歐巴馬正帶領著美國及一票西方國家進行一場非洲資源的瓜分與剝削。此舉目的何在？無非是為了排擠同樣在非洲急於尋求原物料之中國勢力。<text:span text:style-name="T3"><text:line-break/><text:line-break/></text:span>十月十四日，美國總統歐巴馬宣布將派遣特種部隊至烏干達加入內戰；在接下來幾個月當中，美軍更將前往南蘇丹、剛果及中非共和國。真是很荒唐，歐巴馬竟然說他們只是為了「自衛」而展開「行動」。利比亞顯然已經搞定，美國對非洲大陸之侵略正在展開中。<text:span text:style-name="T3"><text:line-break/><text:line-break/></text:span>許多媒體使用了「極不尋常」、「令人驚訝」或甚至「詭異」等字眼形容歐巴馬之決定，但這其實沒啥希奇，這只是美國外交政策自<text:span text:style-name="T3"><text:s/>1945</text:span>年以來的既定邏輯。以越戰為例，美國主要目的是為了攔阻中共勢力之擴張，並保衛印尼這個尼克森總統稱之為「最大戰利品」、「蘊藏最豐富自然資源」之地區。越南阻礙了美國帝國勢力之擴張，於是為達目的不擇手段，美國竟屠殺了超過<text:span text:style-name="T3">300</text:span>萬越南人民，並摧毀、毒害了越南國土。<text:span text:style-name="T3"><text:line-break/><text:line-break/></text:span>美國接下來的其它侵略，從拉丁美洲到伊拉克和阿富汗，拖曳出一條血跡斑斑的長路，而其出兵理由總是「自衛」或是「人道目標」等等這些早已失去其原始意義之詞彙。<text:span text:style-name="T3"><text:line-break/><text:line-break/></text:span>代理戰爭<text:span text:style-name="T3"><text:line-break/><text:line-break/></text:span>在非洲，歐巴馬說，美國的「人道任務」乃是要協助烏干達政府擊潰其反抗勢力「真主反抗軍」（<text:span text:style-name="T3">the Lord’s Resistance Army; LRA</text:span>），一個「曾經在中非屠殺、強暴及綁架成千上萬男女老少」的組織。這的確是對於「真主反抗軍」的正確描述。當然，此一描述也不禁讓人想起美國所犯下無數類似罪行。比如，<text:span text:style-name="T3">1960</text:span>年代，美國中情局<text:span text:style-name="T3">CIA</text:span>讓剛果陷入一場腥風血雨，不但謀殺了剛果獨立運動領袖同時也是第一任合法選出之總理<text:span text:style-name="T3">Patrice Lumumba</text:span>，並發動軍事政變，扶植被認為是非洲最為貪污腐敗之獨裁者<text:span text:style-name="T3">Mobutu Sese Seko</text:span>上台。<text:span text:style-name="T3"><text:line-break/><text:line-break/></text:span>歐巴馬的其它藉口亦極其反諷，例如他說，這牽涉到「美國國家安全」問題。「真主反抗軍」已經在非洲胡作非為<text:span text:style-name="T3">24</text:span>年，其戰士如今已少於<text:span text:style-name="T3">400</text:span>人，比以往任何一個時期都更為不堪一擊。然而，「美國國家安全」往往意味著收買一個腐敗殘暴且又保證能滿足華府需索無度之政權。烏干達的「終生總統」（譯註：<text:span text:style-name="T3">1986</text:span>年上台後連任至今）<text:span text:style-name="T3">Yoweri Museveni</text:span>接受了美國承諾給予的四千五百萬美元之軍事「援助」<text:span text:style-name="T3">—</text:span>包括歐巴馬所最偏愛的無人戰鬥機。這是他替美國進行一場代理戰爭所獲得之賄賂金，而他得面對的卻是美國在非洲最新的伊斯蘭虛幻敵人<text:span text:style-name="T3">—</text:span>基地位於索馬利亞之貧民「青年軍」（<text:span text:style-name="T3">al-Shabaab</text:span>）。而「真主反抗軍」在這場戰爭中所扮演的恰恰是一公關角色，藉其長年侵犯人權的恐怖行徑，吸引西方媒體關注，以轉移戰爭真正焦點。<text:span text:style-name="T3"><text:line-break/><text:line-break/></text:span>美國侵略非洲之主要目的，與發動越戰如出一轍，就是為了對付中國。在這個以自身利益為主導的世界當中，「體制化妄想」（<text:span text:style-name="T3">institutionalised paranoia</text:span>）合理化了美國前指揮官與現任中情局總裁<text:span text:style-name="T3">David Petraeus</text:span>將軍之宣稱<text:span text:style-name="T3">—</text:span>中國正取代了基地組織，成為美國官方所認定的「威脅」；此一體制化妄想當然也意味著發動一場又一場的戰爭。<text:span text:style-name="T3"><text:line-break/><text:line-break/></text:span>我去年訪問了美國國防部代理部長助理<text:span text:style-name="T3">Bryan Whitman</text:span>。在訪問中，我請他描述美國當前所面臨的危險。他吞吞吐吐地重複說：「不對稱的威脅<text:span text:style-name="T3">…</text:span>不對稱的威脅」。這些所謂的威脅，合理化了赤裸裸的洗錢罪行：由國家出資贊助軍火複合式企業，構成人類史上最為龐大的軍事與戰爭預算。當賓拉登被一筆抹去後，中國遂成標靶。<text:span text:style-name="T3"><text:line-break/><text:line-break/></text:span>非洲是中國的成功經驗。當美國帶給非洲無人轟炸飛機以及動盪政局之時，中國卻在那兒鋪橋造路、建水壩。當然，兩者都渴求天然資源，特別是化石燃料。擁有非洲最大的石油存量、格達費統治下的利比亞，是中國最重要的燃料來源。當利比亞內戰爆發時，北大西洋公約組織捏造謊言支持「反叛軍」，造謠說格達費正準備在班加西（<text:span text:style-name="T3">Benghazi</text:span>）地區進行「種族淨化」（<text:span text:style-name="T3">genocide</text:span>）。在這之後，中國只得將其駐於利比亞的三萬工人撤退。上個月，法國《解放報》（<text:span text:style-name="T3">Libération</text:span>）揭露了一項消息<text:span text:style-name="T3"><text:s/></text:span>：由利比亞「反叛軍」所組成的「全國過渡委員會」（<text:span text:style-name="T3">National Transitional Council</text:span>）向法國政府提議，以利比亞<text:span text:style-name="T3"><text:s/>35%</text:span>之原油生產，交換法國對該委員會「完全且永久」的支持。這消息解釋了聯合國安理會允許「人道介入」利比亞之決議。當美國星條旗於「被解放的」利比亞首都德黎波里（<text:span text:style-name="T3">Tripoli</text:span>）上空飄揚之際，美國大使<text:span text:style-name="T3">Gene Cretz</text:span>卻不小心脫口而出：「我們知道，石油正是利比亞自然資源這頂皇冠上頭閃耀的寶石」。<text:span text:style-name="T3"><text:line-break/><text:line-break/></text:span>統治世界<text:span text:style-name="T3"><text:line-break/><text:line-break/></text:span>美國及其帝國夥伴們，對於利比亞實質的征服，為一個現代版的「非洲瓜分」戰爭拉開序幕。正如同西方國家在伊拉克所取得之「勝利」，主流媒體在區分「值得同情」和「不值得同情」的利比亞受害者工作上，發揮了關鍵角色。最近英國《衛報》頭版刊載了一張照片，照片中是一名驚恐萬分的「親格達費」戰士及其怒目而視的征服者，而標題卻是寫著：<text:span text:style-name="T4">｢</text:span>慶祝」。<text:span text:style-name="T3">Petraeus</text:span>將軍說得對，當下世界存在著一種關於<text:span text:style-name="T4">｢</text:span>立場」（<text:span text:style-name="T3">perception</text:span>）的戰爭，而這些戰爭乃是<text:span text:style-name="T4">｢</text:span>由新聞媒體所製造延續」。<text:span text:style-name="T3"><text:line-break/><text:line-break/></text:span>十多年來，美國希冀藉由「美國非洲司令部」（<text:span text:style-name="T3">U. S. Africa Command; </text:span>縮寫<text:span text:style-name="T3">AFRICOM</text:span>）在非洲大陸上發號施令，招來了一些政府的反彈，憂慮其將製造區域緊張。但是，利比亞、南蘇丹及剛果，在在提供了美國重要插手機會。「維基解密」及「美國國家反恐策略」（<text:span text:style-name="T3">US National Strategy for Counter-terrorism</text:span>）顯示，美國之非洲策略乃是其全球策略之一環；在全球各地，美國共有六萬名特種部隊，其中包括暗殺小組，在全世界至少七十五個國家內部運作。前國防部長錢尼（<text:span text:style-name="T3">Dick Cheney</text:span>）於九零年代指出，美國想要的東西很簡單，那就是統治世界。<text:span text:style-name="T3"><text:line-break/><text:line-break/></text:span>而這正是歐巴馬這「非洲之子」的天賦所在。這是否超級反諷呢？如弗朗茲．法濃（<text:span text:style-name="T3">Frantz Fanon</text:span>）在《黑皮膚、白面具》一書中所解釋的，真正重要的不是一個人的膚色，而是這個人所服務的政權及其所背叛的無數人民。<text:span text:style-name="T3"><text:line-break/><text:line-break/><text:line-break/>Lord’s Resistance Army<text:line-break/>http://en.wikipedia.org/wiki/Lord's_Resistance_Army<text:line-break/>Patrice Lumumba<text:line-break/>http://en.wikipedia.org/wiki/Patrice_Lumumba<text:line-break/>Yoweri Museveni<text:line-break/>http://en.wikipedia.org/wiki/Yoweri_Museveni<text:line-break/>al-Shabaab<text:line-break/>http://en.wikipedia.org/wiki/Al-Shabaab<text:line-break/><text:line-break/>U. S. Africa Command<text:line-break/>http://www.africom.mil/AboutAFRICOM.asp<text:line-break/><text:line-break/>http://www.whitehouse.gov/the-press-office/2011/06/29/fact-sheet-national-strategy-counterterrorism</text:span></text:p>
      <text:p text:style-name="P1"><text:span text:style-name="T1">陳真</text:span><text:s/>  |  2011.10.30 17:13   |   <text:a xlink:type="simple" xlink:href="http://palinfo.habago.org/Entry?Command=Information_PrintForum&amp;iPage=542#FORUM31072"><text:span text:style-name="T2">#</text:span></text:a></text:p>
      <text:p text:style-name="P3">當我們反對某種主義時<text:span text:style-name="T3">,</text:span>人們往往會以為你是在反對<text:span text:style-name="T3"><text:s/>"</text:span>某種<text:span text:style-name="T3">" </text:span>東西<text:span text:style-name="T3">,</text:span>例如反科學主義<text:span text:style-name="T3">,</text:span>人們就會反駁說科學有多好<text:span text:style-name="T3">,</text:span>彷彿你是在反對科學本身<text:span text:style-name="T3">;</text:span>但這就好像反升學主義並不是在反對你我繼續升學一樣<text:span text:style-name="T3">,</text:span>闡揚升學的好處絲毫無助於反駁人們對於升學主義的批評與厭惡<text:span text:style-name="T3">,</text:span>因為那畢竟是兩回事<text:span text:style-name="T3">.<text:line-break/><text:line-break/></text:span>但有些時候<text:span text:style-name="T3">,</text:span>我們不光是反對某種主義<text:span text:style-name="T3">,</text:span>同時其實也是在反對某種東西本身<text:span text:style-name="T3">.</text:span>我並不相信這兩者真能完全切割<text:span text:style-name="T3">. </text:span>比方說一個科技大量使用者<text:span text:style-name="T3">,</text:span>儘管他對於科技有著某種深沉的厭惡<text:span text:style-name="T3">,</text:span>但事實上科技仍然還是或多或少影響了他<text:span text:style-name="T3">. </text:span>我的朋友分兩類<text:span text:style-name="T3">,</text:span>一類是完全不知道怎麼使用<text:span text:style-name="T3"><text:s/>email,</text:span>一類是以<text:span text:style-name="T3"><text:s/>email</text:span>為生<text:span text:style-name="T3">,</text:span>我可以清楚看見兩者世界的不同<text:span text:style-name="T3">.<text:line-break/><text:line-break/></text:span>同樣地<text:span text:style-name="T3">,</text:span>一個知識豐富理性發達的人<text:span text:style-name="T3">,</text:span>其實也很難做為一個真正的非理性人士<text:span text:style-name="T3">,</text:span>不管他多麼愛慕或仰慕那些不識之無的老實人<text:span text:style-name="T3">. </text:span>當你接受了許多知識教育<text:span text:style-name="T3">,</text:span>當你腦袋靈光很會思考分析<text:span text:style-name="T3">,</text:span>你事實上就已經是另外一種人<text:span text:style-name="T3">. </text:span>包括我自己在內<text:span text:style-name="T3">,</text:span>我從未見過一個不在知識裏頭跌倒的人<text:span text:style-name="T3">,</text:span>你不可能接觸污穢敗壞之物而完全不受污染<text:span text:style-name="T3">;</text:span>正如你不可能一方面吸毒<text:span text:style-name="T3">,</text:span>一方面卻又以為自己可以不受毒害<text:span text:style-name="T3">. </text:span>或許差別只是在於有些人在知識裏頭跌倒了很痛苦<text:span text:style-name="T3">,</text:span>但大部份人卻根本不知道自己跌倒了<text:span text:style-name="T3">,</text:span>反而還不可一世<text:span text:style-name="T3">,</text:span>以為自己飛起來了<text:span text:style-name="T3">. <text:line-break/><text:line-break/>Chomsky</text:span>說得很對<text:span text:style-name="T3">,"</text:span>在從事種種討論與分析中<text:span text:style-name="T3">,</text:span>人性就一點一滴地喪失了<text:span text:style-name="T3">." </text:span>古人說<text:span text:style-name="T3">,"</text:span>三日不讀書<text:span text:style-name="T3">,</text:span>面目可憎<text:span text:style-name="T3">." </text:span>但我卻剛好相反<text:span text:style-name="T3">,</text:span>在我出國求學成為一名學者之前<text:span text:style-name="T3">,</text:span>雖然骨瘦如材形貌狼狽<text:span text:style-name="T3">,</text:span>但我從不害怕照鏡子<text:span text:style-name="T3">,</text:span>出國後<text:span text:style-name="T3">,</text:span>大腦開發了<text:span text:style-name="T3">,</text:span>思維抽象深沉了<text:span text:style-name="T3">,</text:span>練得一身刀槍不入的本領<text:span text:style-name="T3">,</text:span>但某個真正重要的東西卻從我身上消失了遠離了<text:span text:style-name="T3">,</text:span>於是一看到鏡子或鏡頭我就怕<text:span text:style-name="T3">,</text:span>感覺很可悲<text:span text:style-name="T3">.<text:line-break/><text:line-break/></text:span>如果可能的話<text:span text:style-name="T3">,</text:span>我願意付出一切有形之物的代價<text:span text:style-name="T3">,</text:span>洗淨腦海裏的知識<text:span text:style-name="T3">,</text:span>放棄一切所謂聰明才智<text:span text:style-name="T3">,</text:span>但這就像煮熟的荷包蛋一樣<text:span text:style-name="T3">,</text:span>不可能再變回一顆美麗的雞蛋<text:span text:style-name="T3">.<text:line-break/><text:line-break/></text:span>至於戰爭或人世間沉重之事<text:span text:style-name="T3">,</text:span>就像愛情一樣<text:span text:style-name="T3">,</text:span>能不說最好不說<text:span text:style-name="T3">,</text:span>因為你不說<text:span text:style-name="T3">,</text:span>它還在<text:span text:style-name="T3">,</text:span>越去說它便越說越遠<text:span text:style-name="T3">. </text:span>在愛情裏<text:span text:style-name="T3">,</text:span>你儘管去愛<text:span text:style-name="T3">,</text:span>使自己成為一個愛人<text:span text:style-name="T3">,</text:span>但不要成為一個愛情專家<text:span text:style-name="T3">. </text:span>成為一個愛人並不需要任何學習<text:span text:style-name="T3">,</text:span>不應整天研究探討愛情的意義分析其影響討論各項戀愛心理基礎與內分泌效應<text:span text:style-name="T3">. <text:line-break/><text:line-break/></text:span>在愛情裏<text:span text:style-name="T3">,</text:span>你不該什麼都懂什麼知識都知道<text:span text:style-name="T3">,</text:span>但卻無動於心<text:span text:style-name="T3">.</text:span>知識或資訊之為害<text:span text:style-name="T3">,</text:span>恰恰就在於其客觀性<text:span text:style-name="T3">. </text:span>客觀就是你觀我觀都一樣<text:span text:style-name="T3">,</text:span>無所差異<text:span text:style-name="T3">. </text:span>越是客觀便越是瑣碎冰涼而缺乏意義與熱情<text:span text:style-name="T3">. <text:line-break/><text:line-break/></text:span>客觀上<text:span text:style-name="T3">,</text:span>人體基本上都一樣<text:span text:style-name="T3">,</text:span>你有的我都有<text:span text:style-name="T3">,</text:span>依循一定的生物法則運作<text:span text:style-name="T3">. </text:span>如果意義僅止於此<text:span text:style-name="T3">,</text:span>那麼<text:span text:style-name="T3">,</text:span>任何兩個人都能相愛<text:span text:style-name="T3">,</text:span>這意味著世上根本沒有愛這回事<text:span text:style-name="T3">.<text:line-break/><text:line-break/></text:span>同樣地<text:span text:style-name="T3">,</text:span>戰爭如果也只是這樣那樣一些資訊與分析<text:span text:style-name="T3">,</text:span>那我真不知道你究竟懂不懂得什麼叫戰爭<text:span text:style-name="T3">? <text:line-break/><text:line-break/></text:span>前幾天<text:span text:style-name="T3">,</text:span>看到鳳凰衛視的<text:span text:style-name="T3"><text:s/>"</text:span>科技無限<text:span text:style-name="T3">" </text:span>節目中提到當年二戰時<text:span text:style-name="T3">,</text:span>德軍轟炸倫敦以及英美轟炸柏林做為報復的一些場面<text:span text:style-name="T3">,</text:span>滿街血肉模糊的死人活人<text:span text:style-name="T3">,</text:span>倫敦街頭一個似乎一息尚存的小女孩就像一塊廢棄的肉一隻受傷的毛毛蟲一樣橫躺街頭<text:span text:style-name="T3">,</text:span>旁邊是一整排東倒西歪的屍首<text:span text:style-name="T3">,</text:span>有些婦女還袒胸露乳肢離破碎<text:span text:style-name="T3">. <text:line-break/><text:line-break/></text:span>上周<text:span text:style-name="T3">,</text:span>鳳凰有一系列有關格達費之死的報導<text:span text:style-name="T3">,</text:span>提到格達費慘遭凌虐至死之前<text:span text:style-name="T3">,</text:span>遭受士兵雞姦輪暴藉以羞辱<text:span text:style-name="T3">. </text:span>血肉模糊中<text:span text:style-name="T3">,</text:span>我看到格達費驚恐的神情<text:span text:style-name="T3">.<text:line-break/><text:line-break/></text:span>對於這些<text:span text:style-name="T3">,</text:span>我該說什麼呢<text:span text:style-name="T3">? </text:span>看到這些<text:span text:style-name="T3">,</text:span>難道你還真能堅持自己那些無謂的私人原則或真心護衛自己的什麼身段或身體髮膚之高不可攀<text:span text:style-name="T3">?<text:line-break/><text:line-break/></text:span>我之所以有時還願意告訴各位這些血肉模糊之事<text:span text:style-name="T3">,</text:span>並不是因為我很喜歡討論或探討戰爭的各種影響<text:span text:style-name="T3">. </text:span>事實上<text:span text:style-name="T3">,</text:span>這就像浮士德出賣靈魂一樣<text:span text:style-name="T3">,</text:span>為了一個夢一種青春渴望或是與之類似的東西<text:span text:style-name="T3">. <text:line-break/><text:line-break/></text:span>十年前寫了一篇很長很長不曾公開的羅素傳<text:span text:style-name="T3">,</text:span>題目就叫做<text:span text:style-name="T3"><text:s/>"</text:span>有夢的人都是浮士德<text:span text:style-name="T3">". </text:span>曾經在知識上及所謂社會公義上主導半個多世紀的羅素<text:span text:style-name="T3">,</text:span>我相信他就是如此看待自己<text:span text:style-name="T3">,</text:span>他並沒有傻到以為自己真的代表著什麼公義<text:span text:style-name="T3">. <text:line-break/><text:line-break/></text:span>雖然他嘴巴上說他寧可成為一個痛苦的聰明人<text:span text:style-name="T3">,</text:span>也不要成為一隻無知卻快樂的笨羊<text:span text:style-name="T3">,</text:span>雖然他嘲諷聖經無一字讚美才智<text:span text:style-name="T3">,</text:span>但我相信他真正在意的從來都不是什麼知識<text:span text:style-name="T3">,</text:span>而是那些他說應該從知識領域掃地出門的東西<text:span text:style-name="T3">.</text:span>我也不相信他會笨到以為自己真能追求什麼公義<text:span text:style-name="T3">. </text:span>我倒是很能體會他對一位劍橋女學生的回答<text:span text:style-name="T3">. </text:span>有一天<text:span text:style-name="T3">,</text:span>一個女粉絲問他為何不再從事知識的追求<text:span text:style-name="T3">,</text:span>羅素竟然回答說<text:span text:style-name="T3">: </text:span>因為我喜歡幹啊<text:span text:style-name="T3">. <text:line-break/><text:line-break/></text:span>媽的<text:span text:style-name="T3">,</text:span>這話說得真好<text:span text:style-name="T3">,</text:span>該把它做為墓誌銘才對<text:span text:style-name="T3">!</text:span></text:p>
      <text:p text:style-name="P1"><text:span text:style-name="T1">柳春春阿忠</text:span><text:s/>  |  2011.10.30 10:06   |   <text:a xlink:type="simple" xlink:href="http://palinfo.habago.org/Entry?Command=Information_PrintForum&amp;iPage=542#FORUM31071"><text:span text:style-name="T2">#</text:span></text:a></text:p>
      <text:p text:style-name="P2">嗯，沒錯，巴勒網的<text:span text:style-name="T3">PO</text:span>文時間跟實際時間不相符。</text:p>
      <text:p text:style-name="P1"><text:span text:style-name="T1">鄭啟承</text:span><text:s/>  |  2011.10.30 01:35   |   <text:a xlink:type="simple" xlink:href="http://palinfo.habago.org/Entry?Command=Information_PrintForum&amp;iPage=542#FORUM31070"><text:span text:style-name="T2">#</text:span></text:a></text:p>
      <text:p text:style-name="P3">這網站和我的電腦顯然文法不太一樣，竟然硬生生比我多一個小時<text:span text:style-name="T3">! </text:span>我還以為我電腦運算出來的時間是才永恆不變的，想不到竟然有別種運算方式，實在太無恥了<text:span text:style-name="T3">!</text:span></text:p>
      <text:p text:style-name="P1"><text:span text:style-name="T1">鄭啟承</text:span><text:s/>  |  2011.10.30 01:28   |   <text:a xlink:type="simple" xlink:href="http://palinfo.habago.org/Entry?Command=Information_PrintForum&amp;iPage=542#FORUM31069"><text:span text:style-name="T2">#</text:span></text:a></text:p>
      <text:p text:style-name="P2">插播<text:span text:style-name="T3">:<text:line-break/><text:line-break/></text:span>這網站是怎麼搞的，董事長的留言時間顯示是<text:span text:style-name="T3"><text:s/>01:22</text:span>，可是現在明明不到十二點半，難道我終於坐上時光機，回到未來了嗎<text:span text:style-name="T3">?</text:span></text:p>
      <text:p text:style-name="P1"><text:span text:style-name="T1">陳真</text:span><text:s/>  |  2011.10.30 01:22   |   <text:a xlink:type="simple" xlink:href="http://palinfo.habago.org/Entry?Command=Information_PrintForum&amp;iPage=542#FORUM31068"><text:span text:style-name="T2">#</text:span></text:a></text:p>
      <text:p text:style-name="P3"><text:span text:style-name="T3">(</text:span>再續<text:span text:style-name="T3">)<text:line-break/><text:line-break/></text:span>很久很久以前<text:span text:style-name="T3">,</text:span>大約<text:span text:style-name="T3">14</text:span>年前<text:span text:style-name="T3">,</text:span>也就是剛出國的時候<text:span text:style-name="T3">,</text:span>可能是一時頭殼壞去<text:span text:style-name="T3">,</text:span>以為真理越辯越明<text:span text:style-name="T3">,</text:span>以為一個文明社會的建立多少得透過一種<text:span text:style-name="T3"><text:s/>"</text:span>討論<text:span text:style-name="T3">" </text:span>的文化之型塑<text:span text:style-name="T3">,</text:span>後來我知道自己真是頭殼壞去了<text:span text:style-name="T3">,</text:span>所以才會以為咱勇敢ㄟ台灣郎也可以走這條路線<text:span text:style-name="T3">. </text:span>事實上<text:span text:style-name="T3">,</text:span>討論的下場往往不外就是抹黑造謠騷擾攻擊等等等<text:span text:style-name="T3">. </text:span>等你熱心地討論完一遍<text:span text:style-name="T3">,</text:span>差不多把整個台灣學界醫界進步界全都給得罪光了<text:span text:style-name="T3">.<text:line-break/><text:line-break/></text:span>古希臘有句諺語說<text:span text:style-name="T3">,"</text:span>人類的智慧是在不斷的討論與辯駁中形成<text:span text:style-name="T3">." </text:span>於是也才有那喋喋不休的蘇格拉底等人<text:span text:style-name="T3">. </text:span>可悲的是<text:span text:style-name="T3">,</text:span>搞到後來<text:span text:style-name="T3">,</text:span>在眾人圍觀下<text:span text:style-name="T3">,</text:span>在敵人的嘲笑中<text:span text:style-name="T3">,</text:span>蘇格拉底揹負著三個莫須有的罪名當眾飲毒酒而死<text:span text:style-name="T3">.<text:line-break/><text:line-break/></text:span>我對討論沒有半點興趣<text:span text:style-name="T3">,</text:span>即便是在當時頭殼壞去時<text:span text:style-name="T3">,</text:span>我也一樣對之興趣缺缺<text:span text:style-name="T3">,</text:span>我只是一度誤以為所謂文明社會是有跡可循甚至可以複製歷史經驗<text:span text:style-name="T3">,</text:span>後來我才發現這只是一種妄想<text:span text:style-name="T3">. <text:line-break/><text:line-break/></text:span>還好我已經十多年沒再想過什麼文明社會這類無謂的事了<text:span text:style-name="T3">,</text:span>甚至連地球也都已被我丟在一旁<text:span text:style-name="T3">. </text:span>當然<text:span text:style-name="T3">,</text:span>討論也不是什麼壞事<text:span text:style-name="T3">,</text:span>只是討論到最後似乎永遠都還是停留在第一課<text:span text:style-name="T3">: "</text:span>何謂討論<text:span text:style-name="T3">?" </text:span>也就是討論什麼是討論<text:span text:style-name="T3">,</text:span>或者討論什麼是討論究竟是一種什麼樣的討論<text:span text:style-name="T3">.<text:line-break/><text:line-break/></text:span>當時對此還寫過許多<text:span text:style-name="T3"><text:s/>"</text:span>劊窒<text:span text:style-name="T3">" </text:span>人口的文章<text:span text:style-name="T3">,</text:span>例如儒林拉屎<text:span text:style-name="T3">,</text:span>藏鏡人告官記<text:span text:style-name="T3">,</text:span>老師我思想有問題<text:span text:style-name="T3">(1)-(78),</text:span>火氣大的原因<text:span text:style-name="T3"><text:s/>(1)-(10)...</text:span>等等等<text:span text:style-name="T3">,</text:span>出版社還主動來要求出書<text:span text:style-name="T3">,</text:span>應該不會比殷海光的<text:span text:style-name="T3"><text:s/>"</text:span>邏輯究竟是什麼<text:span text:style-name="T3">" </text:span>差才對<text:span text:style-name="T3">,</text:span>只是我後來因為深受維根斯坦思想荼毒<text:span text:style-name="T3">,</text:span>罹患形而上憂鬱症<text:span text:style-name="T3">,</text:span>世界毀了<text:span text:style-name="T3">,</text:span>沉迷怪力亂神<text:span text:style-name="T3">,</text:span>對於拯救地球及個人向上提昇的事再也提不起勁<text:span text:style-name="T3">,</text:span>因而一再推掉各種出版邀約<text:span text:style-name="T3">. <text:line-break/><text:line-break/></text:span>講這樣聽起來好像我有著什麼不得了的思想蓄勢待發似的<text:span text:style-name="T3">,</text:span>其實沒有<text:span text:style-name="T3">,</text:span>講來講去也不過都是一些理應三歲小孩也能聽懂的東西<text:span text:style-name="T3">, </text:span>或許是因為它太簡單了<text:span text:style-name="T3">,</text:span>簡單到讓人無法理解<text:span text:style-name="T3">.<text:line-break/><text:line-break/></text:span>思想上<text:span text:style-name="T3">,</text:span>犯一個錯很容易<text:span text:style-name="T3">,</text:span>但要糾正一種錯誤卻非常難<text:span text:style-name="T3">--</text:span>如果不是不可能的話<text:span text:style-name="T3">. </text:span>就好像要生病很容易<text:span text:style-name="T3">,</text:span>但要研究出一種藥物或處方卻非常難<text:span text:style-name="T3">.</text:span>即便再細微的一個錯誤<text:span text:style-name="T3">,</text:span>治療所須的處方卻恐怕得寫上好幾本書<text:span text:style-name="T3">. </text:span>並不是腦袋還在就是會思考<text:span text:style-name="T3">,</text:span>更不是有嘴巴就會討論<text:span text:style-name="T3">;</text:span>討論畢竟不是聊天<text:span text:style-name="T3">,</text:span>不是表態<text:span text:style-name="T3">,</text:span>更不是公布答案<text:span text:style-name="T3">. </text:span>答案根本不存在<text:span text:style-name="T3">,</text:span>存在的只是一道道文法與運算<text:span text:style-name="T3">,</text:span>不同的運算自然就會產生不同的結果<text:span text:style-name="T3">.<text:line-break/><text:line-break/></text:span>舉個例來說<text:span text:style-name="T3">,</text:span>早期的維根斯坦<text:span text:style-name="T3">,</text:span>也就是他的<text:span text:style-name="T3"><text:s/>Tractatus</text:span>的主要想法之一就是<text:span text:style-name="T3"><text:s/>"</text:span>所有命題等值<text:span text:style-name="T3">". </text:span>就如維根斯坦所說<text:span text:style-name="T3">,</text:span>殺死一個人跟你從樓上丟下一塊石頭<text:span text:style-name="T3">,</text:span>道德價值是一樣的<text:span text:style-name="T3">,</text:span>兩者統統都沒有價值<text:span text:style-name="T3">,</text:span>沒有必然的道德意義<text:span text:style-name="T3">. </text:span>如果殺人跟丟石頭在邏輯地位上或者說道德價值上都沒有差別<text:span text:style-name="T3">,</text:span>那麼<text:span text:style-name="T3">,</text:span>使用何種武器殺人當然也沒有道德差異<text:span text:style-name="T3">.</text:span>可是<text:span text:style-name="T3">,</text:span>在這同時<text:span text:style-name="T3">,</text:span>我依然可以大聲譴責說用高科技武器屠殺一些手無寸鐵的人真是很無恥<text:span text:style-name="T3">.<text:line-break/><text:line-break/></text:span>難道這兩種態度有所矛盾嗎<text:span text:style-name="T3">? </text:span>當然沒有<text:span text:style-name="T3">. </text:span>難道我不能同時依據某種哲學邏輯思維宣稱所有命題等值<text:span text:style-name="T3">,</text:span>同時卻又說某種行為這樣做比那樣做更無恥<text:span text:style-name="T3">? </text:span>當然可以<text:span text:style-name="T3">. </text:span>這本來就是完全不同的兩種意義<text:span text:style-name="T3">. </text:span>或者說<text:span text:style-name="T3">,</text:span>當我進行前一種運算時<text:span text:style-name="T3">,</text:span>我得到這樣的結論<text:span text:style-name="T3">,</text:span>當我更換語法<text:span text:style-name="T3">,</text:span>我自然就會得到另一種結論<text:span text:style-name="T3">,</text:span>兩者一點也不衝突<text:span text:style-name="T3">. </text:span>畢竟所有命題也好<text:span text:style-name="T3">,</text:span>非命題也罷<text:span text:style-name="T3">,</text:span>都不是永恆成立於所有條件下<text:span text:style-name="T3">,</text:span>相反地<text:span text:style-name="T3">,</text:span>它只能在<text:span text:style-name="T3"><text:s/>"</text:span>某個意義<text:span text:style-name="T3">" </text:span>上成立<text:span text:style-name="T3">. <text:line-break/><text:line-break/></text:span>因此<text:span text:style-name="T3">,</text:span>如果你想反駁某種說法或想法<text:span text:style-name="T3">,</text:span>你也只能在該說法所憑藉成立的<text:span text:style-name="T3"><text:s/>"</text:span>那個<text:span text:style-name="T3">" </text:span>意義上去反駁它<text:span text:style-name="T3">,</text:span>而不是在<text:span text:style-name="T3"><text:s/>"</text:span>另一個<text:span text:style-name="T3">" </text:span>意義上去反駁<text:span text:style-name="T3">,</text:span>那我們根本不知道你在反駁什麼<text:span text:style-name="T3">.</text:span></text:p>
      <text:p text:style-name="P1"><text:span text:style-name="T1">鄭啟承</text:span><text:s/>  |  2011.10.30 00:44   |   <text:a xlink:type="simple" xlink:href="http://palinfo.habago.org/Entry?Command=Information_PrintForum&amp;iPage=542#FORUM31067"><text:span text:style-name="T2">#</text:span></text:a></text:p>
      <text:p text:style-name="P2">我在高中的時候對生物學極度著迷，以一種外人看來幾近異常的方式瘋狂地吸收相關的知識，一直到上了大學，進了動物系接觸到各種原文一手知識資料，這個學門不斷給我很深的一種感動，特別是有關演化，幾乎成了我日思夜想的一個夢，一個漫漫長夜裡的心頭慰藉。我當時認為，或者說我當時相信，知識學術是特別的，它裡頭一定有某個神祕的解答，如此追求下去，我終究可以破解心裡的那個夢。多年以後，在一種狼狽混亂的情況下完成了學業，這中間不知從哪一刻開始，我卻慢慢懂了，知識學術並不特別，也不神祕，它裡頭什麼都沒有。生物學本身並沒有令人感動之處，感動人的是生命本身，而不是有關生命的種種解釋或論述。<text:span text:style-name="T3"><text:line-break/><text:line-break/></text:span>珍古德（<text:span text:style-name="T3">Jane Goodall</text:span>）應該沒有人不知道吧？動物行為和人類學研究上的先驅，但世人對珍古德推崇卻是她在保育上的種種貢獻。有次珍古德來台灣，我沒去看她，但據台大人類系內線告訴我，她在台北動物園黑猩猩展區當場表演講「黑猩猩話」，一呼百應，展區裡的黑猩猩全都跑出來和她「聊天」，十分神奇，這是題外話。內線告訴我的另一件事卻更讓人驚訝，那是珍古德到台大人類系演講發生的一件事。<text:span text:style-name="T3"><text:line-break/><text:line-break/></text:span>插播一下，人類系一般人可能不知道是學什麼，在西方學科分類上其實算是同時帶有自然科學和社會科學性質的學科，它是生物學的分支，以相同的方法研究人類的基因、生理、考古標本和遺址，重建各種以人類為中心的資訊。但只要牽涉到人群自然避免不了研究人與人的關係，所以它同時也是一門社會科學，研究文化與各種人類社會細節。珍古德專精在和人類基因及社會性都極相似的黑猩猩上，因此當然是人類學領域最重要的學者之一，她建立的很多研究方法也被動物學和人類學奉為圭臬。以上講錯還請指正，畢竟我不是念這個。<text:span text:style-name="T3"><text:line-break/><text:line-break/></text:span>在台大人類系她講保育，現場一位該系粉<text:span text:style-name="T3">~</text:span>資深、已經是大老級的教授舉手發問，問什麼呢？問她「為什麼你們這些人不好好做研究，要跑去做什麼保育？」很驚人吧？要是換作我，恐怕還真的不知道該怎麼回答，還好我不是人類系學生，否則真是太丟臉了。珍古德倒很客氣，她只回答一句：「因為如果再不保育，咱們以後就沒有研究對象可以做了。」<text:span text:style-name="T3"><text:line-break/><text:line-break/></text:span>如此蠢話從一位台灣相關學界呼風喚雨，<text:span text:style-name="T3">”</text:span>宗師<text:span text:style-name="T3">”</text:span>級的老師口中講出來，還真的有某種震撼效果。這只是一例，相關例子在我的學習過程中多不勝數。這些讓我明白了一件事，知識本身是中性的，它並沒有什麼神祕或感動人的東西在裡頭，感動或趨使你去做這個做那個的，是別的東西，而這東西不存在知識裡。生物學或許研究生命的種種機轉，但生命這東西並不藏在生物學裡。換個方式講，知識無法塑造改變一個人，否則這些才高八斗的教授老師就不該講出那樣一種智障般的話了；知識無法改變一個人，你是那樣的人，你才會去靠近或信奉那樣的東西。一個人對生命沒有感動或熱情，就算掌握了巨量的有關生命或人類的知識，他還是對生命一無所知。無論你贊不贊同保育，珍古德從研究走上保育的動機是無須懷疑的，但在台灣卻被一種這樣低能問題質疑其「不務正業」，聽了還真是讓人無言以對。<text:span text:style-name="T3"><text:line-break/><text:line-break/></text:span>重點不是知識本身，而是你面對知識的態度。以前同學總是問我到底這些生物課本上的理論或是動物照片或標本或恐龍化石有什麼好看的？值得我這樣像發瘋一樣追求？我也說不上來。知識如此，科技當然也一樣。科技是中性的，你面對科技的態度恐怕才是大問題。<text:span text:style-name="T3"><text:line-break/><text:line-break/></text:span>動物學當然要做動物實驗，從高中到研究所畢業，也不知做過多少動物實驗，動物當然不會乖乖讓你插上電極或看牠的內臟，你得先把牠弄死，換句話說動物實驗幾乎等同殺害動物。但我念書時對此從不以為意，在我當時看這全是理所當然的事，求知若渴，根本毫不在乎什麼殺生。學生物的人很喜歡把一類話掛在口邊，就是說科學是為了人類福祉，動物實驗是必要的犧牲，我們只要努力把殺死動物的過程儘量人道，使其不要有過多痛苦即可。我對這類說法說實在也無意反駁，畢竟似乎也說得通。<text:span text:style-name="T3"><text:line-break/><text:line-break/></text:span>如果說我今天不再繼續讀書或做動物實驗是因為良心發現或有什麼罪惡感，那倒也不是，我算是一個心腸比較硬的人，許多事不太會放在心上。但隨著人事滄桑與各種生活的經歷，對許多事的觀感已經變得不同，許多以前看來理所當然的事，現在看來卻不再理所當然了。過去殺掉這麼多動物，到底為了什麼？除了滿足自己的求知欲和可以通過學校的各種考試要求拿到學歷，實在也想不出別的意義。<text:span text:style-name="T3"><text:line-break/><text:line-break/></text:span>日本和納綷在二戰以一種崇高的理想為名，殺掉了數百萬猶太人及近千萬中國人，單<text:span text:style-name="T3"><text:s/>1937 </text:span>年南京大屠殺就差不多殺死超過二十萬名中國人。日本和納綷在殺這些人的時候許多是用武士刀直接砍頭或刺死或用手槍近距離打死。有許多這類紀錄片或文件，我不太敢細看，但很讓人訝異的是這些殺人者在當下都是毫無遲疑，可以說是殺紅了眼，把殺死這些人當作理所當然，就像切菜瓜、夜市打氣球一樣簡單。那種心理狀態你甚至不能稱他們為殺人兇手，兇手代表一種法律或道德上的罪，但他們當下顯然一點罪惡感都沒有。<text:span text:style-name="T3"><text:line-break/><text:line-break/></text:span>令人憐憫的與其說是亡者，倒不如說是這些殺人者。良心的譴責往往是在物換星移，熱血褪去夜深人靜時才會慢慢浮現。這些當年殺了許多人的愛國愛鄉志士，許多人的生命可以說是再也無法回到正常，而永遠懷抱著一種不安和痛苦渡過餘下的人生。任何國家民族為了什麼崇高理想卻必需讓自己的人民背負上這樣的代價，恐怕很難不去做一種改變和反省。<text:span text:style-name="T3"><text:line-break/><text:line-break/></text:span>一個人今天做了這個，明天卻不做了或甚至對此感到厭惡或愧疚，那必定不是因為這事本身有什麼問題，而是因為你看待它的方式改變了。否則世界仍然以同樣的方式運轉，日起日落生死輪迴照樣上演，也有人把戰爭說是一種自然界的正常的數量控制機轉，有什麼好為之哀傷惆悵的不是嗎。但真的是這樣嗎？<text:span text:style-name="T3"><text:line-break/><text:line-break/></text:span>是不是這樣不在於你怎麼解釋它，而在於你怎麼看待它。美國之所以讓人反感，不是因為他到底做過哪些壞事，而是一種更根本上的態度問題。美國與其說是一個國家，不如說是一間公司。藏在這些遙控飛機遙控炸彈等高科技武器背後，生命不見了，死亡消失了，一切都成了一種數字和績效，<text:span text:style-name="T3">business is business</text:span>，一切都是一種業務和公事。當他這樣教導自己的人民或軍隊時，也就是在灌輸你這是不須付出責任和代價的，因為你是在執行任務，至於你的任務是否有道德上的問題你就不須多問了。生與死都不是問題，把生與死藏在螢幕和按鈕背後才是問題。<text:span text:style-name="T3"><text:line-break/><text:line-break/></text:span>迴避掉代價是可恥的，而且是有害的。許多人對戰爭可以侃侃而談像在分析什麼課堂報告或講什麼很炫的八掛那樣口沫橫飛，有時聽了真的蠻痛苦的。但這也沒有辦法，你可以強迫一個人改變他的行為，卻沒有辦法改變他的心、他看待世界的方法。你唯一能改變的只有你自己。我不知道自己有沒有變，或許有，或許沒有，但有個問句卻日日在心中迴盪響起；一個與日俱增、自我懷疑，卻又像是福音那樣的聲音。</text:p>
      <text:p text:style-name="P1"><text:span text:style-name="T1">陳真</text:span><text:s/>  |  2011.10.29 01:40   |   <text:a xlink:type="simple" xlink:href="http://palinfo.habago.org/Entry?Command=Information_PrintForum&amp;iPage=542#FORUM31066"><text:span text:style-name="T2">#</text:span></text:a></text:p>
      <text:p text:style-name="P3"><text:span text:style-name="T3">(</text:span>再續<text:span text:style-name="T3">)<text:line-break/><text:line-break/></text:span>型塑意義的各種形式就如語言之文法<text:span text:style-name="T3">,</text:span>你想說什麼<text:span text:style-name="T3">,</text:span>我沒意見<text:span text:style-name="T3">,</text:span>但你要說出的任何東西勢必或緊或鬆得迎合某種文法<text:span text:style-name="T3">,</text:span>否則意義無從有效建立<text:span text:style-name="T3">,</text:span>甚至別人很可能根本不知道你在說什麼<text:span text:style-name="T3">,</text:span>因為你自己其實也不知道<text:span text:style-name="T3">.<text:line-break/><text:line-break/></text:span>形式在某個意義上就像一種數學<text:span text:style-name="T3">,</text:span>一種計算方式<text:span text:style-name="T3">. </text:span>你準備演算一些什麼題目我沒意見<text:span text:style-name="T3">,</text:span>但你得能自圓其說才行<text:span text:style-name="T3">,</text:span>也就是說<text:span text:style-name="T3">,</text:span>你得尋求某種內在的一致性<text:span text:style-name="T3">,</text:span>演算才有可能<text:span text:style-name="T3">. </text:span>一斤芭樂你要賣多少錢我沒意見<text:span text:style-name="T3">,</text:span>但一旦某種內在規則與文法定了<text:span text:style-name="T3">,</text:span>演算就得依此而行<text:span text:style-name="T3">,</text:span>否則你只是自以為自己在從事演算<text:span text:style-name="T3">,</text:span>但事實上卻沒有<text:span text:style-name="T3">,</text:span>你只是做出一些類似演算的<text:span text:style-name="T3"><text:s/>"</text:span>動作<text:span text:style-name="T3">" </text:span>而已<text:span text:style-name="T3">.<text:line-break/><text:line-break/></text:span>同理<text:span text:style-name="T3">,</text:span>你若要批評某種演算方式<text:span text:style-name="T3">,</text:span>那你就得先搞清楚那是一套什麼樣的語法<text:span text:style-name="T3">,</text:span>再來評價也不遲<text:span text:style-name="T3">. </text:span>我喜歡打桌球<text:span text:style-name="T3">,</text:span>也喜歡踢足球<text:span text:style-name="T3">,</text:span>但我不會笨到用腳去踢桌球或拿球拍去打足球<text:span text:style-name="T3">.<text:line-break/><text:line-break/></text:span>有一次<text:span text:style-name="T3">,</text:span>幾個學生在批評<text:span text:style-name="T3">(</text:span>我忘了是<text:span text:style-name="T3">)</text:span>哪個哲學家<text:span text:style-name="T3">,</text:span>維根斯坦告訴他們說<text:span text:style-name="T3">: </text:span>對於某些顯然真的有話要說的人<text:span text:style-name="T3">,</text:span>在你批評之前最好先想清楚<text:span text:style-name="T3">,</text:span>因為你很可能根本不知道自己在批評什麼<text:span text:style-name="T3">.</text:span></text:p>
      <text:p text:style-name="P4"/>
      <text:p text:style-name="P1"><text:span text:style-name="T1">陳真</text:span><text:s/>  |  2011.10.28 21:11   |   <text:a xlink:type="simple" xlink:href="http://palinfo.habago.org/Entry?Command=Information_PrintForum&amp;iPage=543#FORUM31065"><text:span text:style-name="T2">#</text:span></text:a></text:p>
      <text:p text:style-name="P3"><text:span text:style-name="T3">(</text:span>再續<text:span text:style-name="T3">)<text:line-break/><text:line-break/></text:span>再舉個例<text:span text:style-name="T3">,</text:span>做為一個跟梭羅類似的怪人<text:span text:style-name="T3">,</text:span>晝伏夜出<text:span text:style-name="T3">,</text:span>生活在文明的邊緣<text:span text:style-name="T3">,</text:span>對於所謂科技進步缺乏好感<text:span text:style-name="T3">,</text:span>於是經常對於眾人歌頌的明亮事物用鼻子發出嗤聲<text:span text:style-name="T3">. <text:line-break/><text:line-break/></text:span>這時候<text:span text:style-name="T3">,</text:span>你就算聽了不爽也只能默默不爽<text:span text:style-name="T3">,</text:span>要不然你當然也可以相對於我的嗤聲發出讚嘆之聲<text:span text:style-name="T3">,</text:span>這我沒意見<text:span text:style-name="T3">. </text:span>但如果你認為我誤解了什麼道理或忽略了何種事實<text:span text:style-name="T3">,</text:span>進而企圖提供我更多有關科技文明的各項資訊或進行相關論證<text:span text:style-name="T3">,</text:span>那你就真的誤會大了<text:span text:style-name="T3">. <text:line-break/><text:line-break/></text:span>我的<text:span text:style-name="T3"><text:s/>"</text:span>感覺<text:span text:style-name="T3">" </text:span>不會錯<text:span text:style-name="T3">,</text:span>因為它也不宣稱對<text:span text:style-name="T3">,</text:span>對錯一事在這類語言中出局了<text:span text:style-name="T3">. <text:line-break/><text:line-break/></text:span>我之所以反手機反電腦反電話反好多好多東西<text:span text:style-name="T3">,</text:span>並不是因為我不知道通訊的重要性<text:span text:style-name="T3">,</text:span>也不是因為我忽略了相關科技的各項事實<text:span text:style-name="T3">,</text:span>更不是因為我不懂得某種論證<text:span text:style-name="T3">.</text:span></text:p>
      <text:p text:style-name="P1"><text:span text:style-name="T1">陳真</text:span><text:s/>  |  2011.10.28 20:03   |   <text:a xlink:type="simple" xlink:href="http://palinfo.habago.org/Entry?Command=Information_PrintForum&amp;iPage=543#FORUM31064"><text:span text:style-name="T2">#</text:span></text:a></text:p>
      <text:p text:style-name="P2"><text:span text:style-name="T3">(</text:span>續<text:span text:style-name="T3">)<text:line-break/><text:line-break/></text:span>兩造有了糾紛<text:span text:style-name="T3">,</text:span>決定打一架<text:span text:style-name="T3">,</text:span>比武定是非<text:span text:style-name="T3">. </text:span>這沒什麼<text:span text:style-name="T3">. </text:span>但若一方手持<text:span text:style-name="T3">FUCK16</text:span>媽咧個<text:span text:style-name="T3">B</text:span>衝鋒槍<text:span text:style-name="T3">,</text:span>另一方卻只拿一根雙截棍<text:span text:style-name="T3">,</text:span>這時候<text:span text:style-name="T3">,</text:span>即便前者再有理<text:span text:style-name="T3">,</text:span>我們也會看不下去<text:span text:style-name="T3">,</text:span>太窩囊了吧<text:span text:style-name="T3">. </text:span>這哪叫比武<text:span text:style-name="T3">? </text:span>這是吃人夠夠吧<text:span text:style-name="T3">.<text:line-break/><text:line-break/></text:span>以上只是小弟的感覺<text:span text:style-name="T3">,</text:span>但我相信這感覺理應也是大多數人的感覺<text:span text:style-name="T3">,</text:span>萬一你無此感覺<text:span text:style-name="T3">,</text:span>那麼可喜可賀<text:span text:style-name="T3">,</text:span>對此我沒意見<text:span text:style-name="T3">,</text:span>但可別說我說錯了或說我提出了錯誤論點<text:span text:style-name="T3">.<text:line-break/><text:line-break/></text:span>你當然也可以有另一種有關<text:span text:style-name="T3"><text:s/>"</text:span>感覺<text:span text:style-name="T3">" </text:span>或者說<text:span text:style-name="T3"><text:s/>"</text:span>道德感<text:span text:style-name="T3">" </text:span>的不同說法<text:span text:style-name="T3">,</text:span>但如果你以為自己的說法是一種論點<text:span text:style-name="T3">,</text:span>一種意見<text:span text:style-name="T3">,</text:span>一種足以做為<text:span text:style-name="T3"><text:s/>"</text:span>反駁<text:span text:style-name="T3">" </text:span>的敘述<text:span text:style-name="T3">,</text:span>一種可供議論的客觀命題<text:span text:style-name="T3">,</text:span>那就應該提出一種論證才對<text:span text:style-name="T3">,</text:span>而不是提出一種宣稱<text:span text:style-name="T3">.</text:span></text:p>
      <text:p text:style-name="P1"><text:span text:style-name="T1">陳真</text:span><text:s/>  |  2011.10.28 16:17   |   <text:a xlink:type="simple" xlink:href="http://palinfo.habago.org/Entry?Command=Information_PrintForum&amp;iPage=543#FORUM31063"><text:span text:style-name="T2">#</text:span></text:a></text:p>
      <text:p text:style-name="P3">底下講的這些並非一種回應<text:span text:style-name="T3">,</text:span>只是說說一種感覺<text:span text:style-name="T3">. <text:line-break/><text:line-break/></text:span>先舉個例<text:span text:style-name="T3">,</text:span>有一年暑假回台灣<text:span text:style-name="T3">,</text:span>住在<text:span text:style-name="T3">peter(</text:span>黃文雄<text:span text:style-name="T3">)</text:span>家<text:span text:style-name="T3">,</text:span>黃文雄就是<text:span text:style-name="T3">1970</text:span>年在美國刺蔣的那一位<text:span text:style-name="T3">. <text:line-break/><text:line-break/></text:span>我們兩人一早出門搭公車<text:span text:style-name="T3">,</text:span>有一天<text:span text:style-name="T3">,</text:span>在公車上遇到一個事件<text:span text:style-name="T3">,</text:span>一個老伯身上錢不夠<text:span text:style-name="T3">,</text:span>司機破口大罵要趕他下車<text:span text:style-name="T3">. peter</text:span>馬上慌慌張張掏零錢<text:span text:style-name="T3">,</text:span>以一種帶點懇求的音調請司機息怒<text:span text:style-name="T3">,Peter</text:span>說<text:span text:style-name="T3">: "</text:span>對不起對不起<text:span text:style-name="T3">,</text:span>車錢我出<text:span text:style-name="T3">,</text:span>車錢我出<text:span text:style-name="T3">." </text:span>急著要阻擋那位老伯被趕下車<text:span text:style-name="T3">.<text:line-break/><text:line-break/></text:span>我看<text:span text:style-name="T3">Peter </text:span>那慌慌張張的委婉謙卑態度<text:span text:style-name="T3">,</text:span>覺得很感動<text:span text:style-name="T3">. </text:span>一個人敢於橫眉冷對千夫指<text:span text:style-name="T3">,</text:span>敢於為了某種理念以命相許的同時<text:span text:style-name="T3">,</text:span>卻又如此卑微地面對著一個囂張跋扈的公車司機<text:span text:style-name="T3">. </text:span>我覺得這才是一條漢子<text:span text:style-name="T3">. <text:line-break/><text:line-break/></text:span>在那反共反到有點抽筋的七零年代<text:span text:style-name="T3">,</text:span>在美國老大哥的地盤上企圖當眾槍殺代表著反共民主勢力的蔣經國是要有著巨大勇氣的<text:span text:style-name="T3">,</text:span>因為那意味著你以及你的前途甚至家人都將瞬間毀於一旦<text:span text:style-name="T3">. </text:span>不管你認不認同其刺蔣行為<text:span text:style-name="T3">,</text:span>都不能說這行為可恥<text:span text:style-name="T3">.<text:line-break/><text:line-break/></text:span>而且<text:span text:style-name="T3">,</text:span>親自站出來當眾殺人<text:span text:style-name="T3">,</text:span>這跟你躲在暗處搞暗殺<text:span text:style-name="T3">,</text:span>所需勇氣更大<text:span text:style-name="T3">,</text:span>因為<text:span text:style-name="T3"><text:s/>"</text:span>明殺<text:span text:style-name="T3">" </text:span>的下場幾乎就是死路一條<text:span text:style-name="T3">. </text:span>至於不敢自己動手而是買通槍手來搞暗殺的作法<text:span text:style-name="T3">,</text:span>在我看來就挺窩囊<text:span text:style-name="T3">. </text:span>同樣是<text:span text:style-name="T3"><text:s/>"</text:span>殺<text:span text:style-name="T3">",</text:span>但作法不同<text:span text:style-name="T3">,</text:span>其道德價值及所需勇氣自然也就不一樣<text:span text:style-name="T3">. </text:span>這點大家應該不會否認吧<text:span text:style-name="T3">.<text:line-break/><text:line-break/></text:span>黃文雄剛返台時<text:span text:style-name="T3">(1996</text:span>年<text:span text:style-name="T3">),</text:span>全台灣還沒有幾個人知道他是誰<text:span text:style-name="T3">,</text:span>更不用說被列為絕對禁忌的刺蔣事件<text:span text:style-name="T3">. </text:span>他剛返台那一年<text:span text:style-name="T3">,</text:span>台中靜宜大學的學生社團邀他演講<text:span text:style-name="T3">,</text:span>講完後我騎機車載他去某個朋友的學生宿舍借住<text:span text:style-name="T3">. </text:span>於是一早我就到了演講會場<text:span text:style-name="T3">,</text:span>記得有一個類似像現在<text:span text:style-name="T3"><text:s/>"</text:span>愛台灣<text:span text:style-name="T3">" </text:span>的那類忠黨愛國學生<text:span text:style-name="T3">,</text:span>站起來指著黃文雄破口大罵說<text:span text:style-name="T3">: "</text:span>你這種令人不齒的人<text:span text:style-name="T3">,</text:span>根本就只是一個殺手<text:span text:style-name="T3">,</text:span>可恥<text:span text:style-name="T3">!</text:span>殺了人沒殺成卻逃走<text:span text:style-name="T3">",ggyy ggyy,</text:span>講了很多很難聽的話<text:span text:style-name="T3">,</text:span>批評的重點是說黃文雄根本是個窩囊的膽小鬼<text:span text:style-name="T3">,</text:span>是個可恥的人渣<text:span text:style-name="T3">,</text:span>說他只是為了要破壞我們的社會啦鄉土啦等等這些<text:span text:style-name="T3">.<text:line-break/><text:line-break/></text:span>黃文雄很溫和地回應那位愛國學生說<text:span text:style-name="T3">: "</text:span>任何道德形式都應俱備一種一致性<text:span text:style-name="T3">,</text:span>如果你也敢對蔣經國這樣講話<text:span text:style-name="T3">,</text:span>那我就什麼都可以聽你的了<text:span text:style-name="T3">."<text:line-break/><text:line-break/></text:span>我騎機車載黃文雄離去時<text:span text:style-name="T3">,</text:span>跟他<text:span text:style-name="T3"><text:s/>"</text:span>道歉<text:span text:style-name="T3">" </text:span>說<text:span text:style-name="T3"><text:s/>"</text:span>不好意思啦<text:span text:style-name="T3">,</text:span>讓你一回台灣就要受這種窩囊氣<text:span text:style-name="T3">." Peter</text:span>說<text:span text:style-name="T3">,"</text:span>還好啦<text:span text:style-name="T3">,</text:span>年輕人勇於質疑總是好事<text:span text:style-name="T3">." <text:line-break/><text:line-break/></text:span>我本來想跟他說<text:span text:style-name="T3">,</text:span>國際上對於刺蔣案或許有各種評價<text:span text:style-name="T3">,</text:span>但在台灣這個島上目前卻只有一種評價<text:span text:style-name="T3">,</text:span>凡是罵黨罵政府的都是壞人<text:span text:style-name="T3">,</text:span>這混蛋學生並不是有著什麼<text:span text:style-name="T3"><text:s/>"</text:span>勇於質疑<text:span text:style-name="T3">" </text:span>的精神<text:span text:style-name="T3">,</text:span>他只是無數被洗腦的忠黨愛國學生<text:span text:style-name="T3">,</text:span>仗著主流與人多勢眾<text:span text:style-name="T3">,</text:span>對你打落水狗<text:span text:style-name="T3">,</text:span>為國家為社會討伐敵人<text:span text:style-name="T3">.<text:line-break/><text:line-break/></text:span>但我終究沒有把這些話對<text:span text:style-name="T3">Peter</text:span>講出來<text:span text:style-name="T3">,</text:span>因為我似乎察覺到他臉上閃過某種失落與尷尬<text:span text:style-name="T3">. </text:span>或許是我想太多<text:span text:style-name="T3">,</text:span>或許他當時真的如他所說<text:span text:style-name="T3">,</text:span>對於被當眾羞辱一事並不以為忤<text:span text:style-name="T3">. </text:span>不管怎麼樣<text:span text:style-name="T3">,</text:span>就是這樣<text:span text:style-name="T3">. </text:span>我們於就是像什麼事也沒發生似地繼續談著一些日常瑣事<text:span text:style-name="T3">.<text:line-break/><text:line-break/></text:span>我不知道這些例子對於各位的討論是否有著什麼呼應或反駁作用<text:span text:style-name="T3">,</text:span>但我終究相信心要更勝於相信行為<text:span text:style-name="T3">;</text:span>相信形式<text:span text:style-name="T3">(form)</text:span>要更勝於相信內容<text:span text:style-name="T3">(content). </text:span>就跟任何一個人發表意見一樣<text:span text:style-name="T3">,</text:span>只要他知道他自己在說什麼<text:span text:style-name="T3">,</text:span>只要他的論點也好意見也罷符合某種<text:span text:style-name="T3"><text:s/>"</text:span>必然的<text:span text:style-name="T3">" </text:span>理性形式與<text:span text:style-name="T3"><text:s/>"</text:span>文法<text:span text:style-name="T3">",</text:span>那我就沒什麼意見可說了<text:span text:style-name="T3">.<text:line-break/><text:line-break/></text:span>啟承的說法倒是無可反駁<text:span text:style-name="T3">,</text:span>也就是說<text:span text:style-name="T3">,</text:span>你只能聽<text:span text:style-name="T3">,</text:span>只能表示認同或不認同<text:span text:style-name="T3">,</text:span>但即便你不認同也無法反駁<text:span text:style-name="T3">(refute),</text:span>因為它不是一種論點<text:span text:style-name="T3">,</text:span>而是一種告白<text:span text:style-name="T3">(confession). </text:span>既然不是一種議論或意見<text:span text:style-name="T3">,</text:span>自然也就無從推翻<text:span text:style-name="T3">;</text:span>你頂多只能說<text:span text:style-name="T3">: "</text:span>嗯<text:span text:style-name="T3">,</text:span>我明白你說的<text:span text:style-name="T3">,</text:span>但我比較沒有這樣的感覺<text:span text:style-name="T3">,</text:span>我的感覺比較是這樣那樣點點點<text:span text:style-name="T3">..."<text:line-break/><text:line-break/></text:span>至於育誠與<text:span text:style-name="T3">Jedah Zhang</text:span>關於道德與戰爭形式等等之所言<text:span text:style-name="T3">,</text:span>顯然是一種論點<text:span text:style-name="T3">,</text:span>但也依然無法反駁<text:span text:style-name="T3">,</text:span>因為雖是論點<text:span text:style-name="T3">,</text:span>卻只看到結論<text:span text:style-name="T3">,</text:span>聽到宣稱<text:span text:style-name="T3">,</text:span>而看不到任何論點所應具備的議論<text:span text:style-name="T3">(argument) </text:span>形式<text:span text:style-name="T3">. </text:span>既然連議論也沒有<text:span text:style-name="T3">,</text:span>自然也就無從反駁<text:span text:style-name="T3">.<text:line-break/><text:line-break/></text:span>以宣稱<text:span text:style-name="T3">(claim)</text:span>取代議論<text:span text:style-name="T3">,</text:span>理論上是應該打零分的<text:span text:style-name="T3">,</text:span>即便你的結論很棒很好很感人也一樣是零分<text:span text:style-name="T3">. </text:span>因為論點好壞不在於結論而在於其議論過程的合理性與說服能力<text:span text:style-name="T3">.<text:line-break/><text:line-break/></text:span>我對天發誓<text:span text:style-name="T3">,</text:span>我真的是帶著愉快的心與燦爛的笑容寫這些話<text:span text:style-name="T3">,</text:span>毫無一絲不敬之心或任何無禮之企圖<text:span text:style-name="T3">. </text:span>若有冒犯<text:span text:style-name="T3">,</text:span>還請見諒<text:span text:style-name="T3">.</text:span></text:p>
      <text:p text:style-name="P1">J. Z.   |  2011.10.28 10:25   |   <text:a xlink:type="simple" xlink:href="http://palinfo.habago.org/Entry?Command=Information_PrintForum&amp;iPage=543#FORUM31062"><text:span text:style-name="T2">#</text:span></text:a></text:p>
      <text:p text:style-name="P2"><text:span text:style-name="T3">Hunterkou:<text:line-break/></text:span>說實話我不懂你要<text:span text:style-name="T3">""</text:span>補充<text:span text:style-name="T3">""</text:span>什麼或誰<text:span text:style-name="T3">, </text:span>因為我們在爭論的東西根本無關任何統計學或戰場心理分析<text:span text:style-name="T3">, </text:span>也許你應該先試著看懂整個<text:span text:style-name="T3">context.</text:span></text:p>
      <text:p text:style-name="P1"><text:span text:style-name="T1">秉叡</text:span><text:s/>  |  2011.10.28 08:30   |   <text:a xlink:type="simple" xlink:href="http://palinfo.habago.org/Entry?Command=Information_PrintForum&amp;iPage=543#FORUM31061"><text:span text:style-name="T2">#</text:span></text:a></text:p>
      <text:p text:style-name="P3">司馬觀點：替宋楚瑜加油（江春男）<text:span text:style-name="T3"><text:line-break/>2011</text:span>年<text:span text:style-name="T3"><text:s/>10</text:span>月<text:span text:style-name="T3">28</text:span>日<text:span text:style-name="T3"><text:s/></text:span>台灣政黨輪替已成常態，但藍綠鬥來鬥去，兩黨輪來輪去，人民沒有其他選擇，真無趣。現在宋楚瑜的頭已洗下去了，這次選舉才比較有看頭。<text:span text:style-name="T3"><text:line-break/></text:span>宋楚瑜只要拿下<text:span text:style-name="T3">5</text:span>％藍營選票，馬英九就很危險了。如連署書超過<text:span text:style-name="T3">30</text:span>萬份，預估可得到<text:span text:style-name="T3">50</text:span>、<text:span text:style-name="T3">60</text:span>萬票，宋<text:span text:style-name="T3">2005</text:span>年選台北市長只得到<text:span text:style-name="T3">5</text:span>萬多票，不到<text:span text:style-name="T3">5</text:span>％。但他的基本盤在中南部和東部，整體加起來，拿到<text:span text:style-name="T3">7</text:span>、<text:span text:style-name="T3">8</text:span>趴的機會很大。<text:span text:style-name="T3"><text:line-break/><text:line-break/><text:line-break/></text:span>對民生較馬了解多<text:span text:style-name="T3"><text:line-break/></text:span>國民黨一開始，對他掉以輕心，宋本人也舉棋不定，但隨著他的民調上升，國民黨對他的冷嘲熱諷，尤其名嘴對他不斷戴綠帽，以及北京對他的各種壓力，激起他的湖南驢子脾氣。<text:span text:style-name="T3"> <text:line-break/></text:span>後來馬英九自捅馬蜂窩，因操弄和平協議公投而民調下滑，對宋楚瑜是一大鼓勵，宋批評金馬體制，許多藍營支持者心有戚戚焉。<text:span text:style-name="T3"> <text:line-break/></text:span>馬宋系出同門，都以蔣經國接班人自居，但宋得其精髓，馬連皮毛都沒，宋全台灣走透透，到處結交朋友，他對民生產業，農漁民和偏遠山區的生活狀態，以及兩岸交流對台灣社會的影響和<text:span text:style-name="T3">ECFA</text:span>的利弊得失，都比馬英九了解多多。<text:span text:style-name="T3"> <text:line-break/></text:span>不論從政經驗，做事能力，社會聲望，口才機智，國民黨內無人能出其右。<text:span text:style-name="T3"> <text:line-break/></text:span>宋待人熱情親切，沒有官氣僚氣和黨氣。他製造議題和解決問題的能力一樣強，未來三黨候選人辯論，他的看好度最高。<text:span text:style-name="T3"> <text:line-break/></text:span>這次如宋不出馬，親民黨一定會被國民黨吞下去，連骨頭也找不到。親民黨如保持自主性，在兩黨之間可扮演平衡角色，對政黨政治的良性發展很有幫助，但是第三勢力的空間不大，這是宋創造歷史的機會。<text:span text:style-name="T3"> <text:line-break/><text:line-break/><text:line-break/></text:span>藍營追殺激起同情<text:span text:style-name="T3"><text:line-break/></text:span>北京對宋的不諒解，反映他們對馬英九缺乏信心，國民黨名嘴對宋的追殺，徒增社會大眾對宋的同情，宋已把橋燒掉，沒有退路，只能熱情擁抱選民，向前走。<text:span text:style-name="T3"><text:line-break/></text:span>對政治失望冷漠的人太多了，宋先把爐火顧好，靠過來取暖的人越來越多，爐火可變成火炬，帶領人民奔上前去。<text:span text:style-name="T3"><text:line-break/></text:span>宋給自已一個機會，也給台灣一個選擇。<text:span text:style-name="T3"> </text:span></text:p>
      <text:p text:style-name="P1">Hunterkou   |  2011.10.27 19:24   |   <text:a xlink:type="simple" xlink:href="http://palinfo.habago.org/Entry?Command=Information_PrintForum&amp;iPage=543#FORUM31060"><text:span text:style-name="T2">#</text:span></text:a></text:p>
      <text:p text:style-name="P2">補充一下<text:span text:style-name="T3"><text:line-break/><text:line-break/></text:span>越戰時<text:span text:style-name="T3"><text:line-break/><text:line-break/></text:span>北越死亡<text:span text:style-name="T3">110</text:span>萬人<text:span text:style-name="T3"><text:line-break/><text:line-break/></text:span>南越<text:span text:style-name="T3">13</text:span>萬人<text:span text:style-name="T3"><text:line-break/><text:line-break/></text:span>美國則是<text:span text:style-name="T3">5</text:span>萬<text:span text:style-name="T3">8000</text:span>人<text:span text:style-name="T3"><text:line-break/><text:line-break/></text:span>用遙控飛機炸死一百個人，與用步槍一個一個射死，再到用冷兵器一個一個砍死，不同的方法我想對人心的震撼是天差地遠的。不同的作戰方式讓士兵對於戰爭的概念也是天差地遠。今天或許每個美軍都可以按下炸彈按鈕炸死一百個人，但我懷疑是否每個美軍都可以用步槍或刺刀一一殺死一百個人。<text:span text:style-name="T3"><text:line-break/><text:line-break/></text:span>美軍高科技武器的運用不僅加強殺傷力，更消除了戰爭最可怕最能震撼心靈的血肉橫飛殘肢破體。<text:span text:style-name="T3"><text:line-break/><text:line-break/></text:span>最好的是，減低美軍傷亡，而這是美國國內反對戰爭的最重要理由。<text:span text:style-name="T3"><text:line-break/><text:line-break/><text:line-break/></text:span>先進軍事科技的發達</text:p>
      <text:p text:style-name="P1">J.Z.   |  2011.10.27 17:43   |   <text:a xlink:type="simple" xlink:href="http://palinfo.habago.org/Entry?Command=Information_PrintForum&amp;iPage=543#FORUM31059"><text:span text:style-name="T2">#</text:span></text:a></text:p>
      <text:p text:style-name="P3">鄭先生<text:span text:style-name="T3">:<text:line-break/><text:line-break/></text:span>我不太會因為別人不同意或批評我的看法而感到挫敗或難過<text:span text:style-name="T3">, </text:span>但我會花時間在此跟你討論這些也不是閒著沒事聊八卦<text:span text:style-name="T3">, </text:span>我也同樣在維護某些<text:span text:style-name="T3">"</text:span>我覺得很重要<text:span text:style-name="T3">"</text:span>的東西<text:span text:style-name="T3">.<text:line-break/></text:span>如果你覺得我的舉例讓你覺得難過<text:span text:style-name="T3">, </text:span>我只能說這是最簡單能讓你理解的方式<text:span text:style-name="T3">(</text:span>顯然我失敗了<text:span text:style-name="T3">). </text:span>我同意<text:span text:style-name="T3">"</text:span>形式決定了內涵<text:span text:style-name="T3">", </text:span>但<text:span text:style-name="T3">"</text:span>我覺得<text:span text:style-name="T3">"</text:span>這句話不應該以<text:span text:style-name="T3">"</text:span>你的方式<text:span text:style-name="T3">"</text:span>用在<text:span text:style-name="T3">"</text:span>這個議題<text:span text:style-name="T3">"</text:span>上<text:span text:style-name="T3">.<text:line-break/>"</text:span>惡魔就在細節中<text:span text:style-name="T3">" , </text:span>很顯然我們二人所重視的<text:span text:style-name="T3">"</text:span>細節<text:span text:style-name="T3">"</text:span>有著天與地的差別<text:span text:style-name="T3">.</text:span></text:p>
      <text:p text:style-name="P1"><text:span text:style-name="T1">鄭啟承</text:span><text:s/>  |  2011.10.27 17:19   |   <text:a xlink:type="simple" xlink:href="http://palinfo.habago.org/Entry?Command=Information_PrintForum&amp;iPage=543#FORUM31058"><text:span text:style-name="T2">#</text:span></text:a></text:p>
      <text:p text:style-name="P2"><text:span text:style-name="T3">Jedah Zhang</text:span>，<text:span text:style-name="T3"><text:line-break/><text:line-break/></text:span>我不認識你，但我覺得你的發言和用詞讓人很挫折，看了很難過。我不常在這裡發言，特別不喜歡針對戰爭或社運發言，這些東西對我意義很沉重，我不是在做一種討論或什麼邏輯辯論，我也不是在對戰爭的種種細節作一種定位和歸類。以前我相信手段和目的可以分開看待，但後來我慢慢懂了，不正直的手段不可能達成正直的目的。有句話說「形式決定了內涵」，我對此深深感到認同和感動，特別在重要的事物上我深覺不可能有什麼權宜和妥協餘地。戰爭不是一種聊天八掛話題，藝術當然也不是。你所謂失焦的東西在我看正是最根本最核心的一個癥結所在，人們不在乎這癥結就是一切悲劇的源頭。<text:span text:style-name="T3"><text:line-break/><text:line-break/></text:span>至於代價，我想我對代價的認知和你一定有很大差距。</text:p>
      <text:p text:style-name="P1"><text:span text:style-name="T1">陳真</text:span><text:s/>  |  2011.10.27 17:15   |   <text:a xlink:type="simple" xlink:href="http://palinfo.habago.org/Entry?Command=Information_PrintForum&amp;iPage=543#FORUM31057"><text:span text:style-name="T2">#</text:span></text:a></text:p>
      <text:p text:style-name="P3"><text:span text:style-name="T3">lars von trier</text:span>在今年坎城影展上<text:span text:style-name="T3">,</text:span>因為說他能理解納粹並且對之感到憐憫<text:span text:style-name="T3">,</text:span>遭坎城影展當局宣告為不受歡迎人物進而驅逐出境<text:span text:style-name="T3">,</text:span>接著被本國丹麥警方約談<text:span text:style-name="T3">,</text:span>法國並以違反不知道什麼嘰哩咕哩法起訴<text:span text:style-name="T3">. </text:span>一連五個月的折騰<text:span text:style-name="T3">,lars von trier </text:span>近日宣佈說不再對外發言或接受採訪<text:span text:style-name="T3">,</text:span>因為他說他不太會使用<text:span text:style-name="T3"><text:s/>"</text:span>語意明確的語言技巧<text:span text:style-name="T3">",</text:span>多說無益<text:span text:style-name="T3">,</text:span>只是徒增誤解<text:span text:style-name="T3">.<text:line-break/><text:line-break/></text:span>我對語言問題的興趣要遠大於法律或政治<text:span text:style-name="T3">,</text:span>畢竟這也是我長久以來的困擾<text:span text:style-name="T3">. </text:span>跟人講話經常講不到兩句我就被打敗了<text:span text:style-name="T3">,</text:span>除了不斷回應我那幾句固定台詞或硬生生吞下各種誤解外<text:span text:style-name="T3">,</text:span>無言以對<text:span text:style-name="T3">. <text:line-break/><text:line-break/></text:span>一句是<text:span text:style-name="T3">: "</text:span>沒有沒有沒有<text:span text:style-name="T3">,</text:span>我從來沒有那樣的想法<text:span text:style-name="T3">",</text:span>一句是<text:span text:style-name="T3"><text:s/>"</text:span>不是不是不是<text:span text:style-name="T3">,</text:span>我完全不是那個意思<text:span text:style-name="T3">",</text:span>一句是<text:span text:style-name="T3"><text:s/>"</text:span>不對不對不對<text:span text:style-name="T3">,</text:span>我根本不是那樣的人<text:span text:style-name="T3">". </text:span>左方一句<text:span text:style-name="T3">,</text:span>右方一句<text:span text:style-name="T3">,</text:span>橫的再來一句<text:span text:style-name="T3">,</text:span>就像對聯那樣<text:span text:style-name="T3">,</text:span>差不多就是我跟這世界所能溝通的一切了<text:span text:style-name="T3">.<text:line-break/><text:line-break/></text:span>回到台灣<text:span text:style-name="T3">,</text:span>就像魚脫離了水面一樣<text:span text:style-name="T3">,</text:span>雖說我能自行製造氧氣<text:span text:style-name="T3">,</text:span>但也日漸枯萎<text:span text:style-name="T3">. </text:span>有時我真的很想找個補習班<text:span text:style-name="T3">,</text:span>學習怎麼當一個言語心思明確的正常人<text:span text:style-name="T3">,</text:span>特別是學習如何當一個向上提昇發光發亮的正港ㄟ台灣郎<text:span text:style-name="T3">,</text:span>重新認識這個世界<text:span text:style-name="T3">,</text:span>搞不好有一天我也會像賈博士一樣變成真博士<text:span text:style-name="T3">,</text:span>成為台灣之光<text:span text:style-name="T3">.<text:line-break/><text:line-break/></text:span>不光要學習語意明確<text:span text:style-name="T3">,</text:span>其它必須學習的語意內涵項目非常之多<text:span text:style-name="T3">,</text:span>包括學習分析事物的原因<text:span text:style-name="T3">,</text:span>推測其動機<text:span text:style-name="T3">,</text:span>建立因果關係<text:span text:style-name="T3">,</text:span>找出背後那個被隱藏起來的東西<text:span text:style-name="T3">. <text:line-break/><text:line-break/></text:span>過去我一直相信維根斯坦那句話<text:span text:style-name="T3">: Nothing is hidden(</text:span>沒有任何東西被藏起來<text:span text:style-name="T3">). </text:span>但回台之後我知道這樣是不對的<text:span text:style-name="T3">,</text:span>現象背後一定有個什麼原因<text:span text:style-name="T3">,</text:span>就算我知道自己背後什麼也沒有<text:span text:style-name="T3">,</text:span>可當人們說我背後一定有著一些什麼妖魔鬼怪時<text:span text:style-name="T3">,</text:span>那我一定是自己弄錯了<text:span text:style-name="T3">,</text:span>原來我背後隱藏這麼多窩囊的心機動機心態心思心眼心防<text:span text:style-name="T3">,</text:span>怎麼我自己都不知道<text:span text:style-name="T3">.<text:line-break/><text:line-break/></text:span>我又打算更改墓誌銘了<text:span text:style-name="T3">,</text:span>做為一個害怕人特別是害怕台灣人害怕正常人害怕會發光發亮的人的怪人<text:span text:style-name="T3">,</text:span>自慚形穢<text:span text:style-name="T3">,</text:span>幾乎什麼都怕<text:span text:style-name="T3">,</text:span>連光都能使我疼痛<text:span text:style-name="T3">,</text:span>但我想引用<text:span text:style-name="T3">melancholia</text:span>女主角那句話<text:span text:style-name="T3">,</text:span>她說<text:span text:style-name="T3">: "</text:span>如果你以為我會怕一顆星星<text:span text:style-name="T3">(</text:span>撞地球<text:span text:style-name="T3">),</text:span>那你真的是太蠢了<text:span text:style-name="T3">."<text:line-break/><text:line-break/></text:span>有人好奇想打探我醫治形而上憂鬱症的第二道祕方<text:span text:style-name="T3">,</text:span>甚至還問說是不是看<text:span text:style-name="T3">A</text:span>片<text:span text:style-name="T3">? </text:span>當然不是<text:span text:style-name="T3">. </text:span>董事長思想深邃品味崇高<text:span text:style-name="T3">,</text:span>怎麼可能會研發這麼低級的處方<text:span text:style-name="T3">? </text:span>那麼<text:span text:style-name="T3">,</text:span>這道不可說的處方究竟是什麼呢<text:span text:style-name="T3">? </text:span>那就是<text:span text:style-name="T3">...</text:span>都講得這麼白了<text:span text:style-name="T3">,</text:span>如果你還是猜不到<text:span text:style-name="T3">,</text:span>那我真不知道你到底有沒有把電影看完<text:span text:style-name="T3">? <text:line-break/><text:line-break/></text:span>維根斯坦說<text:span text:style-name="T3">,"</text:span>永恆並非無限的時空<text:span text:style-name="T3">,</text:span>而是時空根本不存在<text:span text:style-name="T3">." </text:span>女主角說<text:span text:style-name="T3">: </text:span>地球很邪惡<text:span text:style-name="T3">,</text:span>地球上的生命都很邪惡<text:span text:style-name="T3">,</text:span>毀了就毀了<text:span text:style-name="T3">,</text:span>沒有人會為它悲傷<text:span text:style-name="T3">,</text:span>也沒有人會懷念它<text:span text:style-name="T3">,</text:span>因為我們是全然孤獨的<text:span text:style-name="T3">,</text:span>除此之外再無生命<text:span text:style-name="T3">. <text:line-break/><text:line-break/></text:span>然而<text:span text:style-name="T3">,</text:span>透過某種不可說一說便亡的處方<text:span text:style-name="T3">,</text:span>說不定在生命的盡頭<text:span text:style-name="T3">,</text:span>才是一切生命的開端<text:span text:style-name="T3">.</text:span></text:p>
      <text:p text:style-name="P1">Jedah Zhang   |  2011.10.27 16:11   |   <text:a xlink:type="simple" xlink:href="http://palinfo.habago.org/Entry?Command=Information_PrintForum&amp;iPage=543#FORUM31056"><text:span text:style-name="T2">#</text:span></text:a></text:p>
      <text:p text:style-name="P2">還有關於<text:span text:style-name="T3">"</text:span>代價多少為使人尊敬的依據<text:span text:style-name="T3">"</text:span>這點<text:span text:style-name="T3"><text:line-break/></text:span>越戰讓美國付出了很大的代價<text:span text:style-name="T3">, </text:span>但我仍然一點都無法尊敬美國這個決策<text:span text:style-name="T3">.<text:line-break/></text:span>假設今天美國大兵死一堆在伊拉克或阿富汗<text:span text:style-name="T3">, </text:span>我仍然無法依此說服自己美國很<text:span text:style-name="T3">noble</text:span></text:p>
      <text:p text:style-name="P1">Jedah Zhang   |  2011.10.27 16:01   |   <text:a xlink:type="simple" xlink:href="http://palinfo.habago.org/Entry?Command=Information_PrintForum&amp;iPage=543#FORUM31055"><text:span text:style-name="T2">#</text:span></text:a></text:p>
      <text:p text:style-name="P3">我也同意涂先生的觀點<text:span text:style-name="T3">:"</text:span>使用高科技武器<text:span text:style-name="T3">"</text:span>這件事本身不能相等於<text:span text:style-name="T3">"</text:span>卑鄙無恥<text:span text:style-name="T3">".<text:line-break/></text:span>我們儘管去批評美國發動戰爭的<text:span text:style-name="T3">"</text:span>目的<text:span text:style-name="T3">"</text:span>或<text:span text:style-name="T3">"</text:span>手段<text:span text:style-name="T3">"</text:span>很無恥很沒格調<text:span text:style-name="T3">, </text:span>但針對戰爭的<text:span text:style-name="T3">"</text:span>方法<text:span text:style-name="T3">"</text:span>批評它很無恥<text:span text:style-name="T3">, </text:span>我總覺得這有點失焦<text:span text:style-name="T3">.<text:line-break/><text:line-break/></text:span>你可以說<text:span text:style-name="T3">: </text:span>用集束彈<text:span text:style-name="T3">/</text:span>燒夷彈造成平民傷亡是件不人道的事<text:span text:style-name="T3"><text:line-break/></text:span>但你若說<text:span text:style-name="T3">: </text:span>美帝拿<text:span text:style-name="T3">Predator </text:span>老遠從空中打掉伊拉克老舊的<text:span text:style-name="T3">T55</text:span>坦克實在很沒品<text:span text:style-name="T3">, </text:span>應該叫陸戰隊拿著俄制<text:span text:style-name="T3">RPG</text:span>跟它硬幹才公平<text:span text:style-name="T3">.<text:line-break/></text:span>這邏輯真的很奇怪<text:span text:style-name="T3">.....</text:span></text:p>
      <text:p text:style-name="P4"/>
      <text:p text:style-name="P1"><text:span text:style-name="T1">鄭啟承</text:span><text:s/>  |  2011.10.27 00:38   |   <text:a xlink:type="simple" xlink:href="http://palinfo.habago.org/Entry?Command=Information_PrintForum&amp;iPage=544#FORUM31053"><text:span text:style-name="T2">#</text:span></text:a></text:p>
      <text:p text:style-name="P2">涂育誠說的我看不太懂。我不覺得戰爭是扭曲人性的表現，所謂扭曲意謂著人性本來該有某番面貌，卻被一種外力給彎折成另一個樣子。扭曲是這樣一種意思，個人層次我勉強同意有扭曲這回事，但所謂主戰意識或支持戰爭這點上，我只看到人性的一種正常表現，沒看到任何扭曲。就算是現在主流觀點抹得烏漆媽黑的二戰時的納綷或日本軍國主義也沒有什麼扭曲在裡面，都是一種正常人性的發揮，很純綷。日本當時抱持著一種解放淨化大東亞的心態，和德國一樣有著某種崇高的理想性意識型態。你或許可以說這是一種洗腦，但實際上日本或德國不管是軍隊或國內除了一般理解的狂熱，更多的是恐懼和不安，不僅是害怕失去自己上戰場的家人，更下意識害怕自己的國家和領導人。<text:span text:style-name="T3"><text:line-break/><text:line-break/></text:span>許多人說美國之所好戰殺戮無數是因為抱有基督教的某種使命感關係，但我一點都看不出來，這樣講太捧它了，日本和德國或許懷著某種使命感而從事戰爭，美國卻完全是著眼於利益在盤算侵略。美國並不是利用神聖任務式的意識灌輸在取得人民的向心力，而是製造可怕外敵的假象在進行欺騙。<text:span text:style-name="T3"><text:line-break/><text:line-break/></text:span>法西斯和美國，一是把自己捧高美化，一是把敵人貶低醜化，共同點都是愛國。不管是發動戰爭者或認同戰爭理由而主動支持戰爭者或那些<text:span text:style-name="T3">(</text:span>不那麼愛國卻<text:span text:style-name="T3">)</text:span>被迫支持戰爭的或像美國人一樣傻<text:span text:style-name="T3">B</text:span>到有剩而蠢血沸騰<text:span text:style-name="T3">(</text:span>董事長發明的成語<text:span text:style-name="T3">)</text:span>的人民，裡頭毫無疑問都是正常人性的表現。<text:span text:style-name="T3"><text:line-break/><text:line-break/></text:span>戰爭是正常人性，反戰當然也一樣，難道反戰者把自己視為正常高貴，卻把主戰者視為扭曲醜陋<text:span text:style-name="T3">? </text:span>那我們和他們有什麼不同<text:span text:style-name="T3">? </text:span>反戰不該是反對什麼人性問題，人其實都差不多，反戰應該反的是一種自欺和欺人。捧高自己是自欺，醜化敵人是欺人。這個欺才是古今中外所有戰爭共有的基因。如果我的理解沒錯，反這個反那個不就是教我們做一個不受人欺的人<text:span text:style-name="T3">?<text:line-break/><text:line-break/></text:span>既然千百年來都是欺，戰爭當然都稱得上可恥。至於你說戰爭型態沒有誰比較可恥，這我就不知道要說什麼了。可恥如果是一種道德字眼，當然並不是一種可以量化比較的東西，但這也不代表它沒有程度之分。一場戰爭打了下來，一邊國內百姓安居樂業，軍隊只死幾千人，像在打電動一樣操縱搖控飛機狂轟濫炸，另一邊卻生靈塗炭，老弱婦嬬死傷無數，加一加掛掉上百萬人，我如果說相較古代貼身肉搏以命換命的戰法美國這樣真是可恥到極點而你卻說這樣並沒有比較卑鄙齷齪，那我也不知道該說什麼了。</text:p>
      <text:p text:style-name="P1"><text:span text:style-name="T1">涂育誠</text:span><text:s/>  |  2011.10.26 23:35   |   <text:a xlink:type="simple" xlink:href="http://palinfo.habago.org/Entry?Command=Information_PrintForum&amp;iPage=544#FORUM31052"><text:span text:style-name="T2">#</text:span></text:a></text:p>
      <text:p text:style-name="P3">克勞塞維茲說「戰爭為政治的延續。」而商子言「凡戰法必本於政。」，這兩句話均點出一個事實：戰爭不是目的，而是手段。換句話說，政權需靠暴力維持<text:span text:style-name="T3">(violent nature of the state)</text:span>，古往今來，越堅持一己正義之政權，越需要強大的高科技武力維繫，古有羅馬，今有美國。<text:span text:style-name="T3"><text:line-break/><text:line-break/></text:span>若戰爭為一種手段或過程，那有可恥與否之分嗎？戰爭既為政治的延續，而政治需靠暴力維持，故政治即為合理化戰爭作為暴力的最強道德憑藉。師出必有名，古代不談，現代民主國家的政治領袖發動戰爭必先獲得國內人民支持，便是因為以國家使用暴力需要有一個道德式的藉口。這不是在說若眾人皆允，戰爭即為道德；這反而表現出一種變態和扭曲。因為和平時國家鼓勵國民遵循的道德規範，皆不適用於戰爭時期，更甚者，國家更以政治力量鼓勵殺人，故「殺人為罪而殺敵為功」、「一將功成萬骨枯」。<text:span text:style-name="T3"><text:line-break/><text:line-break/></text:span>政治為眾人之事，而戰爭是集體暴行，兩者皆<text:span text:style-name="T3">(</text:span>包括所謂不動干戈的「選戰」<text:span text:style-name="T3">)</text:span>為催生扭曲人性的變態行為產生的淵藪，故所有戰爭皆可恥。而所謂戰爭中的「高貴行為」，如一次大戰中，<text:span text:style-name="T3">1914</text:span>年的聖誕節休戰<text:span text:style-name="T3">(Christmas truce)</text:span>，此一違反「戰爭合理性」的行為，卻表現出人性中可貴的某一面。事件中的當事者卻均被所屬各國嚴懲，徹底顯示出戰爭所能造成的惡。<text:span text:style-name="T3"><text:line-break/><text:line-break/></text:span>我不贊成使用高科技武器即為卑鄙齷齪之事，同樣的，使用原始武器、肉搏相抗的戰爭也不會「比較」不可恥。可恥就是可恥，罪惡就是罪惡。現代民主國家如美國針對戰爭最主要的考量是高度理性計算下的結果。在政治主導下，道德是手段而非目的，美國政府保障美國大兵們的生命安全，目的在於將美國國內的反戰輿論力量降到最低<text:span text:style-name="T3">(</text:span>眾人不會因正義藉口支持戰爭，卻會因哥哥爸爸陣亡而反對戰爭<text:span text:style-name="T3">)</text:span>，且在高科技專業化的戰爭型態下保障士兵生命安全即為保障戰力。這些理性藉口看似增加美國戰爭作為的合理性，但反而曝露出戰爭的所能激發出的人性扭曲，美國最大的惡，是她太愛說自己善。這種扭曲，不只是台灣風格，也不只是美國風格，應該這樣問，古今中外，有不扭曲人性的戰爭嗎<text:span text:style-name="T3">?<text:line-break/><text:line-break/><text:line-break/>============<text:line-break/><text:line-break/></text:span>播放老格慘死畫面<text:span text:style-name="T3"><text:s/></text:span>歐巴馬有微詞<text:span text:style-name="T3"><text:line-break/></text:span>路透社<text:span text:style-name="T3"><text:s/>– 2011</text:span>年<text:span text:style-name="T3">10</text:span>月<text:span text:style-name="T3">26</text:span>日<text:span text:style-name="T3"><text:s/></text:span>下午<text:span text:style-name="T3">4:53<text:line-break/><text:line-break/></text:span>（路透洛杉磯<text:span text:style-name="T3">25</text:span>日電）美國總統歐巴馬今天對不停播放利比亞前領導人格達費死狀的「重鹹」畫面頗有微詞，他表示，即使某人做了「可怕的事情」，死後也應該受到某種程度的禮儀對待。<text:span text:style-name="T3"><text:line-break/></text:span>格達費遺體今天已在利比亞沙漠深處秘密下葬。媒體影片畫面顯示，格達費死前曾受人嘲弄、毆打及虐待。<text:span text:style-name="T3"><text:line-break/><text:line-break/></text:span>美國國家廣播公司（<text:span text:style-name="T3">NBC</text:span>）節目「今夜脫口秀」（<text:span text:style-name="T3">Tonight Show</text:span>）主持人傑雷諾（<text:span text:style-name="T3">Jay Leno</text:span>），詢問歐巴馬對媒體播出相關畫面的觀感時，歐巴馬說：「我認為這不是我們應該津津樂道之事。我認為，即使某人做了可怕的事情，死後也應該受到某種程度的禮儀對待。」<text:span text:style-name="T3"><text:line-break/></text:span>歐巴馬指出，美國突擊隊今年稍早在巴基斯坦狙殺蓋達組織（<text:span text:style-name="T3">al Qaeda</text:span>）頭目賓拉登後，他的政府也沒有公布賓拉登的遺體照。中央社（翻譯）</text:p>
      <text:p text:style-name="P1"><text:span text:style-name="T1">陳真</text:span><text:s/>  |  2011.10.26 11:32   |   <text:a xlink:type="simple" xlink:href="http://palinfo.habago.org/Entry?Command=Information_PrintForum&amp;iPage=544#FORUM31051"><text:span text:style-name="T2">#</text:span></text:a></text:p>
      <text:p text:style-name="P2"><text:span text:style-name="T3">disgusting!<text:line-break/><text:line-break/></text:span>陳真<text:span text:style-name="T3"><text:line-break/><text:line-break/>============<text:line-break/></text:span>《賽德克》<text:span text:style-name="T3"><text:s/></text:span>上集<text:span text:style-name="T3">3</text:span>億票房在望<text:span text:style-name="T3"><text:s/></text:span>魏導：下集哭到爽<text:span text:style-name="T3"><text:line-break/><text:line-break/>2011</text:span>年<text:span text:style-name="T3"><text:s/>09</text:span>月<text:span text:style-name="T3">26</text:span>日<text:span text:style-name="T3"> <text:line-break/><text:line-break/></text:span>蘋果日報<text:span text:style-name="T3"><text:line-break/><text:line-break/></text:span>【宇若霏╱台北報導】魏德聖執導的《賽德克．巴萊（上集）：太陽旗》全台票房累積至<text:span text:style-name="T3">2.9</text:span>億元，將破<text:span text:style-name="T3">3</text:span>億元。魏導昨晚赴嘉義展開全台謝票，中午忙裡偷閒和片中演員田中千繪、日比野玲用餐，魏導說：「很多人看完上集會內心衝擊，解藥在下集，看到下集會大哭一場，會爽！」</text:p>
      <text:p text:style-name="P1"><text:span text:style-name="T1">鄭啟承</text:span><text:s/>  |  2011.10.26 00:46   |   <text:a xlink:type="simple" xlink:href="http://palinfo.habago.org/Entry?Command=Information_PrintForum&amp;iPage=544#FORUM31050"><text:span text:style-name="T2">#</text:span></text:a></text:p>
      <text:p text:style-name="P3"><text:span text:style-name="T3">http://www.ettoday.net/news/20111024/3173.htm<text:line-break/><text:line-break/></text:span>記者林育綾／綜合報導<text:span text:style-name="T3"><text:line-break/><text:line-break/></text:span>聽過「仙鶴報恩」的故事嗎？南非也有一段非常溫馨又可愛的「貓頭鷹報恩」真人真事！<text:span text:style-name="T3"><text:line-break/><text:line-break/></text:span>一隻貓頭鷹連續<text:span text:style-name="T3">4</text:span>年帶著「大禮」送給一戶家庭，禮物包括老鼠、蛇、小鳥等等獵物，原因是這戶人家的男主人曾經救過牠一命，還悉心照顧牠直到傷口復元。從那之後，貓頭鷹便經常回來探望他，而且不只男主人有禮物，連他家的寵物貓也有一份！<text:span text:style-name="T3"><text:line-break/><text:line-break/></text:span>根據外電報導，南非一名男子在<text:span text:style-name="T3">4 </text:span>年前拯救了一隻貓頭鷹，並且悉心照顧牠長達<text:span text:style-name="T3">2 </text:span>個月之久。這段期間，貓頭鷹跟男主人培養出深厚的感情，也跟他們家的貓咪成為好朋友。等到傷好時，終於能展翅飛翔，男主人以為牠從此一去不回，沒想到竟然常常帶著「禮物」回來報恩。<text:span text:style-name="T3"><text:line-break/><text:line-break/></text:span>這些禮物對人類而言，看了可能會嚇暈；不過對貓頭鷹來說，都是珍貴的獵物，一心想獻給對牠有恩情的家庭。而且不只送給男主人，連他家的寵物貓也有一份。<text:span text:style-name="T3"><text:line-break/><text:line-break/></text:span>貓頭鷹一報恩就是四年，每當牠登門拜的訪時，他們家貓咪就非常開心。要是男主人剛好在睡覺，貓頭鷹就會叼著「禮物」到他的被窩面前輕啄，讓他不清醒都難。<text:span text:style-name="T3"><text:line-break/><text:line-break/><text:line-break/></text:span>圖片<text:span text:style-name="T3"><text:s/>:<text:line-break/>http://static.ettoday.net/images/4/d4063.jpg<text:line-break/>http://static.ettoday.net/images/4/d4044.jpg<text:line-break/>http://static.ettoday.net/images/4/d4050.jpg<text:line-break/>http://static.ettoday.net/images/4/d4046.jpg<text:line-break/>http://static.ettoday.net/images/4/d4048.jpg<text:line-break/>http://static.ettoday.net/images/4/d4045.jpg</text:span></text:p>
      <text:p text:style-name="P1"><text:span text:style-name="T1">陳真</text:span><text:s/>  |  2011.10.25 12:23   |   <text:a xlink:type="simple" xlink:href="http://palinfo.habago.org/Entry?Command=Information_PrintForum&amp;iPage=544#FORUM31049"><text:span text:style-name="T2">#</text:span></text:a></text:p>
      <text:p text:style-name="P2"><text:span text:style-name="T3">Lars von Trier </text:span>的<text:span text:style-name="T3"><text:s/>melancholia (</text:span>驚悚末日<text:span text:style-name="T3">)</text:span>以一天只映兩三場的卑微姿態悄悄上演兩天<text:span text:style-name="T3">,</text:span>估計兩天後也會悄悄下片<text:span text:style-name="T3">. </text:span>這導演的電影向來不合我的胃口<text:span text:style-name="T3">,</text:span>唯獨這片卻讓人感動甚深<text:span text:style-name="T3">. <text:line-break/><text:line-break/></text:span>我原本費了很大力氣努力向上提昇追求前途輝煌<text:span text:style-name="T3">,</text:span>以便像賈博士那樣改變世界造福人類<text:span text:style-name="T3">,</text:span>但是看了這電影之後<text:span text:style-name="T3">,</text:span>一下就打出原形<text:span text:style-name="T3">,</text:span>墮到谷底<text:span text:style-name="T3">,</text:span>天曉得我得再花多少力氣欺騙自己才能再度迎向陽光勇敢地站起來<text:span text:style-name="T3">. <text:line-break/><text:line-break/></text:span>治療憂鬱症是小弟數不清的專長之一<text:span text:style-name="T3">,</text:span>但這樣一種形而上的憂鬱卻無藥可治<text:span text:style-name="T3">. </text:span>唯有兩樣東西或可醫治<text:span text:style-name="T3">,</text:span>一是世界末日的到來<text:span text:style-name="T3">,</text:span>越是憂鬱者便越篤定<text:span text:style-name="T3">,</text:span>發光發熱的所謂正常人反倒像個小峱峱似的嚇死了<text:span text:style-name="T3">. </text:span>至於另一道處方<text:span text:style-name="T3">,</text:span>恕我不便透露<text:span text:style-name="T3">,</text:span>因為這東西你不說它<text:span text:style-name="T3">,</text:span>它或許還在<text:span text:style-name="T3">,</text:span>一說便亡見光死<text:span text:style-name="T3">.<text:line-break/><text:line-break/></text:span>它跟永生樹及車神一起被提名坎城影展<text:span text:style-name="T3">,</text:span>最後卻只得了一個最佳女主角<text:span text:style-name="T3">,</text:span>但我覺得它不會輸給車神才對<text:span text:style-name="T3">.<text:line-break/><text:line-break/></text:span>提到世界末日的電影很多<text:span text:style-name="T3">,</text:span>但都只是像打壞了某個小茶壺那般瑣碎<text:span text:style-name="T3">,</text:span>何末日之有<text:span text:style-name="T3">? </text:span>唯有這片的末日真是徹底命中紅心<text:span text:style-name="T3">,</text:span>我是說命中我憂鬱無救的心<text:span text:style-name="T3">. </text:span>女主角說得很對<text:span text:style-name="T3">,</text:span>地球很邪惡<text:span text:style-name="T3">,</text:span>地球上的生物都很邪惡<text:span text:style-name="T3">,</text:span>毀了就毀了<text:span text:style-name="T3">,</text:span>沒有人會懷念<text:span text:style-name="T3">.<text:line-break/><text:line-break/></text:span>已經罹患形而上憂鬱症的<text:span text:style-name="T3">,</text:span>我勸你還是遠離這部片<text:span text:style-name="T3">,</text:span>以免病情加重<text:span text:style-name="T3">;</text:span>至於奮發昂揚一片陽光者<text:span text:style-name="T3">,</text:span>看不看都無所謂<text:span text:style-name="T3">,</text:span>不會有感覺的<text:span text:style-name="T3">.<text:line-break/><text:line-break/></text:span>從小便期盼<text:span text:style-name="T3">1982</text:span>年九大行星的會合<text:span text:style-name="T3">,</text:span>以為所有生物的一切日子將到盡頭<text:span text:style-name="T3">,</text:span>以為地球將被巨大引力撕成碎片<text:span text:style-name="T3">,</text:span>以為世界將毀於某個瞬間<text:span text:style-name="T3">. </text:span>結果<text:span text:style-name="T3">,</text:span>諸事如常<text:span text:style-name="T3">,</text:span>連個風吹草動也沒有<text:span text:style-name="T3">. </text:span>一再的末日預言<text:span text:style-name="T3">,</text:span>一再的跳票<text:span text:style-name="T3">,</text:span>我原本對此有點絕望<text:span text:style-name="T3">,</text:span>後來<text:span text:style-name="T3">,</text:span>大約十多年前吧<text:span text:style-name="T3">,</text:span>也就是我剛飄洋過海追隨維根斯坦的那些美麗的日子<text:span text:style-name="T3">,</text:span>有一天醒來<text:span text:style-name="T3">,</text:span>我打開窗<text:span text:style-name="T3">,</text:span>看著窗外的樹<text:span text:style-name="T3">,</text:span>天上的雲<text:span text:style-name="T3">,</text:span>我突然明白了<text:span text:style-name="T3">,</text:span>原來世界早已毀滅<text:span text:style-name="T3">,</text:span>只是你沒察覺而已<text:span text:style-name="T3">. </text:span>或許你的世界還在<text:span text:style-name="T3">,</text:span>但我的早已破碎遠離消失了<text:span text:style-name="T3">.</text:span></text:p>
      <text:p text:style-name="P1"><text:span text:style-name="T1">鄭啟承</text:span><text:s/>  |  2011.10.25 00:31   |   <text:a xlink:type="simple" xlink:href="http://palinfo.habago.org/Entry?Command=Information_PrintForum&amp;iPage=544#FORUM31048"><text:span text:style-name="T2">#</text:span></text:a></text:p>
      <text:p text:style-name="P3">我真的覺得這類高科技武器有夠卑鄙無恥下流齷齪的，戰爭本身並不可恥，但似乎沒有一場美國的戰爭不是以一種可恥的形式在進行。可恥也該有個底限，打仗打到這樣一種沒品沒格的地步根本就是懦夫鼈三了。但我看這種<text:span text:style-name="T3"><text:s/>american style </text:span>挺對台灣人胃口的，這就是台式品格的基本調性之一：喜歡躲在安全的地方傷害別人。<text:span text:style-name="T3"><text:line-break/><text:line-break/></text:span>（美國政府之視人命為無物而行之，美國人卻不是這樣，而台灣人這種生物卻不知道生來犯了什麼毛病，好的東西視而不見，壞的卻都用最快速度學到融合到骨子裡去。）　</text:p>
      <text:p text:style-name="P1"><text:span text:style-name="T1">怡靜</text:span><text:s/>  |  2011.10.24 22:12   |   <text:a xlink:type="simple" xlink:href="http://palinfo.habago.org/Entry?Command=Information_PrintForum&amp;iPage=544#FORUM31047"><text:span text:style-name="T2">#</text:span></text:a></text:p>
      <text:p text:style-name="P2">最近看幾個月前下載的<text:span text:style-name="T3">BBC</text:span>報導紀錄片，<text:span text:style-name="T3">The Secret War on Terror</text:span>，學到一個新單字<text:span text:style-name="T3">drone</text:span>，指無人駕駛的飛機。想起之前在網路上流傳的一段影片，美軍殺害伊拉克人，畫面就跟打<text:span text:style-name="T3">First-person shooter</text:span>類型的電玩遊戲一模一樣。多年前的一個夜晚，我在聽廣播，內容是報導美軍入侵伊拉克，一位美國大兵說，駕機丟下炸彈，從空中往地面看去，像一棵棵聖誕樹，美極了。<text:span text:style-name="T3"><text:line-break/><text:line-break/>===========================<text:line-break/></text:span>立報社論<text:span text:style-name="T3"><text:line-break/>http://www.lihpao.com/?action-viewnews-itemid-111950<text:line-break/><text:line-break/>2011-10-23 <text:line-break/><text:line-break/></text:span>可恥的歐巴馬主義及其附庸<text:span text:style-name="T3"><text:line-break/><text:line-break/>2011</text:span>年<text:span text:style-name="T3">10</text:span>月<text:span text:style-name="T3">20</text:span>日，美國總統歐巴馬在白宮玫瑰園召開記者會，祝賀利比亞人民獲得「解放」，並驕傲地說：「美國沒有出動一兵一卒的地面部隊，就實現了我們的目標（擊斃格達費），北約任務將很快結束，這顯示美國領導全世界的威力並未減弱。」稍有良知與常識者，聽聞此論，無不悲憤，然而台灣媒體卻歡欣鼓舞，彷彿正義終得伸張，不停播放格達費被捕、被殺的血腥畫面，以及利比亞人民慶祝解放到來的場景。<text:span text:style-name="T3"><text:line-break/><text:line-break/></text:span>歐巴馬任內連續終結<text:span text:style-name="T3">3</text:span>位美國反恐戰爭的主要敵人，包括利比亞的格達費、蓋達組織的領袖賓拉登，以及葉門蓋達領袖奧拉基，並且採用保持「安全距離」的新型態戰爭：以無人駕駛的轟炸機空襲為主，將別人的家園炸得稀爛而不出動地面部隊。<text:span text:style-name="T3">3</text:span>場戰爭中，美軍僅在擊斃賓拉登的行動中派出<text:span text:style-name="T3">25</text:span>人，損失一駕直昇機，其餘皆是無人戰機的瘋狂轟炸，美國媒體稱這種新型態的戰爭模式為「歐巴馬主義」。相較於耗費<text:span text:style-name="T3">4</text:span>兆美元、<text:span text:style-name="T3">6</text:span>千多名美軍戰死的阿富汗戰爭和伊拉克戰爭，歐巴馬主義的新戰爭緩和了美國國內的反戰聲浪，不過可想而知，對於被侵略國家的平民傷害更大──不僅家園被炸彈摧毀，遭炸死與炸殘的平民不計其數，且看日本援助利比亞的最大宗物資為「義肢」，便可知情況之慘烈。而且維基解密再也不可能公佈美軍開槍射殺平民的畫面，因為美軍已化為無人駕駛的轟炸機，平民在尚未看到入侵者之前，便已被炸死或炸殘。<text:span text:style-name="T3"><text:line-break/><text:line-break/></text:span>真是可恥又可怕的「歐巴馬主義」戰爭，以轟炸取代地面部隊勢必更加傷及無辜，但是只因為保全美軍、減少戰爭花費，這樣的惡行竟可成為政績，些微拉抬了歐巴馬在總統選舉中的民調。如此冷血的政客，這般流氓的國家，台灣卻甘為附庸：「雙英」仍若無其事地繼續無聊又無意義的選舉行程和話題；媒體也一面倒站在美國的立場，定調利比亞「茉莉花革命」終於結束了獨裁統治、邁向民主之路。不過顯而易見，這場戰爭假借「茉莉花革命」之名，反抗軍卻是手持精銳武器的部隊，而非因貧窮造反的年輕人；反抗軍疑似暴力毆打、虐殺格達費，並拖著其屍首遊街示眾，這是何等殘暴、不文明的手段，聯合國已要求調查格達費的死因，但台灣鮮少質疑的聲音，彷彿巴不得能以美國的立場看世界，在利比亞人民的血泊中，慶祝歐巴馬主義新戰爭的勝利。哀哉台灣，怎教人不悲憤。</text:p>
      <text:p text:style-name="P1"><text:span text:style-name="T1">陳真</text:span><text:s/>  |  2011.10.24 20:50   |   <text:a xlink:type="simple" xlink:href="http://palinfo.habago.org/Entry?Command=Information_PrintForum&amp;iPage=544#FORUM31046"><text:span text:style-name="T2">#</text:span></text:a></text:p>
      <text:p text:style-name="P3">所言甚是<text:span text:style-name="T3"><text:line-break/><text:line-break/></text:span>陳真<text:span text:style-name="T3"><text:line-break/><text:line-break/>========<text:line-break/></text:span>楊秋興：國會不能沒邱毅<text:span text:style-name="T3"><text:line-break/><text:line-break/></text:span>中央社<text:span text:style-name="T3"><text:s/>– 2011</text:span>年<text:span text:style-name="T3">10</text:span>月<text:span text:style-name="T3">24</text:span>日<text:span text:style-name="T3"><text:s/></text:span>下午<text:span text:style-name="T3">7:14</text:span>（中央社記者王淑芬高雄<text:span text:style-name="T3">24</text:span>日電）前高雄縣長楊秋興今天前往中國國民黨立委邱毅的競選總部，並為邱毅加油打氣。楊秋興肯定邱毅有才華、口才好，國會不能沒有邱毅。<text:span text:style-name="T3"><text:line-break/><text:line-break/></text:span>楊秋興下午隻身赴邱毅位在高雄市中正路的競選總部籌備處，邱毅熱情迎接並介紹內部的布置和名譽主委的大位。<text:span text:style-name="T3"><text:line-break/><text:line-break/></text:span>楊秋興說，明天將赴日本繼續進修，下午來為邱毅加油打氣。他肯定邱毅很優秀，從前是不了解邱毅，後來有了接觸，看法完全改觀。<text:span text:style-name="T3"><text:line-break/><text:line-break/></text:span>楊秋興肯定邱毅好作伙、謙卑、有情義。他現在了解邱毅在電視上所說的都是有根據的。<text:span text:style-name="T3"><text:line-break/><text:line-break/></text:span>楊秋興一再推崇邱毅專業、有才華及好口才，允諾未來會陪邱毅拜票、掃街，並特別強調「國會不能沒有邱毅」，沒有邱毅的國會也會「沒趣味」。<text:span text:style-name="T3"><text:line-break/><text:line-break/></text:span>楊秋興還說，與邱毅的生肖都屬猴，且邱毅是在地鳳山人，所以和邱毅更有地緣的情誼。<text:span text:style-name="T3"><text:line-break/><text:line-break/></text:span>邱毅說，早就肯定楊秋興的政績，兩年前在一場跨年晚會與楊秋興有近距離的接觸，了解楊秋興確有過人之處，是「五星縣長中的五星」非浪得虛名。<text:span text:style-name="T3"><text:line-break/><text:line-break/></text:span>他說，去年<text:span text:style-name="T3">5</text:span>都市長選舉結束後就請楊秋興擔任他的名譽主委，強調名譽主委是「正式職」；邱毅相信政治之路有楊秋興的加持會更平順。<text:span text:style-name="T3"><text:line-break/><text:line-break/></text:span>兩人還憶及過去在臺灣大學參與校園民主的過往，有志一同。邱毅還很肯定楊秋興於縣長任內的勤政、清廉風格。<text:span text:style-name="T3">1001024 </text:span></text:p>
      <text:p text:style-name="P1"><text:span text:style-name="T1">陳真</text:span><text:s/>  |  2011.10.23 19:16   |   <text:a xlink:type="simple" xlink:href="http://palinfo.habago.org/Entry?Command=Information_PrintForum&amp;iPage=544#FORUM31045"><text:span text:style-name="T2">#</text:span></text:a></text:p>
      <text:p text:style-name="P2">一個領導人要死或活毫無疑問都必然得經過美國授意<text:span text:style-name="T3">.</text:span></text:p>
      <text:p text:style-name="P1"><text:span text:style-name="T1">秉叡</text:span><text:s/>  |  2011.10.23 17:56   |   <text:a xlink:type="simple" xlink:href="http://palinfo.habago.org/Entry?Command=Information_PrintForum&amp;iPage=544#FORUM31044"><text:span text:style-name="T2">#</text:span></text:a></text:p>
      <text:p text:style-name="P3">我總覺得美國有要求反對派要就地正法格達費，雖然我沒證據。<text:span text:style-name="T3"><text:line-break/>===========================================<text:line-break/></text:span>老格與子<text:span text:style-name="T3"><text:s/></text:span>受盡羞辱凌虐後遭擊斃<text:span text:style-name="T3"><text:line-break/>2011-10-23 </text:span>中國時報<text:span text:style-name="T3"><text:s/></text:span>【陳文和／綜合報導】<text:span text:style-name="T3"> <text:line-break/><text:line-break/></text:span>利比亞狂人格達費末日。<text:span text:style-name="T3"><text:line-break/><text:line-break/></text:span>　最新公布的錄影畫面顯示，利比亞前強人格達費與五子穆塔辛，顯然都是被生擒後再遭反格達費武裝戰士槍決，過程中遭到羞辱凌虐，聯合國「人權事務高級專員公署」已表明有必要查清真相，並暗示如果未經審判草菅人命，將構成違反國際法，犯了「戰爭罪行」，可能被究辦罪責。利國臨時政府「全國過渡委員會」（ＮＴＣ）則澄清，絕未下令將格達費當場格殺。<text:span text:style-name="T3"> <text:line-break/><text:line-break/></text:span>　網路上最新發布的格達費生前影像可見，格達費穿沙漠迷彩軍裝躲在家鄉錫爾特下水道涵洞，被拖出時滿臉驚恐無助，但身上除左手臂外，並沒有其他地方明顯受傷。一群攻下錫爾特的戰士隨即將他團團圍住，並惡狠狠地拉扯、推擠、搥打、辱罵他；格達費則不斷掙扎，有戰士罵他：「狗！閉上你的嘴！」他則說：「我對你做了什麼？你知道對與錯嗎？」<text:span text:style-name="T3"> <text:line-break/><text:line-break/></text:span>　在一陣掙扎之後，格達費的左額太陽穴處開始流血，卻仍遭一群人粗暴拖行、辱罵，即使他已滿臉鮮血甚至上衣也全是血跡，眾人仍不罷休。格達費被折騰到無力反抗，一度雙腳癱軟跌倒在地，而眾人則不屑地將地上的砂石踢到他身上。接著他被拖到一輛卡車前遭按倒在引擎蓋上，就這樣被載著繞行示眾。最後一些人將他拖下來，有的拉扯著他的頭髮，將他拖行到一部救護車上，送往米斯塔拉。據一名西方女攝影記者報導，她親眼看到救護車上的格達費遺體，其胸上滿布槍傷。<text:span text:style-name="T3"> <text:line-break/><text:line-break/></text:span>　負責指揮格達費殘部防守錫爾特的格達費五子穆塔辛，顯然也在被俘之後立即遭處決。穆塔辛最後的身影顯示他拿著一瓶水在喝，手上還夾著一根菸，雖然衣服上沾滿血跡，但似乎沒有嚴重的傷，而幾分鐘之後，他就因頸部和胸部中彈而亡。<text:span text:style-name="T3"> <text:line-break/><text:line-break/></text:span>　他和格達費的遺體都被放置在米斯拉塔市集，一處舊蔬果與肉品冷凍倉庫改成的臨時停屍間，對民眾公開展示。穆塔辛的身上留有多處被香菸燙傷的新疤痕，生前似乎曾遭人凌虐。一群反格達費武裝勢力成員擠在格達費遺體前爭相拍照，並有不少人比出勝利的手勢。<text:span text:style-name="T3"> <text:line-break/><text:line-break/></text:span>　法醫提卡檢視過格達費的遺體後指出，格達費的腸道被一顆子彈貫穿因而流血過多致死，而他的頭部是在之後被另一顆子彈貫穿。而格達費的族人希望新政權交還遺體，讓家人以伊斯蘭教習俗安葬。<text:span text:style-name="T3"> <text:line-break/><text:line-break/></text:span>　據未具名的ＮＴＣ成員指出，過去幾個月來，反格達費武裝勢力一再揚言，一旦活逮格達費將把他就地槍決，「血債血還」，顯然與臨時政府的官方立場大相逕庭。此外，有個名叫艾烏列比的年輕戰士自稱，是他逮到格達費，還朝格達費開了兩槍。<text:span text:style-name="T3"> <text:line-break/><text:line-break/></text:span>　另外，據稱曾被格達費立為接班人的次子賽義夫，已由三部裝甲車護送往南逃向利國與尼日交界地區。</text:p>
      <text:p text:style-name="P4"/>
      <text:p text:style-name="P1"><text:span text:style-name="T1">陳真</text:span><text:s/>  |  2011.10.18 15:50   |   <text:a xlink:type="simple" xlink:href="http://palinfo.habago.org/Entry?Command=Information_PrintForum&amp;iPage=545#FORUM31042"><text:span text:style-name="T2">#</text:span></text:a></text:p>
      <text:p text:style-name="P3">我有個刎頸之交<text:span text:style-name="T3">(</text:span>不是吻頸哦<text:span text:style-name="T3">),</text:span>在某大百貨公司的某名牌專櫃上班<text:span text:style-name="T3">,</text:span>她那牌子我記不起來<text:span text:style-name="T3">,</text:span>只知道若說出來會嚇死人<text:span text:style-name="T3">. </text:span>她說都是一些貴婦人來買<text:span text:style-name="T3">,</text:span>一擲千金面不改色<text:span text:style-name="T3">. <text:line-break/><text:line-break/></text:span>有一年暑假<text:span text:style-name="T3">,</text:span>從英國回台打工<text:span text:style-name="T3">,</text:span>我跑去找她<text:span text:style-name="T3">,</text:span>她很開心地帶著我參觀這棟全台南最高檔的百貨公司<text:span text:style-name="T3">,</text:span>告訴我許多牌子<text:span text:style-name="T3">,</text:span>可惜我一個也記不住<text:span text:style-name="T3">,</text:span>只記得她指著一個紅色皮包說這東西別看它小小一個<text:span text:style-name="T3">,</text:span>售價大約八萬<text:span text:style-name="T3">. <text:line-break/><text:line-break/></text:span>我知道她沒騙我<text:span text:style-name="T3">,</text:span>但仍然很難置信<text:span text:style-name="T3">. </text:span>我說這樣的皮包連一本書都裝不下<text:span text:style-name="T3">,</text:span>送給我我也不要<text:span text:style-name="T3">. </text:span>她大概覺得聽了很好笑<text:span text:style-name="T3">,</text:span>轉頭偷偷發出微笑<text:span text:style-name="T3">. </text:span>在她心目中<text:span text:style-name="T3">,</text:span>我似乎一直是個土包子<text:span text:style-name="T3">,</text:span>儘管她知道我喝過好多年洋墨水<text:span text:style-name="T3">.<text:line-break/><text:line-break/></text:span>一邊帶我參觀<text:span text:style-name="T3">,</text:span>一邊發出感嘆說<text:span text:style-name="T3">,</text:span>要是有人能送她這樣一棟百貨公司<text:span text:style-name="T3">,</text:span>她馬上嫁給他<text:span text:style-name="T3">. </text:span>我說<text:span text:style-name="T3">: </text:span>要是有人送我這樣一棟百貨公司<text:span text:style-name="T3">,</text:span>我還真不知道要從裏頭拿走什麼東西<text:span text:style-name="T3">,</text:span>因為似乎都不是我需要的<text:span text:style-name="T3">.<text:line-break/><text:line-break/></text:span>有一個詞<text:span text:style-name="T3">,</text:span>我不知道是我自己創的還是英文真的有這個詞叫<text:span text:style-name="T3">technophobia,</text:span>翻成中文就是科技恐懼症<text:span text:style-name="T3">. </text:span>恐懼倒不至於<text:span text:style-name="T3">,</text:span>厭惡倒是真的<text:span text:style-name="T3">. <text:line-break/><text:line-break/></text:span>一百多年前<text:span text:style-name="T3">,</text:span>郵政系統剛發明時<text:span text:style-name="T3"><text:s/></text:span>大家覺得好炫好酷哦<text:span text:style-name="T3">,</text:span>於是有事沒事忙著寫信寄信跑郵局<text:span text:style-name="T3">. </text:span>怪人梭羅對此覺得很厭惡<text:span text:style-name="T3">. </text:span>也許你會說<text:span text:style-name="T3">,</text:span>有什麼好厭惡<text:span text:style-name="T3">,</text:span>當下新奇科技過不了多久不也成為令人緬懷的古董<text:span text:style-name="T3">,</text:span>換句話說<text:span text:style-name="T3">,</text:span>時代若要一直往前推<text:span text:style-name="T3">,</text:span>豈不是至少要回到鑽木取火的山頂洞人時代才甘心<text:span text:style-name="T3">?<text:line-break/><text:line-break/></text:span>這樣說一點也沒錯<text:span text:style-name="T3">,</text:span>科技本身並不是問題<text:span text:style-name="T3">,</text:span>對於科技的迷信與崇拜才是問題<text:span text:style-name="T3">. 1997</text:span>年我剛出國留學時<text:span text:style-name="T3">,</text:span>花了六千元買了一台非常笨重的打字機<text:span text:style-name="T3">,</text:span>約略相當於伍迪艾倫至今仍在使用的機種<text:span text:style-name="T3">. </text:span>不管我多麼嚮往古代<text:span text:style-name="T3">,</text:span>當然不會再去用它<text:span text:style-name="T3">. <text:line-break/><text:line-break/></text:span>重點不在科技本身<text:span text:style-name="T3">,</text:span>而在於科技神話<text:span text:style-name="T3">,</text:span>賦予科技太多自欺欺人的幻想與虛榮<text:span text:style-name="T3">. </text:span>好萊塢科技一流<text:span text:style-name="T3">,</text:span>但拍出什麼樣的片呢<text:span text:style-name="T3">? </text:span>他們拍一部電影足足可以讓高達或荷索拍一萬部或十萬部<text:span text:style-name="T3">,</text:span>但品質高下卻是淵壤之別<text:span text:style-name="T3">.<text:line-break/><text:line-break/></text:span>誰是<text:span text:style-name="T3">technophobia,</text:span>誰是<text:span text:style-name="T3">technomania,</text:span>或許外觀上並不是那麼明顯<text:span text:style-name="T3">,</text:span>但其實昭然若揭<text:span text:style-name="T3">.</text:span>就好像大家都升學留學<text:span text:style-name="T3">,</text:span>大家都在求知<text:span text:style-name="T3">,</text:span>但誰是升學主義者誰不是<text:span text:style-name="T3">,</text:span>其實很容易就能聞得出來<text:span text:style-name="T3">. </text:span>誰以知識為榮<text:span text:style-name="T3">,</text:span>誰厭惡知識<text:span text:style-name="T3">,</text:span>更是像來自兩個不同星球的人種那樣<text:span text:style-name="T3">,</text:span>長得完全不一樣<text:span text:style-name="T3">.<text:line-break/><text:line-break/></text:span>一個擅於使用科技的人<text:span text:style-name="T3">,</text:span>很可能是個<text:span text:style-name="T3">technophobia,</text:span>反之亦然<text:span text:style-name="T3">,</text:span>一個科技白癡卻也可能膜拜著科技之神<text:span text:style-name="T3">.</text:span>就如我那位當專櫃小姐的朋友<text:span text:style-name="T3">,</text:span>表面上好像熱愛物質嚮往什麼名牌<text:span text:style-name="T3">,</text:span>事實上卻很復古<text:span text:style-name="T3">,</text:span>大約就像來自<text:span text:style-name="T3">18</text:span>世紀那樣的人物<text:span text:style-name="T3">,</text:span>兄友弟恭父慈子孝<text:span text:style-name="T3">,</text:span>非常傳統<text:span text:style-name="T3">. </text:span>人們往往只是以為自己真的需要那樣一些什麼名牌包包<text:span text:style-name="T3">,</text:span>事實上<text:span text:style-name="T3">,</text:span>當黑夜降臨<text:span text:style-name="T3">,</text:span>當春夏秋冬的某些重要時刻<text:span text:style-name="T3">,</text:span>你就會知道這些酷炫科技離生命說有多遠就有多遠<text:span text:style-name="T3">,</text:span>終究我們都還是得走向海邊<text:span text:style-name="T3">,</text:span>走向浪濤<text:span text:style-name="T3">,</text:span>相聚於此<text:span text:style-name="T3">.</text:span></text:p>
      <text:p text:style-name="P1"><text:span text:style-name="T1">柳春春阿忠</text:span><text:s/>  |  2011.10.18 08:30   |   <text:a xlink:type="simple" xlink:href="http://palinfo.habago.org/Entry?Command=Information_PrintForum&amp;iPage=545#FORUM31041"><text:span text:style-name="T2">#</text:span></text:a></text:p>
      <text:p text:style-name="P5"><text:span text:style-name="T1">主任也知道蘋果電腦</text:span>! (<text:span text:style-name="T5">←</text:span><text:span text:style-name="T1">博學多聞</text:span>2)<text:line-break/><text:span text:style-name="T1">還知道</text:span>OpenSourceSoftware <text:span text:style-name="T1">！也使用！</text:span><text:line-break/><text:span text:style-name="T1">也有</text:span>Kindle<text:span text:style-name="T1">！</text:span></text:p>
      <text:p text:style-name="P1"><text:span text:style-name="T1">鄭啟承</text:span><text:s/>  |  2011.10.17 23:51   |   <text:a xlink:type="simple" xlink:href="http://palinfo.habago.org/Entry?Command=Information_PrintForum&amp;iPage=545#FORUM31040"><text:span text:style-name="T2">#</text:span></text:a></text:p>
      <text:p text:style-name="P3">還改變世界咧，媽的笑死人了，實在是<text:span text:style-name="T3"><text:s/>@#%*&amp;@#BBB!(</text:span>消音<text:span text:style-name="T3">)</text:span>，小弟因為博學多聞，對電腦科技熟<text:span text:style-name="T3">~</text:span>悉得不得了，太瞭解蘋果這東東的一種文化，因此真的是對此有夠厭惡，很難形容，想到就想吐<text:span text:style-name="T3">!<text:line-break/><text:line-break/></text:span>科技這種東西真的是讓人反感，我反的不是科技本身，而是人們面對科技的態度。我算是走在科技前端的那種人，只要是工作或興趣有需要我都會使用各種科技產品，可是我卻很厭惡科技和我這個「人」產生什麼連結，有時候需要帶著高科技電腦或相機或手機出門，都儘量藏起來，萬不得已儘量不要在公眾場合使用，不要見光，不要讓自己看起來像個白痴。可是我看人們不是這樣，似乎坐公車坐捷運走路上班上課聊天出遊都一定要拿<text:span text:style-name="T3">iphone</text:span>拿<text:span text:style-name="T3">ipad</text:span>拿<text:span text:style-name="T3">ipod</text:span>拿<text:span text:style-name="T3">htc</text:span>拿<text:span text:style-name="T3">galaxy</text:span>拿<text:span text:style-name="T3">transformer</text:span>拿<text:span text:style-name="T3">xoom</text:span>拿<text:span text:style-name="T3">macbook pro</text:span>拿<text:span text:style-name="T3">DSLR</text:span>拿<text:span text:style-name="T3">kindle</text:span>拿<text:span text:style-name="T3">NDS</text:span>拿<text:span text:style-name="T3">PSP</text:span>出來打個不停<text:span text:style-name="T3">(</text:span>看，我懂很多吧，就說我博學多聞<text:span text:style-name="T3">)</text:span>。<text:span text:style-name="T3"><text:line-break/><text:line-break/></text:span>這樣算是改變世界了嗎<text:span text:style-name="T3">? </text:span>改變了什麼<text:span text:style-name="T3">?</text:span></text:p>
      <text:p text:style-name="P1"><text:span text:style-name="T1">鄭啟承</text:span><text:s/>  |  2011.10.17 23:25   |   <text:a xlink:type="simple" xlink:href="http://palinfo.habago.org/Entry?Command=Information_PrintForum&amp;iPage=545#FORUM31039"><text:span text:style-name="T2">#</text:span></text:a></text:p>
      <text:p text:style-name="P2">我知道蘋果電腦<text:span text:style-name="T3">! (</text:span><text:span text:style-name="T5">←</text:span>博學多聞<text:span text:style-name="T3">)<text:line-break/><text:line-break/></text:span>大約十幾年前，小弟很想使用所謂蘋果電腦，因為在那時候這家電腦公司做的電腦真的很<text:span text:style-name="T3">…</text:span>所以沒什麼人在用，沒什麼人在用就意謂著不太會中毒，因為沒有人會為了它寫病毒。<text:span text:style-name="T3"><text:line-break/><text:line-break/></text:span>然後這位賈伯斯上任了，然後<text:span text:style-name="T3">$#@%$^^</text:span>，接著<text:span text:style-name="T3">@!@%!%^</text:span>，最後<text:span text:style-name="T3">#!%$^**</text:span>，於是蘋果發了，紅了，變成所謂「精緻」、「品味」、「個性」的代名詞。然後到現在十幾年過去，我一樣蘋果的產品都不願意買，因為真的感覺有夠俗，俗<text:span text:style-name="T3">~</text:span>到爆。<text:span text:style-name="T3"><text:line-break/><text:line-break/>http://i1130.photobucket.com/albums/m529/chavallz1/298356_10150847376055543_774495542_21062764_1731942376_n.jpg<text:line-break/></text:span>最近賈伯斯死了，舉世哀然，彷彿耶穌死了一般，連教宗都為之垂淚，說他是什麼典範。媽的<text:span text:style-name="T3">…</text:span>喔對不起教宗不是罵你，我是說<text:span text:style-name="T3">……</text:span>算了我不說了，上面那張照片說完了一切。<text:span text:style-name="T3"><text:line-break/><text:line-break/></text:span>就算是耶穌，也不值得這樣吹捧。或者應該這麼說，如果你真的相信耶穌，那你必定不會這樣看待他吹捧他。一個人造就這麼多怪異狂熱和盲目吹捧，他信的一定是另一種神。</text:p>
      <text:p text:style-name="P1"><text:span text:style-name="T1">陳真</text:span><text:s/>  |  2011.10.17 22:06   |   <text:a xlink:type="simple" xlink:href="http://palinfo.habago.org/Entry?Command=Information_PrintForum&amp;iPage=545#FORUM31038"><text:span text:style-name="T2">#</text:span></text:a></text:p>
      <text:p text:style-name="P3">前一陣子各大報頭版全是黑白遺照<text:span text:style-name="T3">,</text:span>有人說假博士死了<text:span text:style-name="T3">,</text:span>台灣假博士一大堆<text:span text:style-name="T3">,</text:span>醫界特別多<text:span text:style-name="T3">,</text:span>哪個假博士<text:span text:style-name="T3">? </text:span>原來是蘋果的賈博士<text:span text:style-name="T3">. </text:span>可是<text:span text:style-name="T3">,</text:span>蘋果我沒聽說有誰姓賈<text:span text:style-name="T3">. </text:span>原來不是黎智英那個蘋果<text:span text:style-name="T3">,</text:span>可是<text:span text:style-name="T3">,</text:span>不是這個蘋果難道還有哪個蘋果<text:span text:style-name="T3">? </text:span>聽說是做手機或是做電腦的<text:span text:style-name="T3">,</text:span>其實我完全沒聽過<text:span text:style-name="T3">,</text:span>也不知道什麼是蘋果電腦或蘋果手機<text:span text:style-name="T3">. <text:line-break/><text:line-break/></text:span>想說學姐博學多聞<text:span text:style-name="T3">,</text:span>問她知不知道誰是賈博士<text:span text:style-name="T3">? </text:span>她也沒聽過<text:span text:style-name="T3">,</text:span>但她說我們以前在劍橋國王學院地下室用的那個就是蘋果電腦<text:span text:style-name="T3">. </text:span>嗯<text:span text:style-name="T3">,</text:span>我有印象<text:span text:style-name="T3">,</text:span>超難用的一台爛電腦<text:span text:style-name="T3">. <text:line-break/><text:line-break/></text:span>可是<text:span text:style-name="T3">,</text:span>電腦就是電腦<text:span text:style-name="T3">,</text:span>管它芭樂或蘋果<text:span text:style-name="T3">,</text:span>有什麼特別嗎<text:span text:style-name="T3">? </text:span>為何大小媒體如喪考妣<text:span text:style-name="T3">,</text:span>我原本還以為是哪個政客死了<text:span text:style-name="T3">,</text:span>心裏偷偷高興了一下<text:span text:style-name="T3">. <text:line-break/><text:line-break/></text:span>想不到竟連博學多聞的學姐也不知道蘋果電腦也啥特別<text:span text:style-name="T3">,</text:span>有何特別到值得舉世哀悼<text:span text:style-name="T3">? <text:line-break/><text:line-break/></text:span>至於什麼<text:span text:style-name="T3">IPHONE</text:span>或<text:span text:style-name="T3">IPAD</text:span>那就真的完全超乎我的知識範圍了<text:span text:style-name="T3">,</text:span>似乎有聽過這幾個字<text:span text:style-name="T3">,</text:span>但不知道那是什麼碗糕<text:span text:style-name="T3">,</text:span>不過就是電話或手機嘛<text:span text:style-name="T3">. </text:span>這類東西能有多進化多值得吹噓<text:span text:style-name="T3">? <text:line-break/><text:line-break/></text:span>當科技越來越向上提昇<text:span text:style-name="T3">,</text:span>而我卻盡一切力量向著飛鴿傳書的時代努力向下沉淪<text:span text:style-name="T3">. </text:span>至少像手機或電腦這些東西<text:span text:style-name="T3">,</text:span>我真的完全不需要任何進化<text:span text:style-name="T3">. </text:span>我絕不在網路上看電影或聽音樂<text:span text:style-name="T3">,</text:span>所以也不需要什麼進化<text:span text:style-name="T3">. </text:span>手機也一樣<text:span text:style-name="T3">,</text:span>我不知道這東西能有什麼好進化<text:span text:style-name="T3">,</text:span>甚至有人還排隊搶購<text:span text:style-name="T3">,</text:span>真不可思議<text:span text:style-name="T3">. <text:line-break/><text:line-break/></text:span>至於這位賈伯斯<text:span text:style-name="T3">,</text:span>我過去對他從未聽聞<text:span text:style-name="T3">,</text:span>直到他死後媒體滿山滿谷的歌頌<text:span text:style-name="T3">,</text:span>方知此人<text:span text:style-name="T3">,</text:span>但依然看不出他有何特別值得讓人佩服之處<text:span text:style-name="T3">,</text:span>更不要說什麼<text:span text:style-name="T3"><text:s/>"</text:span>改變世界<text:span text:style-name="T3">" </text:span>了<text:span text:style-name="T3">. <text:line-break/><text:line-break/></text:span>他生前說<text:span text:style-name="T3"><text:s/>"</text:span>人活著<text:span text:style-name="T3">,</text:span>除了改變世界之外沒有其他意義了<text:span text:style-name="T3">",</text:span>我倒覺得剛好相反<text:span text:style-name="T3">,</text:span>人活著<text:span text:style-name="T3">,</text:span>除了想改變世界實在很蠢很沒意義之外<text:span text:style-name="T3">,</text:span>其它似乎倒還有點意義<text:span text:style-name="T3">.<text:line-break/><text:line-break/></text:span>他還說<text:span text:style-name="T3">,</text:span>他<text:span text:style-name="T3"><text:s/>"</text:span>願意以一切財富交換和蘇格拉底暢談一個下午<text:span text:style-name="T3">." </text:span>但這似乎只是一句空話<text:span text:style-name="T3">. </text:span>因為一個人若真有著這樣的願望<text:span text:style-name="T3">,</text:span>那他肯定不會有著那樣一種生活<text:span text:style-name="T3">,</text:span>肯定不會想改變世界或是如此樂於或急於成為那樣一種自以為很有力量的名人<text:span text:style-name="T3">,</text:span>更不會如此自我感覺良好到以為自己改變了世界<text:span text:style-name="T3">. </text:span>他肯定會是另一種向下沉淪充滿自我懷疑的人生<text:span text:style-name="T3">.<text:line-break/><text:line-break/></text:span>蘇格拉底有一次來到一個熱鬧的繁華市集<text:span text:style-name="T3">,</text:span>人潮擁擠搶著選購物資<text:span text:style-name="T3">,</text:span>就如百貨公司周年慶那樣<text:span text:style-name="T3">. </text:span>但蘇格拉底感嘆說<text:span text:style-name="T3">,</text:span>這麼多商品<text:span text:style-name="T3">,</text:span>卻沒有一項是我需要的<text:span text:style-name="T3">.</text:span></text:p>
      <text:p text:style-name="P1"><text:span text:style-name="T1">陳真</text:span><text:s/>  |  2011.10.17 18:44   |   <text:a xlink:type="simple" xlink:href="http://palinfo.habago.org/Entry?Command=Information_PrintForum&amp;iPage=545#FORUM31037"><text:span text:style-name="T2">#</text:span></text:a></text:p>
      <text:p text:style-name="P2">一針見血<text:span text:style-name="T3">! </text:span>不過最後一段卻很阿<text:span text:style-name="T3">Q. </text:span>公道不會在人心啦<text:span text:style-name="T3">,</text:span>在許多台灣人心中只有顏色<text:span text:style-name="T3">,</text:span>不會有任何公道可言<text:span text:style-name="T3">,</text:span>而且這種頗有特色的台灣文化恐怕將持續百年都不會改變<text:span text:style-name="T3">. <text:line-break/><text:line-break/></text:span>台灣人並不是真的在乎什麼是非<text:span text:style-name="T3">,</text:span>而比較在乎你是不是跟我同一國的<text:span text:style-name="T3">. </text:span>只要是同一國就一切好說<text:span text:style-name="T3">,</text:span>只要非我族類就不管怎麼樣都是錯<text:span text:style-name="T3">.<text:line-break/><text:line-break/></text:span>陳真<text:span text:style-name="T3"><text:line-break/><text:line-break/>============<text:line-break/><text:line-break/></text:span>本報社評<text:span text:style-name="T3">----</text:span>蘇嘉全越來越像陳水扁<text:span text:style-name="T3"> <text:line-break/><text:line-break/></text:span>中央日報<text:span text:style-name="T3"><text:s/>– 2011</text:span>年<text:span text:style-name="T3">10</text:span>月<text:span text:style-name="T3">17</text:span>日<text:span text:style-name="T3"><text:s/></text:span>下午<text:span text:style-name="T3">5:25.<text:line-break/>....</text:span>蘇嘉全的豪華農舍被揭發之初，他強調農舍一切合法，「才不過九百萬」。<text:span text:style-name="T3"> <text:line-break/><text:line-break/></text:span>　陷入農舍爭議的民進黨副總統參選人蘇嘉全，最近反守為攻，不但痛批國民黨將他打到家破人亡，還宣稱「你越打我越要跑」，其理不直而氣壯的態度與強辯硬拗的手法，令人覺得不只洪恆珠越來越有吳淑珍的味道，蘇嘉全也越來越像陳水扁。<text:span text:style-name="T3"> <text:line-break/><text:line-break/></text:span>　陳水扁當年崛起政壇，雖是以打擊特權與揭發弊案起家，但其真正本事則在於「可以把黑說成白」的口才，以及死不認錯、永不認輸的鬥志，不管犯下任何錯誤，他都是先極盡所能的強辯硬拗，不利於己的部份隻字不提，有爭議的部份則無限上綱；如果拗不過就耍賴，擺出「不然你要怎樣」的無賴姿態；等到賴不了就開始牽拖，把別人拖下水；最後牽拖無效，就訴諸悲情，把自己型塑為被國民黨打壓迫害，同時展開凌厲反擊，如此下來，原先的錯誤就不再存在，陳水扁非但不需要負責任，反而成為悲劇英雄。<text:span text:style-name="T3"> <text:line-break/><text:line-break/></text:span>　這種「強辯、耍賴、牽拖、訴諸悲情、反擊」的五部曲，不但使陳水扁有效化解許多危機，也幾乎成為所有民進黨政客處理危機的標準作業程序。蘇嘉全這次因應農舍風波，手法就完全照抄！<text:span text:style-name="T3"> <text:line-break/><text:line-break/></text:span>　當蘇嘉全的豪華農舍被揭發之初，他先是強調農舍一切合法，「才不過九百萬」，並不豪華，還揚言提告，擺出不惜一戰的姿態；等到不法事證越來越多，他就宣稱「國民黨要我拆我就拆」，繼而扯出陳瑞仁也有農舍，全台有幾萬戶都跟他家一樣；最近則到處訴說，他只要一個可以安身立命的地方，讓家人住得安穩，結果國民黨每天配合媒體打他；並且不斷強調農舍是靠著自己勤儉打拚，好不容易才存錢蓋起來，但國民黨卻要將他打到家破人亡。民進黨之中央也隨著配合，陸續揭露藍營政治人物的違法農舍，一樁原本是蘇嘉全個人違法濫權的風波，頓時又變成國民黨打壓民進黨的政治事件。<text:span text:style-name="T3"> <text:line-break/><text:line-break/></text:span>　可以斷言，蘇嘉全陳師法水扁的這套伎倆，對於民進黨的支持者還會有效。長久以來，許多綠營選民不僅己經習慣這樣的邏輯，而且打從心底相信這種混淆是非的論述。在這些人的心目裡，民進黨政客普遍都是清廉勤政愛鄉土，如果不然，一定就是被國民黨抹黑，等到事證確鑿，賴無可賴的時候，他們又會提出「國民黨還不是一樣」的論調，為民進黨政客的不法行為找藉口，也為自己的盲目支持找點正當性。換言之，他們不講是非，只問藍綠；不去深究農舍是否合法，有無特權？只關心蘇嘉全是否遭到打壓迫害？有無家破人亡？綠營的基本盤因之不僅不會鬆動，反而更加敵愾同仇。<text:span text:style-name="T3"> <text:line-break/><text:line-break/></text:span>　在這樣的氛圍下，蘇嘉全自然有恃無恐，越戰越勇，不但沒有絲毫慚愧，反而搏得更多同情，原本一天跑十五攤，現在一天跑二十攤；這當然是台灣民主令人痛心之處，因為任何綠營政客都可以為所欲為，只要還未繩之以法，就算道德再有瑕疵，言行再多不撿，也無所謂，反正犯錯之後，只要照陳水扁的五部曲如法泡製，就會化險為夷，選舉不會受到太大影響。<text:span text:style-name="T3"> <text:line-break/><text:line-break/></text:span>儘管如此，我們也無須太過憂慮；因為，公道自在人心，事非自有公論，夜路走多了，終究還是會碰到鬼；壞事做多了，也總要受到法律制裁，陳水扁當年叱吒風雲，如今安在？以他為師的蘇嘉全又能好到那裡？<text:span text:style-name="T3"> <text:line-break/><text:line-break/></text:span>【中央網路報】</text:p>
      <text:p text:style-name="P1"><text:span text:style-name="T1">陳真</text:span><text:s/>  |  2011.10.14 19:23   |   <text:a xlink:type="simple" xlink:href="http://palinfo.habago.org/Entry?Command=Information_PrintForum&amp;iPage=545#FORUM31036"><text:span text:style-name="T2">#</text:span></text:a></text:p>
      <text:p text:style-name="P6">http://www.you tube.com/watch?v=9uXgc71NqSE<text:line-break/><text:line-break/><text:span text:style-name="T1">馬英九為什麼不敢起來反抗暴政呢</text:span>? <text:span text:style-name="T1">這樣要怎麼保護國人對抗共匪</text:span>?<text:line-break/><text:line-break/><text:span text:style-name="T1">上述網址要自行把</text:span>you <text:span text:style-name="T1">和</text:span>tube <text:span text:style-name="T1">之間的空格去掉才能看</text:span>.</text:p>
      <text:p text:style-name="P1"><text:span text:style-name="T1">陳真</text:span><text:s/>  |  2011.10.14 18:12   |   <text:a xlink:type="simple" xlink:href="http://palinfo.habago.org/Entry?Command=Information_PrintForum&amp;iPage=545#FORUM31035"><text:span text:style-name="T2">#</text:span></text:a></text:p>
      <text:p text:style-name="P2">英文有個詞叫<text:span text:style-name="T3">render someone speechless. </text:span>太美太醜或太北七太難溝通都會使人無言<text:span text:style-name="T3">. <text:line-break/><text:line-break/></text:span>不信打開電視<text:span text:style-name="T3">,</text:span>聽政客們講話<text:span text:style-name="T3">,</text:span>哇靠<text:span text:style-name="T3">,</text:span>這樣也能硬ㄠ<text:span text:style-name="T3">,</text:span>連科學小飛俠拯救宇宙保護地球人的台詞都出來了<text:span text:style-name="T3">. </text:span>這時你能說什麼呢<text:span text:style-name="T3">? </text:span>只能無言<text:span text:style-name="T3">.<text:line-break/><text:line-break/></text:span>昨天又把<text:span text:style-name="T3">ths sun</text:span>看了一遍<text:span text:style-name="T3">,</text:span>這電影在說些什麼呢<text:span text:style-name="T3">? </text:span>什麼也沒說<text:span text:style-name="T3">,</text:span>它是如此美麗<text:span text:style-name="T3">,</text:span>你還能說什麼呢<text:span text:style-name="T3">? </text:span>只能無言<text:span text:style-name="T3">.<text:line-break/><text:line-break/></text:span>我又想換墓誌銘了<text:span text:style-name="T3">,</text:span>不如把天皇的詩在墳前說出吧<text:span text:style-name="T3">:<text:line-break/><text:line-break/></text:span>冬雪<text:span text:style-name="T3"><text:line-break/></text:span>宛如三月的櫻花<text:span text:style-name="T3"><text:line-break/></text:span>時序漠然<text:span text:style-name="T3"><text:line-break/></text:span>雪與花俱銷融<text:span text:style-name="T3"><text:line-break/><text:line-break/></text:span>太太問他<text:span text:style-name="T3">,</text:span>你的詩就這麼短嗎<text:span text:style-name="T3">? </text:span>天皇說對<text:span text:style-name="T3">,</text:span>目前就只想到這些<text:span text:style-name="T3">.<text:line-break/><text:line-break/></text:span>言行彆扭得有點古怪的天皇特別動人<text:span text:style-name="T3">,</text:span>準備靠在太太懷裏之前彷彿還得拿捏距離<text:span text:style-name="T3">. </text:span>後來<text:span text:style-name="T3">,</text:span>錄下投降廣播的那個年輕人切腹了<text:span text:style-name="T3">. </text:span>太太趕緊牽著天皇的手<text:span text:style-name="T3">,</text:span>就像一對小朋友那樣手拉手跑開了<text:span text:style-name="T3">.<text:line-break/><text:line-break/></text:span>蘇古諾夫說<text:span text:style-name="T3">,</text:span>他並不是在描寫獨裁者<text:span text:style-name="T3">,</text:span>而是描寫人<text:span text:style-name="T3">,</text:span>他相信<text:span text:style-name="T3">,</text:span>人性的力量遠勝任何歷史情境<text:span text:style-name="T3">. </text:span>終究<text:span text:style-name="T3">,</text:span>有關藝術的一切都還是得回到人性本身<text:span text:style-name="T3">,</text:span>回到人類的根本經驗上<text:span text:style-name="T3">.</text:span></text:p>
      <text:p text:style-name="P1"><text:span text:style-name="T1">陳真</text:span><text:s/>  |  2011.10.14 16:01   |   <text:a xlink:type="simple" xlink:href="http://palinfo.habago.org/Entry?Command=Information_PrintForum&amp;iPage=545#FORUM31034"><text:span text:style-name="T2">#</text:span></text:a></text:p>
      <text:p text:style-name="P3">李同學底下貼的這類表面上好像在反省其實只是附和侵略者的不實宣傳並加深偏見的爛文幾乎佔據所有主流與非主流媒體的版面<text:span text:style-name="T3">,</text:span>他們表面上好像還挺關心人命似的<text:span text:style-name="T3">,</text:span>問題是<text:span text:style-name="T3">,</text:span>如果他們真的關心<text:span text:style-name="T3">,</text:span>怎麼會講起話來離事實如此遙遠<text:span text:style-name="T3">? <text:line-break/><text:line-break/></text:span>這類爛到爆的爛文基本立論不外就是這樣<text:span text:style-name="T3">: </text:span>有一群壞人叫做恐怖份子<text:span text:style-name="T3">,</text:span>處心積慮要破壞世界和平<text:span text:style-name="T3">,</text:span>於是美國人英雄跳出來了<text:span text:style-name="T3">,</text:span>用心良苦兼自我犧牲努力想拯救世界<text:span text:style-name="T3">,</text:span>可惜力有未逮<text:span text:style-name="T3">,</text:span>而且壞人實在太狡猾太陰險了<text:span text:style-name="T3">,</text:span>於是拯救世人的大業迄今成效不彰<text:span text:style-name="T3">,</text:span>究竟要如何完成這項神聖使命<text:span text:style-name="T3">,</text:span>值得吾人思考<text:span text:style-name="T3">.<text:line-break/><text:line-break/></text:span>小時候大家寫作文的結尾一定是反攻大陸解救同胞<text:span text:style-name="T3">,</text:span>早日讓同胞可以跟我們一樣生活在民主富裕的三民主義新社會<text:span text:style-name="T3">. </text:span>我看市面上的中文文章<text:span text:style-name="T3">,</text:span>長久以來基本上都還是這類水平<text:span text:style-name="T3">,</text:span>差別只是在於顏色的不同<text:span text:style-name="T3">,</text:span>基本思維完全一致<text:span text:style-name="T3">,</text:span>不知道是真的天真還是故做天真狀<text:span text:style-name="T3">? </text:span>思維內涵如此超現實<text:span text:style-name="T3">,</text:span>難道是科學小飛俠卡通看太多<text:span text:style-name="T3">? <text:line-break/><text:line-break/></text:span>孔子說得對<text:span text:style-name="T3">: "</text:span>惡紫之奪朱<text:span text:style-name="T3">". </text:span>紫乍看如朱<text:span text:style-name="T3">,</text:span>比根本不是朱還可怕<text:span text:style-name="T3">. </text:span>開明派通常比頑固派更可怕<text:span text:style-name="T3">,</text:span>因為他在重要事務或關鍵思維上總是小罵大捧<text:span text:style-name="T3">,</text:span>明的是小小的罵<text:span text:style-name="T3">,</text:span>以示開明<text:span text:style-name="T3">,</text:span>暗的卻是大大的捧<text:span text:style-name="T3">,</text:span>徹徹底底的品味一致<text:span text:style-name="T3">.<text:line-break/><text:line-break/></text:span>這也是為什麼我絕不跟島內所謂人權或民主人士一起聲援對岸被迫害的人士<text:span text:style-name="T3">,</text:span>因為依我<text:span text:style-name="T3">30</text:span>年來的經驗<text:span text:style-name="T3">,</text:span>這些所謂人權人士或民主人士比明目張膽的迫害者恐怕還要卑鄙下流千百倍<text:span text:style-name="T3">.<text:line-break/><text:line-break/></text:span>插播幾句帶有危險後果的話<text:span text:style-name="T3">: </text:span>那個姓蘇和姓蔡的<text:span text:style-name="T3">,</text:span>不但長久以來佔了便宜卻還要賣乖<text:span text:style-name="T3">,</text:span>例如假農舍真豪宅<text:span text:style-name="T3">,</text:span>硬ㄠ到底<text:span text:style-name="T3">,</text:span>卻說要保護妻小<text:span text:style-name="T3">,</text:span>然後振臂高呼說將來取得大位進入總統府<text:span text:style-name="T3">,</text:span>也要像這樣來保護台灣人民<text:span text:style-name="T3">.<text:line-break/><text:line-break/></text:span>一個人的人品有多壞<text:span text:style-name="T3">,</text:span>不是看他有多少前科<text:span text:style-name="T3">,</text:span>而是看他怎麼說話<text:span text:style-name="T3">,</text:span>話語藏不住一個人的心<text:span text:style-name="T3">.</text:span></text:p>
      <text:p text:style-name="P1"><text:span text:style-name="T1">秉叡</text:span><text:s/>  |  2011.10.13 22:38   |   <text:a xlink:type="simple" xlink:href="http://palinfo.habago.org/Entry?Command=Information_PrintForum&amp;iPage=545#FORUM31033"><text:span text:style-name="T2">#</text:span></text:a></text:p>
      <text:p text:style-name="P2">張雪民‧阿富汗在哭泣<text:span text:style-name="T3"><text:line-break/>2011-10-11 08:17 <text:line-break/></text:span>阿富汗戰爭已踏入<text:span text:style-name="T3">10</text:span>週年，但<text:span text:style-name="T3">10</text:span>年了，阿富汗仍在哭泣！<text:span text:style-name="T3"><text:line-break/><text:line-break/>10</text:span>年了，阿富汗的恐怖活動依然無法根除，動亂的局勢不但沒有平息，反而愈加動蕩。美國和北約盟軍無法在阿富汗消除滋生恐怖主義勢力的根源，例如極度貧窮、大範圍的失業、嚴重的腐敗和不公平等問題，使到塔勒班及基地組織似乎變得較以往更強大、更猖獗。<text:span text:style-name="T3"><text:line-break/><text:line-break/>10</text:span>年的戰爭，阿富汗人民嘗盡了無窮痛苦，不但沒有盼來和平，反而飽受煎熬與磨難。阿富汗的民生並沒有因為美軍的到來而獲得改善，無辜的老百姓仍然生活在水深火熱的貧窮線上，仍然生活在戰火連連與恐怖襲擊頻仍的夢魘中。<text:span text:style-name="T3"><text:line-break/><text:line-break/></text:span>根據聯合國公佈的數據，已有逾<text:span text:style-name="T3">1</text:span>萬<text:span text:style-name="T3">2</text:span>千名阿富汗平民在戰爭中喪生，而時間拖得愈久，阿富汗人民對試圖在阿富汗創建民主政權的美國與北約盟軍也愈加失望，甚至因為美國與北約盟軍不斷的誤殺誤傷平民而增添更多憎恨。<text:span text:style-name="T3"><text:line-break/><text:line-break/></text:span>這時，美國總統奧巴馬如夢驚醒，察覺到這場無休止的戰爭似乎打得並不值，不但賠上了<text:span text:style-name="T3">1</text:span>千<text:span text:style-name="T3">700</text:span>多條美軍性命，軍費也超過萬億美元，阿富汗的安全局勢還是不斷惡化，完全未收到預期成果。<text:span text:style-name="T3"><text:line-break/><text:line-break/></text:span>於是，美軍撤離的步伐開始啟動，並準備在<text:span text:style-name="T3">2012</text:span>年夏季結束前，撤走全部<text:span text:style-name="T3">4</text:span>萬餘名作戰部隊。奧巴馬的這一轉身，贏得不少美國人的掌聲，卻在阿富汗留下了一個爛攤子。<text:span text:style-name="T3"><text:line-break/><text:line-break/></text:span>美國與北約軍隊撤走後，安全防務將移交阿富汗國家安全部隊，一旦國家安全部隊無法勝任，塔勒班與基地組織將會不斷挑戰阿富汗的安保神經，阿富汗今後幾年的安全局勢更加令人擔憂，社會秩序的恢復恐遙遙無期。<text:span text:style-name="T3"><text:line-break/><text:line-break/>10</text:span>年了，阿富汗人民期盼的春天，依然遙遠。（星洲日報／國際漫步‧作者：張雪民‧《星洲日報》國際新聞組組員）<text:span text:style-name="T3"><text:line-break/></text:span></text:p>
      <text:p text:style-name="P1"><text:span text:style-name="T1">陳真</text:span><text:s/>  |  2011.10.12 21:27   |   <text:a xlink:type="simple" xlink:href="http://palinfo.habago.org/Entry?Command=Information_PrintForum&amp;iPage=545#FORUM31032"><text:span text:style-name="T2">#</text:span></text:a></text:p>
      <text:p text:style-name="P3"><text:span text:style-name="T3">(</text:span>續<text:span text:style-name="T3">)<text:line-break/><text:line-break/></text:span>底下那篇立報的編譯文章所舉的一些例子並不是很貼切<text:span text:style-name="T3">,</text:span>例如哥白尼伽俐略或是達爾文等等<text:span text:style-name="T3">,</text:span>他們面對的並不是什麼圈內科學同儕的排斥與否定<text:span text:style-name="T3">,</text:span>而是圈外各種政治勢力例如宗教的干擾與攻擊<text:span text:style-name="T3">.<text:line-break/><text:line-break/></text:span>自然科學其實不太會有什麼孤獨的天才困境之類的問題<text:span text:style-name="T3">,</text:span>因為自然科學基本上講究證據<text:span text:style-name="T3">. </text:span>即便是某種近乎直覺式的創見<text:span text:style-name="T3">,</text:span>也不至於和前人的想法有太大落差<text:span text:style-name="T3">,</text:span>畢竟各種理論彼此之間依然共享某些核心思維<text:span text:style-name="T3">,</text:span>而非任意天馬行空<text:span text:style-name="T3">,</text:span>若因此說是什麼典範轉移<text:span text:style-name="T3">,</text:span>未免誇大其詞<text:span text:style-name="T3">. </text:span>爭議自然會有<text:span text:style-name="T3">,</text:span>但不足以使人身陷什麼<text:span text:style-name="T3"><text:s/>"</text:span>前途的險境<text:span text:style-name="T3">",</text:span>至少應該不會因此使你打破飯碗或被眾人唾棄才對<text:span text:style-name="T3">. <text:line-break/><text:line-break/></text:span>但人文學科就比較會有這個風險<text:span text:style-name="T3">,</text:span>因其<text:span text:style-name="T3"><text:s/>"</text:span>真理<text:span text:style-name="T3">" </text:span>並無具體判準<text:span text:style-name="T3">,</text:span>或者說<text:span text:style-name="T3">,</text:span>它並不追求真假值的判定<text:span text:style-name="T3">. </text:span>基本上它比較像一種品味<text:span text:style-name="T3">,</text:span>一種<text:span text:style-name="T3">TASTE. </text:span>我並不是一個品味的相對主義者<text:span text:style-name="T3">,</text:span>我並不相信那種動輒就說是建構的凡事建構論<text:span text:style-name="T3">. </text:span>但我自然也不認為品味本身有著必然的內在一致性判準<text:span text:style-name="T3">;</text:span>那不是品味<text:span text:style-name="T3">,</text:span>那簡直就像是一種數學了<text:span text:style-name="T3">.<text:line-break/><text:line-break/></text:span>我常想<text:span text:style-name="T3">,</text:span>假設沒有羅素不畏艱難而且自討沒趣的提拔<text:span text:style-name="T3">,</text:span>假設維根斯坦出生在今日的台灣或伊拉克<text:span text:style-name="T3">,</text:span>那麼<text:span text:style-name="T3">,</text:span>還會有維根斯坦嗎<text:span text:style-name="T3">? </text:span>恐怕很難說<text:span text:style-name="T3">. </text:span>最有可能的狀況是這樣<text:span text:style-name="T3">: <text:line-break/><text:line-break/></text:span>在某個舊書攤上<text:span text:style-name="T3">,</text:span>有人無意中看到一本標價五毛從未聽聞的舊書或者是一本筆記<text:span text:style-name="T3">,</text:span>翻開一讀<text:span text:style-name="T3">,</text:span>大為驚嘆<text:span text:style-name="T3">,</text:span>作者是維什麼坦的<text:span text:style-name="T3">.</text:span>驚歎之餘<text:span text:style-name="T3">,</text:span>在自己的筆記裏寫下這段動人的閱讀經驗<text:span text:style-name="T3">. </text:span>我看頂多也只是這樣而已<text:span text:style-name="T3">.<text:line-break/><text:line-break/></text:span>另外<text:span text:style-name="T3">,</text:span>立報那文章同時預設著這樣一種在我看來很天真的<text:span text:style-name="T3"><text:s/>"</text:span>真理圖像<text:span text:style-name="T3">":</text:span>彷彿某種<text:span text:style-name="T3"><text:s/>"</text:span>真正的<text:span text:style-name="T3">" </text:span>真理就藏在某處<text:span text:style-name="T3">,</text:span>總有一天就會被某些歹命的孤獨天才給尋獲<text:span text:style-name="T3">,</text:span>然而<text:span text:style-name="T3">,</text:span>天才卻早一步死了<text:span text:style-name="T3">,</text:span>徒留惆悵云云<text:span text:style-name="T3">.<text:line-break/><text:line-break/></text:span>我並不覺得科學真理是這樣一種東西<text:span text:style-name="T3">. </text:span>就如過去許多諾貝爾醫學獎<text:span text:style-name="T3">,</text:span>當年風光得不得了<text:span text:style-name="T3">,</text:span>但如今看來就像笑話一般<text:span text:style-name="T3">. </text:span>問題是<text:span text:style-name="T3">,</text:span>時下所高舉的真理<text:span text:style-name="T3">,</text:span>很可能某一天也不過是另一場笑話<text:span text:style-name="T3">. <text:line-break/><text:line-break/></text:span>這並不是說透過不斷的否證<text:span text:style-name="T3">,</text:span>我們終將<text:span text:style-name="T3"><text:s/>"</text:span>趨近<text:span text:style-name="T3">" </text:span>真理<text:span text:style-name="T3">;</text:span>事實上<text:span text:style-name="T3">,</text:span>一次又一次的推翻與否定<text:span text:style-name="T3">,</text:span>並不足以保證下一個真理的出現將會優於前者<text:span text:style-name="T3">. <text:line-break/><text:line-break/></text:span>那它究竟意味著什麼呢<text:span text:style-name="T3">? </text:span>我至今沒有堅實不移的看法<text:span text:style-name="T3">,</text:span>但我似乎記得<text:span text:style-name="T3">CHOMSKY </text:span>好像講過這樣一個科學隱喻的笑話<text:span text:style-name="T3">,</text:span>他說<text:span text:style-name="T3">: <text:line-break/><text:line-break/></text:span>科學家就好像一個喝得醉茫茫的酒鬼把鑰匙給遺失了<text:span text:style-name="T3">,</text:span>於是他跌跌撞撞地在路燈<text:span text:style-name="T3">(</text:span>似乎意味著某種科學理性<text:span text:style-name="T3">)</text:span>這一頭尋找<text:span text:style-name="T3">,</text:span>但誰知道鑰匙會不會恰恰就是掉在對面沒有路燈照耀的另一頭<text:span text:style-name="T3">? </text:span>或許我們只是在做一件註定徒勞無功的事<text:span text:style-name="T3">.</text:span></text:p>
      <text:p text:style-name="P4"/>
      <text:p text:style-name="P1"><text:span text:style-name="T1">陳真</text:span><text:s/>  |  2011.10.12 17:20   |   <text:a xlink:type="simple" xlink:href="http://palinfo.habago.org/Entry?Command=Information_PrintForum&amp;iPage=546#FORUM31031"><text:span text:style-name="T2">#</text:span></text:a></text:p>
      <text:p text:style-name="P3">維根斯坦沒有完成大學部的學業<text:span text:style-name="T3">,</text:span>但他卻又覺得自己已經解決了所有哲學問題<text:span text:style-name="T3">,</text:span>於是就離開劍橋<text:span text:style-name="T3">,</text:span>跑去打仗當小學老師當園丁甚至企圖進入修道院或是乾脆自殺算了<text:span text:style-name="T3">(</text:span>連準備上吊的繩子都買好了<text:span text:style-name="T3">),</text:span>經過漫長的<text:span text:style-name="T3">16</text:span>年之後<text:span text:style-name="T3">,</text:span>他慢慢又覺得自己過去的哲學想法錯了<text:span text:style-name="T3">,</text:span>於是以四十多歲的高齡<text:span text:style-name="T3">,</text:span>在當時具有舉世聲望的羅素之強力協助下重返劍橋大學部就讀<text:span text:style-name="T3">,</text:span>稍後羅素並幫他以<text:span text:style-name="T3">TRACTATUS</text:span>這本完全不符合學術語言與規範的小書充當博士論文<text:span text:style-name="T3">,</text:span>直接頒給維根斯坦一個博士學位<text:span text:style-name="T3">,</text:span>以便讓他能夠繼續留在劍橋<text:span text:style-name="T3">.<text:line-break/><text:line-break/>TRACTATUS</text:span>沒有一家出版社願意出版<text:span text:style-name="T3">,</text:span>劍橋出版社甚至給了一個<text:span text:style-name="T3"><text:s/>"</text:span>毫無學術價值<text:span text:style-name="T3">" </text:span>的評語直接拒絕出版<text:span text:style-name="T3">. </text:span>後來應該是牛津出版社吧<text:span text:style-name="T3">,</text:span>提出一個條件說<text:span text:style-name="T3">,</text:span>除非羅素能夠在書本前面寫一篇導論<text:span text:style-name="T3">,</text:span>藉由羅素的舉世崇高學術聲望來抬舉這本書<text:span text:style-name="T3">,</text:span>出版社才願意出版<text:span text:style-name="T3">.<text:line-break/><text:line-break/></text:span>於是羅素就寫了一篇導論<text:span text:style-name="T3">,</text:span>維根斯坦一看差點沒氣死<text:span text:style-name="T3">,</text:span>罵說羅素對他的想法<text:span text:style-name="T3"><text:s/>"</text:span>一個字也不懂<text:span text:style-name="T3">",</text:span>不願意讓羅素的導論出現在他的書中<text:span text:style-name="T3">.<text:line-break/><text:line-break/></text:span>總之<text:span text:style-name="T3">,</text:span>後來在羅素的奔走下<text:span text:style-name="T3">,"</text:span>沒有任何學術價值<text:span text:style-name="T3">" </text:span>的<text:span text:style-name="T3">TRACTATUS</text:span>最後還是出版了<text:span text:style-name="T3">. </text:span>當維根斯坦藉此取得學位與教職而留在劍橋時<text:span text:style-name="T3">,</text:span>那時劍橋有個也挺大牌的哲學家<text:span text:style-name="T3">,</text:span>但是<text:span text:style-name="T3">,</text:span>這人在當時雖然很大牌<text:span text:style-name="T3">,</text:span>但他究竟叫什麼名字其實後人包括我也記不得了<text:span text:style-name="T3">,</text:span>只記得是個笨蛋<text:span text:style-name="T3">,</text:span>但卻走路有風<text:span text:style-name="T3">,</text:span>得意洋洋<text:span text:style-name="T3">. <text:line-break/><text:line-break/></text:span>讓我印象很深的一幕是<text:span text:style-name="T3">,</text:span>忘了是聽誰說的或是在哪本書上看到的<text:span text:style-name="T3">,</text:span>這位當年的大牌學者有幾次在校園走廊上遇到維根斯坦<text:span text:style-name="T3">,</text:span>總是露出很不屑的戲謔表情<text:span text:style-name="T3">,</text:span>把維根斯坦當成一個沒有學術能力只會虛張聲勢胡扯些奇怪想法的怪物小癟三那樣看待<text:span text:style-name="T3">,</text:span>幾次言談中<text:span text:style-name="T3">,</text:span>聽到有人推崇維根斯坦的思想才華<text:span text:style-name="T3">,</text:span>這大牌教授總是面露鄙夷嘲諷<text:span text:style-name="T3">.<text:line-break/><text:line-break/></text:span>這常讓我想起沈從文年輕時投稿給某雜誌社的事<text:span text:style-name="T3">,</text:span>他因為缺錢用<text:span text:style-name="T3">,</text:span>需要稿費<text:span text:style-name="T3">,</text:span>於是寫了很多文章投稿<text:span text:style-name="T3">,</text:span>但卻屢投不中<text:span text:style-name="T3">. </text:span>不但不中<text:span text:style-name="T3">,</text:span>而且投稿投到成為笑柄<text:span text:style-name="T3">. <text:line-break/><text:line-break/></text:span>有一次<text:span text:style-name="T3">,</text:span>在那個雜誌社的編輯會議上<text:span text:style-name="T3">,</text:span>主編說<text:span text:style-name="T3">,</text:span>咱們雜誌社投稿狀況並不踴躍<text:span text:style-name="T3">. </text:span>一個負責收稿的小妹說<text:span text:style-name="T3"><text:s/>"</text:span>沒有啊<text:span text:style-name="T3">,</text:span>投稿很踴躍啊<text:span text:style-name="T3">,</text:span>投來了好多稿件啊<text:span text:style-name="T3">." </text:span>說著說著就把沈從文的一堆稿件整個攤開在桌上<text:span text:style-name="T3">,</text:span>形成長長的一條<text:span text:style-name="T3">,</text:span>佔滿桌面<text:span text:style-name="T3">,</text:span>引起哄堂大笑<text:span text:style-name="T3">.<text:line-break/><text:line-break/></text:span>像這樣一些<text:span text:style-name="T3"><text:s/>"</text:span>馬文才嘲笑唐伯虎<text:span text:style-name="T3">" </text:span>的事情很常見<text:span text:style-name="T3">,</text:span>所以其實也沒什麼<text:span text:style-name="T3">,</text:span>不這樣才奇怪<text:span text:style-name="T3">. </text:span>畢竟人們總是根據某種世俗標準或者說價格來衡量人事物的價值<text:span text:style-name="T3">,</text:span>究竟有多少人不是這樣呢<text:span text:style-name="T3">? </text:span>究竟有多少人真的具有什麼慧眼呢<text:span text:style-name="T3">? </text:span>我看少之又少<text:span text:style-name="T3">,</text:span>千萬人之中恐怕數不滿一個巴掌<text:span text:style-name="T3">. <text:line-break/><text:line-break/></text:span>也因此<text:span text:style-name="T3">,</text:span>當有人不管是捧你或貶你<text:span text:style-name="T3">,</text:span>你都不用太當真<text:span text:style-name="T3">,</text:span>捧你不用高興<text:span text:style-name="T3">,</text:span>貶你也不必氣餒<text:span text:style-name="T3">,</text:span>因為人們不管是捧你貶你其實也都只是根據某種毫無意義的世俗價格<text:span text:style-name="T3">. <text:line-break/><text:line-break/></text:span>根據馬悅然可信的內幕性證詞<text:span text:style-name="T3">,</text:span>沈從文如果再晚個幾天死掉<text:span text:style-name="T3">,1988</text:span>年的諾貝爾文學獎就是他<text:span text:style-name="T3">,</text:span>他將是中文世界第一個獲獎者<text:span text:style-name="T3">. </text:span>但在我看來<text:span text:style-name="T3">,</text:span>得不得諾貝爾獎<text:span text:style-name="T3">,</text:span>對於沈從文其人其文的價值來說<text:span text:style-name="T3">,</text:span>也不會有絲毫增色<text:span text:style-name="T3">. </text:span>常令我感慨的是<text:span text:style-name="T3">,</text:span>當沈從文仍然是個笑柄時<text:span text:style-name="T3">,</text:span>他卻已經相信自己的作品終將超越世上一切平庸<text:span text:style-name="T3">.<text:line-break/><text:line-break/></text:span>羅素倒也有著這樣的慧眼<text:span text:style-name="T3">,</text:span>當維根斯坦仍是笑柄時<text:span text:style-name="T3">,</text:span>羅素不但仰慕佩服<text:span text:style-name="T3">,</text:span>而且視之為<text:span text:style-name="T3"><text:s/>"</text:span>此生見過最完美的天才<text:span text:style-name="T3">: </text:span>霸氣<text:span text:style-name="T3">,</text:span>深邃<text:span text:style-name="T3">". </text:span>羅素做為一個主導半個世紀的世界性學者<text:span text:style-name="T3">,</text:span>當年與愛因斯坦齊名<text:span text:style-name="T3">. </text:span>他後來花了很多心血想出版一本厚達一千多頁有關<text:span text:style-name="T3"><text:s/>"</text:span>知識論<text:span text:style-name="T3">" </text:span>的巨著<text:span text:style-name="T3">. </text:span>出版之前先請維根斯坦過目<text:span text:style-name="T3">,</text:span>結果維根斯坦給他一個非常可怕的惡評<text:span text:style-name="T3">,</text:span>認為該書錯誤百出<text:span text:style-name="T3">,</text:span>沒有價值<text:span text:style-name="T3">.<text:line-break/><text:line-break/></text:span>羅素聽了很難過<text:span text:style-name="T3">,</text:span>回去找阿那達哭訴<text:span text:style-name="T3">,</text:span>並且打算放棄出版這本書<text:span text:style-name="T3">.</text:span>阿那達說<text:span text:style-name="T3">: </text:span>小乖乖別哭啊<text:span text:style-name="T3">,</text:span>你是世界首席大學者<text:span text:style-name="T3">,</text:span>維根斯坦算哪根蔥啊<text:span text:style-name="T3">? </text:span>羅素說<text:span text:style-name="T3">: </text:span>讓我難過的並不是我這書在思想上犯了什麼可笑的錯誤<text:span text:style-name="T3">,</text:span>讓我難過的是<text:span text:style-name="T3">,</text:span>我根本聽不懂維根斯坦在罵什麼<text:span text:style-name="T3">,</text:span>我根本不知道自己錯在哪裡<text:span text:style-name="T3">,</text:span>但我卻又偏偏確信維根斯坦一定是對的<text:span text:style-name="T3">,</text:span>這才是讓我感到痛苦之處<text:span text:style-name="T3">,</text:span>我看不見他所看見的<text:span text:style-name="T3">,</text:span>但我卻又相信他一定是對的<text:span text:style-name="T3">.<text:line-break/><text:line-break/></text:span>在這個價格與市場幾乎主導了一切品味的時代<text:span text:style-name="T3">,</text:span>凡是相信自己還有著某種才華與價值的人<text:span text:style-name="T3">,</text:span>或許他所應該在乎的並非外在褒貶<text:span text:style-name="T3">,</text:span>而是他究竟對自己心之所嚮是否具有足夠的虔誠與專注<text:span text:style-name="T3">?<text:line-break/><text:line-break/></text:span>陳真<text:span text:style-name="T3"><text:line-break/><text:line-break/>=========<text:line-break/></text:span>科學要革命<text:span text:style-name="T3"><text:s/></text:span>先過同行這一關<text:span text:style-name="T3"><text:line-break/><text:line-break/></text:span>立報<text:span text:style-name="T3"><text:line-break/></text:span>更新日期<text:span text:style-name="T3">:2011/10/12 00:27 </text:span>李威撰<text:span text:style-name="T3"> <text:line-break/><text:line-break/></text:span>【編譯李威撰整理報導】現代科學家雖不用像伽利略那樣，擔憂自己會遭到西班牙宗教裁判所的迫害，但《路透》報導指出，科學家仍可能被自己的同儕指控為異端，並受到他人奚落，對走在學術最前端的科學家來說尤是如此。<text:span text:style-name="T3"><text:line-break/><text:line-break/></text:span>以色列科學家謝茲曼（<text:span text:style-name="T3">Daniel Shechtman</text:span>）因發現準晶（<text:span text:style-name="T3">quasicrystal</text:span>）而獲得諾貝爾化學獎，但他在前幾年卻被同樣研究領域的同儕批評為「半調子科學家」。甫獲得物理獎及醫學獎桂冠的得主們也表示，凡提出革命性發現或為人所忽略的新觀點時，走得太快的研究者似乎總是要擔憂這些類似的批評。<text:span text:style-name="T3"><text:line-break/><text:line-break/></text:span>謝茲曼在今年稍早曾表示：「在科學的最前線，宗教與科學似乎沒有太大不同。人們擁有信念，當他們宗教般地信仰某事物時，就會發生這樣的問題。」<text:span text:style-name="T3"><text:line-break/><text:line-break/>17</text:span>世紀伽利略曾前往羅馬宗教裁判所接受審判，他因提倡哥白尼的觀點，認為地球繞太陽運動而被教廷指控為異端。<text:span text:style-name="T3"><text:line-break/><text:line-break/></text:span>今天，科學家不眠不休進行研究，改寫長期為人所接受的自然規律時（譬如，天文學家發現宇宙正在加快膨脹速度而非放慢速度），他們不再受到輿論的撻伐及攻訐。<text:span text:style-name="T3"><text:line-break/><text:line-break/></text:span>先驅如孤鳥<text:span text:style-name="T3"><text:s/></text:span>古今皆然<text:span text:style-name="T3"><text:line-break/><text:line-break/></text:span>甫獲得<text:span text:style-name="T3">2011</text:span>年的諾貝爾物理學獎的美裔澳洲學者施密特（<text:span text:style-name="T3">Brian Schmidt</text:span>）表示：「這看起來太瘋狂了，所以不會是正確的，但我認為我們有些擔心。」施密特因發現存在一種神祕的「暗能量」（<text:span text:style-name="T3">dark energy</text:span>）而獲獎。然而當年愛因斯坦提出這項觀點時，卻被批評是他「最大的愚蠢錯誤」。<text:span text:style-name="T3"><text:line-break/><text:line-break/></text:span>研究者表示，上個月他們在日內瓦的歐洲核子研究組織（<text:span text:style-name="T3">CERN</text:span>）發射次原子粒子到義大利的格蘭沙索實驗室（<text:span text:style-name="T3">Gran Sasso</text:span>），發現速度竟超越光速，這一發現似乎動搖愛因斯坦的理論。但這些研究者在要求其他人來檢驗它們的發現時，卻也讓自己陷入窘困難堪的局面。<text:span text:style-name="T3"><text:line-break/><text:line-break/></text:span>即使科學家已普遍贊成某一觀點，他們也會避免讓民眾感到驚奇，以免對新研究有過份期許。<text:span text:style-name="T3">2011</text:span>年獲諾貝爾醫學獎的史坦曼（<text:span text:style-name="T3">Ralph Steinman</text:span>）在<text:span text:style-name="T3">1970</text:span>年代發現一種可能可以治療癌症的樹狀細胞就是一例。<text:span text:style-name="T3"><text:line-break/><text:line-break/></text:span>謝茲曼<text:span text:style-name="T3">4</text:span>月接受以色列《國土報》（<text:span text:style-name="T3">Haaretz</text:span>）的訪談時，回憶起當初那些難堪的畫面。<text:span text:style-name="T3">1982</text:span>年他參加美國一個研究團隊，當時他發現一種後來被認為是全新種類的實體，這種實體介於玻璃這類不規則的物質與規則的結晶體之間。然而研究團隊的負責人在某一天卻來到他的書桌前。<text:span text:style-name="T3"><text:line-break/><text:line-break/></text:span>謝茲曼回憶道：「他給我一個奇異的笑容，然後把一本教科書放在我桌上，他說：『請讀讀這裡是怎麼寫的。』」隔天，這名以色列的研究員被要求離開研究團隊，因為他讓這個團隊「蒙羞」。<text:span text:style-name="T3"><text:line-break/><text:line-break/></text:span>在倫敦大學學院（<text:span text:style-name="T3">UCL</text:span>）鑽研醫學史的李維茲（<text:span text:style-name="T3">Carole Reeves</text:span>）表示：「科學史上經常發生放逐荒野的情況，尤其是在即將發生典範轉移的時刻。」<text:span text:style-name="T3"><text:line-break/><text:line-break/></text:span>哥白尼、牛頓、拉瓦節（<text:span text:style-name="T3">Lavoisier</text:span>）、愛因斯坦跟達爾文，這些後來都被當成是為科學帶來革命的科學家都開創出新的模形，但這同時也需要科學社群去駁斥現存的模型。李維茲以哥白尼為例，他極不願意出版自己的新理論，這跟達爾文的進化論一樣，他們都預見這勢必會引發爭論，特別是與神學觀點相牴觸。<text:span text:style-name="T3"><text:line-break/><text:line-break/></text:span>擔任英國皇家天文學家（<text:span text:style-name="T3">Astronomer Royal</text:span>）主席，也是劍橋大學天體物理學教授的芮斯（<text:span text:style-name="T3">Martin Rees</text:span>）爵士表示，近來情況沒有變得更好，仍然有「一小群人不被重視，且正經歷艱困時期」的研究者。<text:span text:style-name="T3"><text:line-break/><text:line-break/></text:span>不幸的是，史坦曼在獲獎前<text:span text:style-name="T3">3</text:span>天就撒手人寰，當他耗費無數光陰在致力於研究新型的免疫系統細胞時，有好一段時間沒有得到應有的重視。史坦曼的兒子亞當向《路透》表示，父親在追求研究時，面臨眾人的質疑。<text:span text:style-name="T3"><text:line-break/><text:line-break/></text:span>典範交替<text:span text:style-name="T3"><text:s/></text:span>路難行<text:span text:style-name="T3"><text:line-break/><text:line-break/></text:span>科學進展並非總是斷裂的、違反直覺的，而是先提出一些重大觀念，然後屢經科學社群不斷試煉，才會達到斷裂點。<text:span text:style-name="T3"><text:line-break/><text:line-break/></text:span>當選美國化學學會（<text:span text:style-name="T3">ACS</text:span>）主席的沙卡須利（<text:span text:style-name="T3">Bassam Shakhashiri</text:span>）表示，這就是遊戲的本質，他向《路透》表示：「這就是我們如何從事科學，我們仔細檢查、我們深思熟慮；我們要看證據、我們彼此對於證據的一制性及如何理解來進行激辯。」<text:span text:style-name="T3"><text:line-break/><text:line-break/></text:span>美國化學學會在諾貝爾化學獎公布後，稱讚謝茲曼的重大發現。但在<text:span text:style-name="T3">1980</text:span>及<text:span text:style-name="T3">1990</text:span>年代初期，曾擔任<text:span text:style-name="T3">ACS</text:span>主席的鮑靈（<text:span text:style-name="T3">Linus Pauling</text:span>）就激烈批判謝茲曼的研究，他說：「根本不存在像準晶這樣的東西，只是個半調子科學家。。」<text:span text:style-name="T3"><text:line-break/><text:line-break/></text:span>對於研究不符合既定教條的研究者來說，要在學術圈生存並不容易。美國科學促進會（<text:span text:style-name="T3">AAAS</text:span>）執行長雷希納（<text:span text:style-name="T3">Alan Leshner</text:span>）表示，比起點滴累進的研究進展，革命性的發現需要更多證據來支持，他說：「這就是科學的進程：向我證明，如果你無法證明，它就仍然會是個不及格的觀念。」<text:span text:style-name="T3"><text:line-break/><text:line-break/></text:span>劍橋大學科學史暨科學哲學學系教授佛瑞斯特（<text:span text:style-name="T3">John Forrester</text:span>）指出，著有《科學革命的結構》的孔恩曾指出典範轉移，這是走在時代尖端的研究者所要面對的。佛瑞斯特說：「這是一個危險境地，因為這會賭上你的職業。但這就是孔恩說的故事，你會跟不同的群體產生摩擦爭議。」<text:span text:style-name="T3"><text:line-break/><text:line-break/></text:span>愛因斯坦曾反駁量子糾纏（<text:span text:style-name="T3">quantum entanglement</text:span>），將之形容為「鬼魅般的超距作用」。然而在<text:span text:style-name="T3">1970</text:span>到<text:span text:style-name="T3">1990</text:span>年代，許多研究都肯定量子糾纏的效應，曾致力在這項研究的科學家，也是今年可能獲得諾貝爾物理學獎的候選人一。<text:span text:style-name="T3"><text:line-break/><text:line-break/></text:span>尾大不掉<text:span text:style-name="T3"><text:s/></text:span>應虛懷若谷<text:span text:style-name="T3"><text:line-break/><text:line-break/></text:span>為何走在尖端的科學家總是如此孤獨？專家表示，科學革命的本質，就是新典範與原本的常態科學無法相容，新典範迫使科學社群必須去重新評估長期以來所熟悉的概念，但科學社群卻又不大願意放棄舊有的典範。<text:span text:style-name="T3"><text:line-break/><text:line-break/></text:span>李維茲指出，類似的故事也發生在<text:span text:style-name="T3">2005</text:span>年諾貝爾醫學獎得主馬歇爾（<text:span text:style-name="T3">Barry Marshall</text:span>）與瓦倫的身上，他們發現有<text:span text:style-name="T3">80</text:span>％的胃潰瘍是由幽門螺旋桿菌所引起，但這項發現有好幾年的時間是受到冷落的。<text:span text:style-name="T3"><text:line-break/><text:line-break/></text:span>李維茲表示，當時醫學界普遍認為，胃潰瘍是分泌過多胃酸所致，這項觀點在<text:span text:style-name="T3">1980</text:span>年代支持葛蘭素史克藥廠（<text:span text:style-name="T3">GlaxoSmithKline</text:span>）大量生產賣得極佳的善胃得（<text:span text:style-name="T3">Zantac</text:span>），善胃得的藥效主要是抑制胃酸。<text:span text:style-name="T3"><text:line-break/><text:line-break/></text:span>李維茲指出，這是攸關數十億美元商機的產品，強而有力的藥廠、以及接受藥廠提供研究資金的科學家，都將重點放在胃酸分泌。儘管許多醫生在動胃部與<text:span text:style-name="T3">12</text:span>指腸手術時，已經發現胃潰瘍的因素可能與研究發現有出入。<text:span text:style-name="T3"><text:line-break/><text:line-break/></text:span>歷史上，許多革命性的科學家都保持了堅強的風骨與信念。謝茲曼在得知獲獎後，回想起過去被人要求念點教科書的窘境，他只在推特上以簡單的一句話來表示自己的感想：「一名好的科學家，就是不會百分之百確信在教科書裡念到的內容的科學家。」</text:p>
      <text:p text:style-name="P1"><text:span text:style-name="T1">陳真</text:span><text:s/>  |  2011.10.11 03:14   |   <text:a xlink:type="simple" xlink:href="http://palinfo.habago.org/Entry?Command=Information_PrintForum&amp;iPage=546#FORUM31030"><text:span text:style-name="T2">#</text:span></text:a></text:p>
      <text:p text:style-name="P2"><text:span text:style-name="T3">p: </text:span>醫生<text:span text:style-name="T3">,</text:span>都沒效啦<text:span text:style-name="T3">,</text:span>都還是睡不著<text:span text:style-name="T3">.<text:line-break/><text:line-break/>d: </text:span>都沒效<text:span text:style-name="T3">? </text:span>不可能啊<text:span text:style-name="T3">,</text:span>不可能<text:span text:style-name="T3"><text:s/>"</text:span>都<text:span text:style-name="T3">" </text:span>沒效啊<text:span text:style-name="T3">,</text:span>總是會改善一點睡眠品質吧<text:span text:style-name="T3">?<text:line-break/><text:line-break/>p: </text:span>沒效啦<text:span text:style-name="T3">,</text:span>睡不到五分鐘<text:span text:style-name="T3">. <text:line-break/><text:line-break/>dr. </text:span>那我再給妳增加點劑量好了<text:span text:style-name="T3">.<text:line-break/><text:line-break/>p: </text:span>啥咪<text:span text:style-name="T3">?! </text:span>還要增加劑量<text:span text:style-name="T3">? </text:span>那些藥我根本都沒吃啊<text:span text:style-name="T3">.<text:line-break/><text:line-break/>dr. </text:span>是都沒吃還是都沒效<text:span text:style-name="T3">?<text:line-break/><text:line-break/>p: </text:span>都沒吃<text:span text:style-name="T3">, </text:span>所以都沒效<text:span text:style-name="T3">.<text:line-break/><text:line-break/>dr....(</text:span>有點啞口無言<text:span text:style-name="T3">)</text:span>那妳是希望我做什麼<text:span text:style-name="T3">?<text:line-break/><text:line-break/>p: </text:span>不要開什麼助眠劑安眠藥給我啦<text:span text:style-name="T3">, </text:span>鎮靜劑我也不敢吃啦<text:span text:style-name="T3">. </text:span>我的小姨子一看這些藥就說精神科的藥不能吃<text:span text:style-name="T3">, </text:span>說那都是毒品<text:span text:style-name="T3">.<text:line-break/><text:line-break/>d.: </text:span>妳的小姨子也是醫生嗎<text:span text:style-name="T3">?<text:line-break/><text:line-break/>p: </text:span>不是啦<text:span text:style-name="T3">, </text:span>她在給人看風水<text:span text:style-name="T3">.<text:line-break/><text:line-break/>d:....(</text:span>無言<text:span text:style-name="T3">, </text:span>很想按<text:span text:style-name="T3">LP</text:span>自殺<text:span text:style-name="T3">)</text:span>那<text:span text:style-name="T3">...</text:span>妳是要我做什麼<text:span text:style-name="T3">?<text:line-break/><text:line-break/>P: </text:span>唉唷<text:span text:style-name="T3">, </text:span>真好笑<text:span text:style-name="T3">,</text:span>你好可愛啊<text:span text:style-name="T3">,</text:span>你是醫生怎麼問我呢<text:span text:style-name="T3">? </text:span>你要開藥給我讓我好睡覺啊<text:span text:style-name="T3">.<text:line-break/><text:line-break/>d: </text:span>我上回就開了啊<text:span text:style-name="T3">,</text:span>但妳不吃我也沒辦法<text:span text:style-name="T3">.<text:line-break/><text:line-break/>p: </text:span>我不要吃鎮靜劑安眠藥<text:span text:style-name="T3">,</text:span>精神科的藥我不敢吃<text:span text:style-name="T3">. </text:span>我的大舅子說吃了頭殼會壞掉<text:span text:style-name="T3">.<text:line-break/><text:line-break/>d: </text:span>妳的大舅子也是醫生嗎<text:span text:style-name="T3">?<text:line-break/><text:line-break/>p: </text:span>不是啦<text:span text:style-name="T3">,</text:span>沒有你們那麼厲害啦<text:span text:style-name="T3">,</text:span>他是在做水電的<text:span text:style-name="T3">. <text:line-break/><text:line-break/>d: </text:span>妳不吃精神科的藥<text:span text:style-name="T3">,</text:span>但我這邊就是精神科啊<text:span text:style-name="T3">...<text:line-break/><text:line-break/>p: </text:span>不然你開上次那顆紅色的藥給我好了<text:span text:style-name="T3">.<text:line-break/><text:line-break/>d: </text:span>上次哪顆紅色的<text:span text:style-name="T3">? </text:span>那是什麼藥妳知道嗎<text:span text:style-name="T3">?<text:line-break/><text:line-break/>p: </text:span>我不知道啊<text:span text:style-name="T3">.<text:line-break/><text:line-break/>d: </text:span>既然不知道<text:span text:style-name="T3">,</text:span>為什麼指定要這顆藥<text:span text:style-name="T3">?<text:line-break/><text:line-break/>p: </text:span>因為我上次吃你開的那顆紅色的藥很有效<text:span text:style-name="T3">.<text:line-break/><text:line-break/>d: </text:span>妳不是說妳都沒吃<text:span text:style-name="T3">?<text:line-break/><text:line-break/>p: </text:span>有吃就有效<text:span text:style-name="T3">,</text:span>沒吃就沒效啊<text:span text:style-name="T3">.<text:line-break/><text:line-break/>d:...(</text:span>啞口無言<text:span text:style-name="T3">,</text:span>真的很想捏<text:span text:style-name="T3">LP</text:span>自殺<text:span text:style-name="T3">)<text:line-break/><text:line-break/>(</text:span>然後你得花大約平均一個要<text:span text:style-name="T3"><text:s/>30</text:span>分鐘<text:span text:style-name="T3">,</text:span>告訴對方吃安眠藥不等於吸毒<text:span text:style-name="T3">)<text:line-break/><text:line-break/></text:span>這大概就是做為一個精神科開業醫的每日常態性對話<text:span text:style-name="T3">.</text:span>我常覺得很挫折<text:span text:style-name="T3">, </text:span>感覺溝通真的好難<text:span text:style-name="T3">,</text:span>偏見與錯覺的力量顯然還是遠遠大於最基本的理性<text:span text:style-name="T3">,</text:span>往往令人無言<text:span text:style-name="T3">.<text:line-break/><text:line-break/></text:span>但是這還不算是什麼溝通上的失言困境<text:span text:style-name="T3">. </text:span>我的信箱裏目前還有兩封過去醫院同事的來信已經放好幾個月了我都還沒回<text:span text:style-name="T3">. </text:span>一個是希望我幫他看升等論文<text:span text:style-name="T3">,</text:span>一個是希望我幫她改論文的英文摘要<text:span text:style-name="T3">. </text:span>這些事我常做<text:span text:style-name="T3">,</text:span>但總覺得很痛苦<text:span text:style-name="T3">,</text:span>因為他們既然有求於我<text:span text:style-name="T3">,</text:span>當然就是要我一就一<text:span text:style-name="T3">,</text:span>二就二<text:span text:style-name="T3">,</text:span>把錯誤改正<text:span text:style-name="T3">,</text:span>把不良的東西改善<text:span text:style-name="T3">. </text:span>但我知道我若真的這麼做<text:span text:style-name="T3">,</text:span>我若真的把他們的文章誠實地改得滿江紅<text:span text:style-name="T3">,</text:span>他們一定會很不爽<text:span text:style-name="T3">. <text:line-break/><text:line-break/></text:span>這就好像有人拿著槍頂著你的頭要你說實話<text:span text:style-name="T3">,</text:span>但同時卻又讓你明白<text:span text:style-name="T3">,</text:span>你若膽敢真的說實話<text:span text:style-name="T3">,</text:span>他馬上一槍打死你<text:span text:style-name="T3">.<text:line-break/><text:line-break/></text:span>也許你會說<text:span text:style-name="T3">,</text:span>何不學學政客<text:span text:style-name="T3">,</text:span>半真半假似真若假<text:span text:style-name="T3">,</text:span>虎爛過去就算了<text:span text:style-name="T3">. </text:span>我也常想學這套政客本領<text:span text:style-name="T3">,</text:span>可是<text:span text:style-name="T3">,</text:span>既然只能胡扯虎爛<text:span text:style-name="T3">,</text:span>何不一開始就拒絕這種不可能的任務<text:span text:style-name="T3">?<text:line-break/><text:line-break/></text:span>就如若有女性同胞要我猜她幾歲<text:span text:style-name="T3">,</text:span>我通常也是啞口無言<text:span text:style-name="T3">,</text:span>不知道要怎麼給答案<text:span text:style-name="T3">. </text:span>歲數給大了很傷人<text:span text:style-name="T3">,</text:span>給小了<text:span text:style-name="T3">,</text:span>人家說你嘴巴好甜好會講話<text:span text:style-name="T3">,</text:span>是不是對倫家有意思啊<text:span text:style-name="T3">? <text:line-break/><text:line-break/></text:span>難道所謂溝通就只是雞同鴨講毫無理性可言<text:span text:style-name="T3">? </text:span>或是你永遠只能給出一個根本不可能存在的<text:span text:style-name="T3"><text:s/>"</text:span>真實的謊言<text:span text:style-name="T3">"?<text:line-break/><text:line-break/></text:span>跟人講話經常很害怕很尷尬很慌張<text:span text:style-name="T3">,</text:span>因為不知道該怎麼說話才能符合對方心意或是至少不要讓對方產生更多誤解<text:span text:style-name="T3">,</text:span>或許我們雖然講的都是中文<text:span text:style-name="T3">,</text:span>但實際上卻是完全不一樣的兩種語言<text:span text:style-name="T3">.<text:line-break/><text:line-break/></text:span>如果有人對你說<text:span text:style-name="T3">:"</text:span>來坐喔<text:span text:style-name="T3">",</text:span>你可別真的開門進去坐<text:span text:style-name="T3">;</text:span>他可沒那個意思<text:span text:style-name="T3">. </text:span>難怪馬龍白蘭度會說在好萊塢如果有人告訴你說<text:span text:style-name="T3">:trust me! </text:span>他的意思其實是<text:span text:style-name="T3"><text:s/>fuck you!<text:line-break/><text:line-break/></text:span>做為一個不擅溝通的自閉患者<text:span text:style-name="T3">,</text:span>做為一個相信<text:span text:style-name="T3"><text:s/>1</text:span>等於<text:span text:style-name="T3">1,2</text:span>等於<text:span text:style-name="T3">2</text:span>的怪人<text:span text:style-name="T3">,</text:span>溝通真不是一件容易的事<text:span text:style-name="T3">. </text:span>麥田捕手說得對<text:span text:style-name="T3">,</text:span>最好讓我既聾且啞<text:span text:style-name="T3">,</text:span>省得說一堆我其實真的很不想說的混話<text:span text:style-name="T3">.<text:line-break/><text:line-break/></text:span>每次我在溝通上感到極度的痛苦<text:span text:style-name="T3">,</text:span>我就常想起<text:span text:style-name="T3">1,</text:span>想起<text:span text:style-name="T3">2</text:span>等等這些簡單的符號<text:span text:style-name="T3">,</text:span>想起<text:span text:style-name="T3">a</text:span>等於<text:span text:style-name="T3">a,</text:span>想起等號兩端的相同事物<text:span text:style-name="T3">,</text:span>想起一些線條和音符<text:span text:style-name="T3">,</text:span>進而給自己一點自慰<text:span text:style-name="T3">,oops...</text:span>我又說錯了<text:span text:style-name="T3">,</text:span>我是說自我安慰<text:span text:style-name="T3">.</text:span></text:p>
      <text:p text:style-name="P1"><text:span text:style-name="T1">陳真</text:span><text:s/>  |  2011.10.10 12:50   |   <text:a xlink:type="simple" xlink:href="http://palinfo.habago.org/Entry?Command=Information_PrintForum&amp;iPage=546#FORUM31029"><text:span text:style-name="T2">#</text:span></text:a></text:p>
      <text:p text:style-name="P3">這是個挑起無數戰爭殺害千萬人的頭號戰爭罪犯及軍火掮客<text:span text:style-name="T3">,</text:span>在歐洲及許多國家<text:span text:style-name="T3">,</text:span>不管去到哪<text:span text:style-name="T3">,</text:span>群眾都會如影隨行抗議不斷<text:span text:style-name="T3">,</text:span>唯獨來到台灣卻成為功在黨國榮耀百姓的貴賓<text:span text:style-name="T3">.<text:line-break/><text:line-break/></text:span>陳真<text:span text:style-name="T3"><text:line-break/>=========<text:line-break/></text:span>倫斯斐：美應檢討台灣國防需求<text:span text:style-name="T3"> <text:line-break/><text:line-break/></text:span>【聯合報╱記者王光慈／台北報導】<text:span text:style-name="T3"><text:s/>2011.10.10 03:37 am <text:line-break/><text:line-break/></text:span>美國國防部前部長倫斯斐（左），昨晚與外交部長楊進添會晤。<text:span text:style-name="T3"><text:line-break/></text:span>記者陳志曲／攝影<text:span text:style-name="T3"> <text:line-break/><text:line-break/></text:span>來台參加中華民國建國百年國慶的美國國防部前部長倫斯斐，昨晚與外交部長楊進添會晤後表示，美國有責任及義務檢討台灣提出的國防需求，「過去美國政府都是這樣做，我認為未來也會持續」。<text:span text:style-name="T3"><text:line-break/><text:line-break/></text:span>對於台灣向美採購<text:span text:style-name="T3">F-16 C/D</text:span>型戰機和柴電潛艦案的進度，倫斯斐雖以「已離開政府部門，不清楚後續發展」回應，但仍引用美國前總統艾森豪的話「要透過力量才能達到和平」（<text:span text:style-name="T3">peace through strength</text:span>），強調美國有責任和義務檢討台灣提出的防衛需求。<text:span text:style-name="T3"><text:line-break/><text:line-break/></text:span>談到對中國大陸的看法，倫斯斐認為，不應過度強調或低估中國大陸的影響力，因為「一枚硬幣有兩面」；中國大陸很強大、經濟強盛，但與鄰國相處有困難，在南海屢有爭議，內部則有一胎化、多種族、鎮壓所造成的騷動等問題，外界應綜合正視這些問題，建立與大陸建設性的關係。<text:span text:style-name="T3"><text:line-break/><text:line-break/></text:span>縱橫美國政壇近五十年的倫斯斐，雖離開政府已五年，但影響力猶在。此次訪台除參加國慶典禮外，也將發表「太平洋於廿一世紀之挑戰及前瞻」專題演講，並獲馬總統親贈「大綬景星勳章」<text:span text:style-name="T3"><text:line-break/><text:line-break/></text:span>【<text:span text:style-name="T3">2011/10/10 </text:span>聯合報】<text:span text:style-name="T3">@ http://udn.com/</text:span></text:p>
      <text:p text:style-name="P1"><text:span text:style-name="T1">陳真</text:span><text:s/>  |  2011.10.10 12:44   |   <text:a xlink:type="simple" xlink:href="http://palinfo.habago.org/Entry?Command=Information_PrintForum&amp;iPage=546#FORUM31028"><text:span text:style-name="T2">#</text:span></text:a></text:p>
      <text:p text:style-name="P2">有人不是說消化不良需要催吐劑嗎<text:span text:style-name="T3">? </text:span>這就是了<text:span text:style-name="T3">.<text:line-break/><text:line-break/></text:span>陳真<text:span text:style-name="T3"><text:line-break/><text:line-break/>==========<text:line-break/></text:span>國慶台南升旗<text:span text:style-name="T3"><text:s/></text:span>小英唱國歌<text:span text:style-name="T3"><text:line-break/><text:line-break/>2011/10/10 09:16 </text:span>（中央社記者林紳旭台南<text:span text:style-name="T3">10</text:span>日電）<text:span text:style-name="T3"><text:line-break/><text:line-break/></text:span>民主進步黨總統參選人蔡英文今天參加台南市政府舉辦的國慶日升旗典禮，藍綠支持者齊聚，眾人的目光集中在蔡英文身上，蔡英文唱國歌後，注視國旗在樂聲中冉冉上升。<text:span text:style-name="T3"><text:line-break/><text:line-break/></text:span>大會播放國歌音樂，蔡英文第一時間頓了一下後，隨即開始開口跟唱，之後一旁的台南市長賴清德也跟上節奏一起唱。<text:span text:style-name="T3"><text:line-break/><text:line-break/></text:span>賴清德致詞時表示，今天不分黨派大家齊聚，非常具有意義，這就是台灣應該要尋求的互相尊重、互相包容。國人參加各項競賽，只要是看到國旗，常常會感動，甚至落淚，這種和諧、包容要持續推動，並預祝國運昌隆。<text:span text:style-name="T3">1001010</text:span></text:p>
      <text:p text:style-name="P1">qegg   |  2011.10.09 13:20   |   <text:a xlink:type="simple" xlink:href="http://palinfo.habago.org/Entry?Command=Information_PrintForum&amp;iPage=546#FORUM31027"><text:span text:style-name="T2">#</text:span></text:a></text:p>
      <text:p text:style-name="P6"><text:span text:style-name="T1">希望大家也能关注一下这个人：</text:span><text:line-break/><text:line-break/>http://zh.wikipedia.org/zh-cn/%E9%99%88%E5%85%89%E8%AF%9A<text:line-break/><text:line-break/><text:span text:style-name="T1">现在他被软禁在临沂郊区的一个农村，生死未卜。小孩被迫失学。</text:span></text:p>
      <text:p text:style-name="P1"><text:span text:style-name="T1">陳真</text:span><text:s/>  |  2011.10.07 18:37   |   <text:a xlink:type="simple" xlink:href="http://palinfo.habago.org/Entry?Command=Information_PrintForum&amp;iPage=546#FORUM31026"><text:span text:style-name="T2">#</text:span></text:a></text:p>
      <text:p text:style-name="P2">很多人喜歡故示清高狀各打五十大板說藍綠一樣爛<text:span text:style-name="T3">,</text:span>這話不對<text:span text:style-name="T3">. </text:span>藍的政治人物越往基層越糟糕<text:span text:style-name="T3">,</text:span>上層則看不出什麼道德品性上的問題<text:span text:style-name="T3">. </text:span>但綠的卻相反<text:span text:style-name="T3">,</text:span>基層倒是還好<text:span text:style-name="T3">,</text:span>越往高層就越是臭不可聞<text:span text:style-name="T3">.<text:line-break/><text:line-break/></text:span>陳真<text:span text:style-name="T3"><text:line-break/><text:line-break/>==========<text:line-break/></text:span>挺蘇嘉全<text:span text:style-name="T3"><text:s/></text:span>綠委：種經濟作物才叫農地嗎<text:span text:style-name="T3"><text:line-break/><text:line-break/></text:span>更新日期<text:span text:style-name="T3">:2011/10/05 11:25 <text:line-break/><text:line-break/></text:span>民進黨副總統參選人蘇嘉全農地使用引起爭議，立法院民進黨團表示，這是歷史共業。黨團幹事長蔡煌瑯表示，法律並沒有禁止公務員，不能在公餘從事農作；更沒有規定要種植經濟作物才叫農地，他認為國民黨的做法，是在政治迫害農民。<text:span text:style-name="T3"><text:line-break/><text:line-break/>=========<text:line-break/></text:span>我也想當農民（趙少康）<text:span text:style-name="T3"><text:line-break/><text:line-break/>2011</text:span>年<text:span text:style-name="T3"><text:s/>10</text:span>月<text:span text:style-name="T3">07</text:span>日<text:span text:style-name="T3"><text:s/></text:span>剛開始我還有點同情蘇嘉全，為了選舉，祖墳也被拿出來打、表哥也被拿出來打、農舍也被拿出來打，但蘇嘉全的態度，卻讓他自己愈來愈陷入進退不得的窘境。<text:span text:style-name="T3"><text:line-break/><text:line-break/><text:line-break/></text:span>「農舍農用」是基本原則，否則為何叫「農舍」？為何不叫「旅館」、「別墅」、「公寓」？「農舍」是為了方便「農用」的，「農用」為主，「農舍」為輔，為了達到「農用」的目的，才准你蓋十分之一面積的「農舍」，就近在其餘十分之九土地上從事農事，絕不是要你假借在十分之九土地上「拈花惹草」，布置園林，打造一棟高雅美麗的歐式「莊園」，這不是掛羊頭賣狗肉是什麼？<text:span text:style-name="T3"> <text:line-break/><text:line-break/></text:span>蘇嘉全如果一開始就放低姿態，表達如有違反法規就依法處理，並且搬離該豪華農舍不再居住，甚至捐作公益，相信大多數人也不會深究，但他擺出一副強硬態度，說什麼「難道農舍就該破爛？」又要「查查馬英九的綠卡及他女兒有無美國護照」，反擊「花幾百萬蓋的錢在台北買不到幾坪」（其實在台北不算土地只蓋房子，營造費一坪也不過<text:span text:style-name="T3">10</text:span>幾萬），甚至隔山打牛把陳瑞仁檢察官拖下水，逼得陳瑞仁跳出來辯駁「我真的有種農作物，<text:span text:style-name="T3">13</text:span>坪的鐵皮屋農具間好窄，不是豪宅」，屏東縣政府<text:span text:style-name="T3">5</text:span>個局長更一字排開替他背書，至此，該「台灣第一豪華農舍」地位已告確立，就像當年陳水扁的官田老家一樣，必將成為熱門觀光景點，印證台灣農業起飛的經濟奇蹟，讓歐美日人士對台灣的農村建設與典雅品味刮目相看，現在就算出動幾部怪手把柏油路挖掉改成碎石路也動搖不了「第一農舍」的品牌了。<text:span text:style-name="T3"><text:line-break/><text:line-break/></text:span>蘇嘉全還剩最後一招，就是耍狠昭告天下，「要拆可以，把全台灣的一萬多棟農舍一起拆掉」。要死一起死，看你敢不敢一下子丟掉幾萬票？銓敘部「公務員回家種菜自己吃，不算違法」也被拿來當擋箭牌，用腳想也知道，公務員回家「做」菜自己吃也不違法，但這樣算是正牌廚師嗎？公餘在家做菜不算廚師，在家種菜當然不算農民，不算農民，可以申請蓋農舍嗎？開賓士、住豪華農舍、還可幹大官，這樣，我也想當農民<text:span text:style-name="T3"><text:line-break/><text:line-break/><text:line-break/></text:span>《趙少康傳真》<text:span text:style-name="T3"><text:line-break/></text:span>作者為廣播電視節目主持人<text:span text:style-name="T3"> <text:line-break/><text:line-break/>==========<text:line-break/></text:span>昨蒐證<text:span text:style-name="T3"><text:s/></text:span>一夜長出<text:span text:style-name="T3">60</text:span>盆栽<text:span text:style-name="T3"><text:line-break/><text:line-break/></text:span>更新日期<text:span text:style-name="T3">:2011/10/07 09:26 </text:span>記者楊湘鈞、陳崑福、鄭宏斌、許紹軒、李順<text:span text:style-name="T3"> <text:line-break/><text:line-break/></text:span>內政部長江宜樺昨天表示，如果在農地上從事非農業用途，依據現行法令，地方政府可以開罰新台幣六至卅萬元，且可連續處罰；他強調，依現行法令，即可判斷蘇嘉全的農舍有沒有違法。<text:span text:style-name="T3"><text:line-break/><text:line-break/></text:span>國民黨立委邱毅昨天到監察院告發蘇嘉全夫婦知法犯法，明明不具農民身分，卻偽造文書假冒農民興建豪宅。邱毅也一併告發屏東縣長曹啟鴻、屏東縣城鄉發展處長黃肇崇、農業處長林景和等人涉偽造文書、圖利、瀆職，由輪值監委馬秀如受理告發案。<text:span text:style-name="T3"><text:line-break/><text:line-break/></text:span>屏東地檢署昨天派員調閱民進黨副總統參選人蘇嘉全的太太洪恆珠相關資料，從標到該筆農地，到整地、興建、發照等過程，並到現場拍照蒐證，展開偵辦。屏東地檢署發言人主任檢察官蔡榮龍昨晚表示，邱毅質疑相關人員涉圖利罪嫌，檢方即分他案蒐證。<text:span text:style-name="T3"><text:line-break/><text:line-break/></text:span>國民黨團書記長趙麗雲說，蘇嘉全農舍一夜之間長出五、六十株金桔、葡萄苗、果樹盆栽，本來鋪好的柏油路也變成泥土路，如果不是心虛自認違法，何必做這些？<text:span text:style-name="T3"><text:line-break/><text:line-break/>===========<text:line-break/></text:span>邱毅爆蘇嘉全妻佔路<text:span text:style-name="T3"><text:s/></text:span>阻農民進出<text:span text:style-name="T3"><text:line-break/><text:line-break/></text:span>更新日期<text:span text:style-name="T3">:2011/10/07 15:37 <text:line-break/><text:line-break/></text:span>邱毅緊咬蘇嘉全屏東農舍爭議不放，這次又向媒體爆料農舍旁一塊農地，當初被蘇嘉全妻子洪恆珠給標走之後，洪恆珠把農民共用的產業道路設鐵門封住，讓農民無法進出，為此一位劉姓的<text:span text:style-name="T3">70</text:span>多歲農民還曾經當面淚眼跪求洪恆珠，最後甚至控告她侵占道路使用權，卻在二審敗訴！<text:span text:style-name="T3"><text:line-break/><text:line-break/></text:span>拿出老農民用日曆紙寫下的陳情書，邱毅說上面都是農民的血淚控訴，控訴蘇嘉全妻子洪恆珠將產業道路用鐵門封住，讓農民平常運送農作賴以維生的產業道路<text:span text:style-name="T3"><text:s/></text:span>無法進出，邱毅說農民為此還當面跪求洪恆珠。<text:span text:style-name="T3"><text:line-break/><text:line-break/></text:span>以這張空照圖來說明，當時洪恆珠標得當地一塊農地之後，左邊這條產業道路就加設鐵門封路，但老農民的農耕地就在農地後方，如此一來，除非他們繞路而行，<text:span text:style-name="T3"><text:s/></text:span>否則無法進出農地，老農民在民國<text:span text:style-name="T3">93</text:span>年按鈴控告洪恆珠強佔道路通行權，一審勝訴，但二審訴訟結果大逆轉。<text:span text:style-name="T3"><text:line-break/><text:line-break/></text:span>媒體在屏東找到向立委邱毅陳情的老農民家，老農民的太太一提起這件事就潸然淚下，夫妻倆最後走投無路之下，轉而找上立委邱毅陳情，蘇嘉全的農舍爭議越滾越大，短時間恐怕無法落幕。</text:p>
      <text:p text:style-name="P1"><text:span text:style-name="T1">陳真</text:span><text:s/>  |  2011.10.05 20:08   |   <text:a xlink:type="simple" xlink:href="http://palinfo.habago.org/Entry?Command=Information_PrintForum&amp;iPage=546#FORUM31025"><text:span text:style-name="T2">#</text:span></text:a></text:p>
      <text:p text:style-name="P3">剛剛吃了一粒芭樂當晚餐<text:span text:style-name="T3">,</text:span>隨口朝窗外吐出一粒種子<text:span text:style-name="T3">,</text:span>射程約八公尺<text:span text:style-name="T3">,</text:span>恰恰掉在一片泥土上<text:span text:style-name="T3">. </text:span>依照那個垃圾黨的說法<text:span text:style-name="T3">,</text:span>五十年後這裏就是一片芭樂森林了<text:span text:style-name="T3">. </text:span>媽的<text:span text:style-name="T3">,</text:span>想不到我對宇宙竟然有這麼大的貢獻我怎麼之前都不知道<text:span text:style-name="T3">,</text:span>有什麼法律能說我不是愛好大自然的芭樂森林王子呢<text:span text:style-name="T3">?<text:line-break/><text:line-break/></text:span>陳真<text:span text:style-name="T3"><text:line-break/><text:line-break/>===============<text:line-break/></text:span>蘋果日報<text:span text:style-name="T3"><text:line-break/><text:line-break/>2011</text:span>年<text:span text:style-name="T3"><text:s/>10</text:span>月<text:span text:style-name="T3">05</text:span>日<text:span text:style-name="T3"> <text:line-break/><text:line-break/></text:span>蘇嘉全的農舍是否豪華，涉及主觀認知。但是農舍其餘土地是否農用，這可不能脫離一般常識範圍。屏縣府說，蘇家農地上有草皮、還種有果樹，這些可以算農作嗎？<text:span text:style-name="T3"> <text:line-break/><text:line-break/></text:span>洪恆珠說，這些果樹數十年後就可以賣。蘇嘉全當過農委會主委，老婆如此說法，簡直欲蓋彌彰，如果「真農民們」的農作都要等到十年後再賣，農民早喝西北風了。</text:p>
      <text:p text:style-name="P1"><text:span text:style-name="T1">陳真</text:span><text:s/>  |  2011.10.05 17:18   |   <text:a xlink:type="simple" xlink:href="http://palinfo.habago.org/Entry?Command=Information_PrintForum&amp;iPage=546#FORUM31024"><text:span text:style-name="T2">#</text:span></text:a></text:p>
      <text:p text:style-name="P2">依照頗具語言天份的<text:span text:style-name="T3"><text:s/></text:span>某<text:span text:style-name="T3">~</text:span>黨政治語意學<text:span text:style-name="T3">,</text:span>其實我不但是個農夫<text:span text:style-name="T3">,</text:span>因為我種了一株盆栽竹子在診間<text:span text:style-name="T3">,</text:span>同時我還是個牧羊人<text:span text:style-name="T3">,</text:span>小時候離家出走常去的安平海邊防風林外有幾頭羊<text:span text:style-name="T3">,</text:span>有時我會去看看牠們<text:span text:style-name="T3">. <text:line-break/><text:line-break/></text:span>嚴格說來<text:span text:style-name="T3">,</text:span>我的診間正是一片森林<text:span text:style-name="T3">,</text:span>這是為了造福台南鄉親<text:span text:style-name="T3">,</text:span>響應造林減碳運動<text:span text:style-name="T3">,</text:span>關懷整個宇宙<text:span text:style-name="T3">,</text:span>於是我在診間外樓梯口擺著同事的小孩用塑膠盒種的幾個豆芽菜盆栽<text:span text:style-name="T3">,</text:span>雖然這幾棵豆芽菜現在還很小<text:span text:style-name="T3">,</text:span>只不過一個巴掌大<text:span text:style-name="T3">,</text:span>但只要我們有信心<text:span text:style-name="T3">,</text:span>對鄉土充滿熱愛<text:span text:style-name="T3">,</text:span>總有一天他們會長大長大再長大<text:span text:style-name="T3">,</text:span>而且隨著他們的種子的種子的種子的種子之不斷播送<text:span text:style-name="T3">,</text:span>總有一天<text:span text:style-name="T3">,</text:span>他們將長大成林<text:span text:style-name="T3">,</text:span>覆蓋整個美麗的永康甚至大台南大台灣<text:span text:style-name="T3">~oh, yeh~<text:line-break/><text:line-break/></text:span>不瞞各位<text:span text:style-name="T3">,</text:span>其實我不但牧羊而且還牧狗<text:span text:style-name="T3">,</text:span>雖然只牧一條<text:span text:style-name="T3">,</text:span>但請問馬辦打手農委會有沒有法律規定要養幾頭狗幾頭羊才算從事蓄牧業<text:span text:style-name="T3">? </text:span>若說養一條狗就不算蓄牧業<text:span text:style-name="T3">,</text:span>那是在欺負咱淳樸的台灣鄉親<text:span text:style-name="T3">,</text:span>追殺全國的蓄牧業者<text:span text:style-name="T3">.<text:line-break/><text:line-break/></text:span>除了務農蓄牧<text:span text:style-name="T3">,</text:span>同時我還進行養殖業<text:span text:style-name="T3">,</text:span>雖然這些魚蝦暫時都冰在冰凍庫裏<text:span text:style-name="T3">,</text:span>但請問馬辦打手農委會有沒有法律規定一定要養活的魚蝦才算養殖<text:span text:style-name="T3">?! </text:span>只因為魚蝦們暫時停止呼吸就認為他們不算養殖簡直就是欺人太甚<text:span text:style-name="T3">. <text:line-break/><text:line-break/></text:span>再說<text:span text:style-name="T3">,</text:span>冰凍只是一時的<text:span text:style-name="T3">,</text:span>解凍之後的烹調才是永恆的口感<text:span text:style-name="T3">,</text:span>透過不斷的嚐試<text:span text:style-name="T3">,</text:span>我努力研發海產品種之口味改良<text:span text:style-name="T3">,</text:span>為的就是希望讓咱鄉親辛苦的漁業養殖能在國際上大放異彩<text:span text:style-name="T3">.<text:line-break/><text:line-break/></text:span>眼尖的人一定看得出來<text:span text:style-name="T3">,</text:span>董事長文武全才<text:span text:style-name="T3">,</text:span>不但務農蓄牧造林<text:span text:style-name="T3">,</text:span>同時還是個桌球高手<text:span text:style-name="T3">,</text:span>曾經代表劍橋大學國王學院出戰各國高手<text:span text:style-name="T3">,</text:span>連勝九場<text:span text:style-name="T3">,</text:span>傳為桌球史上的佳話<text:span text:style-name="T3">. </text:span>最令人嘖嘖稱奇的一次傳奇是<text:span text:style-name="T3">,</text:span>在一次國際友誼賽中<text:span text:style-name="T3">,</text:span>董事長以<text:span text:style-name="T3">21</text:span>比<text:span text:style-name="T3"><text:s/>0</text:span>打敗一名俄羅斯女選手<text:span text:style-name="T3">,</text:span>更以直落三痛宰一位大陸高手<text:span text:style-name="T3">.<text:line-break/><text:line-break/></text:span>目前<text:span text:style-name="T3">,</text:span>董事長更在一位早已退隱江湖的桌壇前輩的魔鬼訓練下<text:span text:style-name="T3">,</text:span>正加緊練球<text:span text:style-name="T3">,</text:span>準備迎接<text:span text:style-name="T3">2012</text:span>年倫敦奧運<text:span text:style-name="T3">. </text:span>馬辦打手體委會有什麼不滿請說<text:span text:style-name="T3">! </text:span>法律有沒有規定我不能為奧運做準備<text:span text:style-name="T3">? </text:span>法律有沒有規定我不能自稱桌球國手<text:span text:style-name="T3">? </text:span>既然我們都是<text:span text:style-name="T3"><text:s/>~</text:span>台灣國的國民<text:span text:style-name="T3">,</text:span>只要我們有著一顆愛台灣的心<text:span text:style-name="T3">,</text:span>加上我有一隻剛強有力握著桌球拍的手<text:span text:style-name="T3">,</text:span>這不是國手是什麼<text:span text:style-name="T3">?! </text:span>難道為了選舉<text:span text:style-name="T3">,</text:span>就要羞辱咱純樸的愛好桌球運動之鄉親<text:span text:style-name="T3">? </text:span>羞辱我阿真一人沒關係<text:span text:style-name="T3">,</text:span>但絕不允許羞辱咱純樸的台灣鄉親父老<text:span text:style-name="T3">. <text:line-break/><text:line-break/></text:span>董事長如繁星一般數不清的優點之一就是非常謙虛<text:span text:style-name="T3">,</text:span>我敢說真的全世界都找不到一個比我還謙虛的人<text:span text:style-name="T3">. </text:span>但我再怎麼謙虛<text:span text:style-name="T3">,</text:span>再怎麼深藏不露<text:span text:style-name="T3">,</text:span>都還是掩蓋不了滿身的才華<text:span text:style-name="T3">. </text:span>內行人一定看得出來<text:span text:style-name="T3">,</text:span>我其實是個深藏不露的詠春加截拳道高手<text:span text:style-name="T3">. </text:span>診所對面就是詠春館<text:span text:style-name="T3">,</text:span>再過一條街就是教授李小龍截拳道的振藩武館<text:span text:style-name="T3">,</text:span>附近街坊鄰居更是個個動不動就動刀動槍<text:span text:style-name="T3">,</text:span>在這樣一種武學氣氛的薰陶下<text:span text:style-name="T3">,</text:span>我能成為一名武學高手自然是順理成章指日可待<text:span text:style-name="T3">. <text:line-break/><text:line-break/></text:span>而且<text:span text:style-name="T3">,</text:span>春天快到了<text:span text:style-name="T3">,</text:span>百花齊放<text:span text:style-name="T3">,</text:span>平均氣溫已在<text:span text:style-name="T3">26</text:span>度以下<text:span text:style-name="T3">,</text:span>讓我不禁天天高歌詠嘆春天的到來<text:span text:style-name="T3">,</text:span>各位有什麼不滿儘管說<text:span text:style-name="T3">,</text:span>有什麼法律規定說我不能自稱是一名詠春高手<text:span text:style-name="T3">? </text:span>一定要詠什麼春才叫詠春嗎<text:span text:style-name="T3">? </text:span>太霸道了<text:span text:style-name="T3">,</text:span>選舉選到這樣真是令人唾棄<text:span text:style-name="T3">. <text:line-break/><text:line-break/></text:span>鄉親啊<text:span text:style-name="T3">,</text:span>我講的對不對啊<text:span text:style-name="T3">? (</text:span>對啦對啦<text:span text:style-name="T3">!</text:span>群眾鼓掌<text:span text:style-name="T3">~)<text:line-break/><text:line-break/></text:span>陳真<text:span text:style-name="T3"><text:line-break/>=============<text:line-break/></text:span>蘇嘉全豪宅種果樹<text:span text:style-name="T3"><text:s/></text:span>農委會：自己吃不算<text:span text:style-name="T3"><text:line-break/></text:span>更新日期<text:span text:style-name="T3">:2011/10/05 12:25 <text:line-break/><text:line-break/></text:span>民進黨副總統參選人蘇嘉全強調，自己豪華農舍旁的土地上種有果樹，這是「造林」。不過農委會主秘戴玉燕今天表示，如果農地上面種植的果樹，只是拿來自己吃，沒有經濟性，就不能算是農業使用。<text:span text:style-name="T3"><text:line-break/><text:line-break/>=======<text:line-break/></text:span>農地蓋豪宅<text:span text:style-name="T3">! </text:span>蘇嘉全被批知法玩法<text:span text:style-name="T3"><text:line-break/><text:line-break/></text:span>更新日期<text:span text:style-name="T3">:2011/10/05 14:37 <text:line-break/><text:line-break/></text:span>立委邱毅上午再度追打蘇嘉全，還拿出民國九十五年訂定的農地運用管理條例，批評蘇嘉全擔任農委會主委時立法，知法玩法犯法，農舍得由農民興建，蘇嘉全卻以擔任公務員太太洪恆珠名義，在農地上蓋豪宅，對此蘇嘉全反駁，他太太下班兼著做農作，沒有違法，至於太太到底有沒有農民身份，蘇嘉全沒有回應。<text:span text:style-name="T3"><text:line-break/><text:line-break/></text:span>蘇嘉全四日拜訪高雄市鳳山、仁武農會，他說，自己只花幾百萬蓋農舍，竟被批評是豪宅，「誰說鄉下一定要住醜房子？」<text:span text:style-name="T3"><text:line-break/><text:line-break/>=========<text:line-break/></text:span>農委會：美觀造景<text:span text:style-name="T3"><text:s/></text:span>不算農用<text:span text:style-name="T3"><text:line-break/><text:line-break/></text:span>更新日期<text:span text:style-name="T3">:2011/10/05 05:30 </text:span>侯俐安、沈婉玉／台北報導<text:span text:style-name="T3"> <text:line-break/></text:span>中國時報【侯俐安、沈婉玉／台北報導】<text:span text:style-name="T3"><text:line-break/><text:line-break/></text:span>民進黨副總統參選人蘇嘉全的屏東農舍是否合乎標準，農委會強調，農地使用最高原則為「農地農用」，農舍占農地的十分之一，其餘十分之九必須做為農業生產使用，而蘇家種植的苗木及果樹，如果用途為美觀、造景設施，當然沒有經濟性、不是農業生產、不算農地，亦不稱為農用，「是所有農民都知道的事實」。<text:span text:style-name="T3"><text:line-break/><text:line-break/>=======<text:line-break/></text:span>綠批農委會：為打蘇追殺全國合法農舍<text:span text:style-name="T3"><text:line-break/><text:line-break/></text:span>更新日期<text:span text:style-name="T3">:2011/10/05 04:11 </text:span>〔自由時報記者曾韋禎、顏若瑾、曹明正、王榮祥、方志賢、林俊宏／綜合報導〕農委會解釋興建農舍的十分之九農地須做經濟性農業生產使用，民進黨團幹事長蔡煌瑯昨痛批，農委會曲解相關規定，大當馬辦打手，難道要為了打壓一個蘇嘉全，追殺全國現存合法農舍？<text:span text:style-name="T3"><text:line-break/><text:line-break/>======<text:line-break/></text:span>「妻非農民<text:span text:style-name="T3"><text:s/></text:span>怎蓋農舍」蘇避答快閃<text:span text:style-name="T3"><text:line-break/></text:span>更新日期<text:span text:style-name="T3">:2011/10/05 09:25 </text:span>記者王昭月、陳宏睿／高雄報導<text:span text:style-name="T3"> <text:line-break/><text:line-break/></text:span>對立委邱毅按鈴控告，民進黨副總統參選人蘇嘉全表示，「歡迎邱毅提告」，讓案件回歸法律面處理；不過面對媒體詢問「妻子不具農民身分，怎麼蓋農舍？」他先是迴避問題，接著又請媒體「多讀法律」，不願正面答覆。<text:span text:style-name="T3"><text:line-break/><text:line-break/></text:span>記者問他的農舍果樹「是自用或販售？」蘇嘉全態度嚴肅說，「農地造林可以販售嗎？」農委會應定義「農用」的標準，不然農地拿來造林使用，沒有販售是否就不算農用，就算種植果樹，也不一定會有生產力，只要農委會定義「農地農用」標準，農民就有依循標準。<text:span text:style-name="T3"><text:line-break/><text:line-break/></text:span>蘇嘉全對媒體提問「有問必答」，唯記者問到：「妻子不具農民身分，怎麼蓋農舍？」他先是以趕行程為由拒絕回應。<text:span text:style-name="T3"><text:line-break/><text:line-break/></text:span>接著蘇參加覆鼎金老人活動中心活動，再度被問，他沒有停下腳步，只說「你們（記者）要多了解法律，縣府已經講得很清楚」。<text:span text:style-name="T3"><text:line-break/><text:line-break/>=======<text:line-break/></text:span>一夜長大<text:span text:style-name="T3">? </text:span>蘇家農舍長出金桔<text:span text:style-name="T3">!<text:line-break/></text:span>更新日期<text:span text:style-name="T3">:2011/10/05 14:36 <text:line-break/><text:line-break/></text:span>蘇嘉全的豪華農舍問題持續發燒，農委會質疑蘇嘉全在家裡只有種一些造景盆栽，不符合農地使用。華視新聞上午在管理員帶領之下，獨家進入農舍的庭院，我們發現，本來空蕩的庭院，現在突然多了五六十棵的金桔，葡萄幼苗果樹盆栽，還有門口本來鋪好的柏油馬路，也在一夜之間，翻成了泥土路。</text:p>
      <text:p text:style-name="P1"><text:span text:style-name="T1">鄭啟承</text:span><text:s/>  |  2011.10.05 12:06   |   <text:a xlink:type="simple" xlink:href="http://palinfo.habago.org/Entry?Command=Information_PrintForum&amp;iPage=546#FORUM31023"><text:span text:style-name="T2">#</text:span></text:a></text:p>
      <text:p text:style-name="P3">曾聽過一位調查局的朋友講過不少台灣真實內幕，絕對比<text:span text:style-name="T3"><text:s/>2100 </text:span>精彩百倍，而且可信度<text:span text:style-name="T3"><text:s/>100%</text:span>，但為了安全起見，這些東西我是不敢公開說的，能忘就忘，也最好不要去想。比如開採砂石之種種龐大利益及其中錯綜複雜的官商勾結，若不是從這樣的可靠消息來源得知，一般人真的很難想像其中之骯髒和可怕和貪婪。有時候真的很懷疑台灣人的基因是不是有問題，只要是人當然都自私，但當一種生物或民族竟然能為了無止盡的私利不惜毀壞自己賴以生存的一片土地，這種純綷服膺欲望而致自毀的一種天性不知要算是演化上的奇蹟還是悲劇。<text:span text:style-name="T3"><text:line-break/><text:line-break/></text:span>這些消息之所以可信或是能被侃侃而談，當然是因為調查局的拳頭比黑道更大。<text:span text:style-name="T3"><text:line-break/><text:line-break/></text:span>以前總天真的相信「鄉下」會比都市更好，後來到了親人的故鄉，半山腰的窮鄉僻壤，開車到隔壁鄰居串門子要五分鐘，夠鄉下了吧<text:span text:style-name="T3">? </text:span>十幾年下來的理解，才真正明白台灣人牽離了北京還是台灣人，所謂一種綠色本土所標榜的在地台灣純樸傳統美德，並沒有和鄉下有任何連結。鄉下的一種基層的人之間的<text:span text:style-name="T3">(</text:span>或說政治的<text:span text:style-name="T3">)</text:span>各種心機和鬥爭和角力和運作，顯得更原始更赤裸裸更動物性，只是比較沒像都市人那麼會包裝而已。<text:span text:style-name="T3"><text:line-break/><text:line-break/></text:span>我不是說台灣不存在所謂純樸的人或純樸的地區或文化，我只是說這些和地域性或發展程度上的鄉不鄉下似乎沒有直接關係。一個真正的鄉下人或說一隻純樸的牛，就算牽到北京還是一隻純樸的牛，而一個醜陋的台灣人，就算送到了火星，他也不會因此變得單純而善良。</text:p>
      <text:p text:style-name="P1"><text:span text:style-name="T1">陳真</text:span><text:s/>  |  2011.10.05 01:40   |   <text:a xlink:type="simple" xlink:href="http://palinfo.habago.org/Entry?Command=Information_PrintForum&amp;iPage=546#FORUM31022"><text:span text:style-name="T2">#</text:span></text:a></text:p>
      <text:p text:style-name="P2">台灣的所有電視節目中<text:span text:style-name="T3">,</text:span>我幾乎只看<text:span text:style-name="T3">2100</text:span>全民開講<text:span text:style-name="T3">. </text:span>這可以說是台灣目前碩果僅存的的<text:span text:style-name="T3"><text:s/>"</text:span>黨外<text:span text:style-name="T3">" </text:span>之聲<text:span text:style-name="T3">,</text:span>或者說異議之聲<text:span text:style-name="T3">;</text:span>不但異議<text:span text:style-name="T3">,</text:span>而且言論可信度很高<text:span text:style-name="T3">. <text:line-break/><text:line-break/></text:span>剛剛節目裏有人說<text:span text:style-name="T3">,"</text:span>南部長期處於一種無政府狀態<text:span text:style-name="T3">". </text:span>我想這句話有待修正<text:span text:style-name="T3">,</text:span>地方政府當然是有啦<text:span text:style-name="T3">,</text:span>但所謂公權力只是針對一般百姓發威<text:span text:style-name="T3">,</text:span>而不及於黑道或各方權勢者包括政客本身<text:span text:style-name="T3">.<text:line-break/><text:line-break/></text:span>之前在台大雲林分院<text:span text:style-name="T3">,</text:span>整天在全院同事都能收信的內部通訊上大鳴大放<text:span text:style-name="T3">,</text:span>不管是總院或分院的事務<text:span text:style-name="T3">,</text:span>即便是針對院長<text:span text:style-name="T3">,</text:span>我也照樣公開批評<text:span text:style-name="T3">. </text:span>內部講一講還不夠<text:span text:style-name="T3">,</text:span>我還常會在蘋果日報或立報專欄上繼續批評<text:span text:style-name="T3">. </text:span>但這頂多也只是影響我的個人前途而已<text:span text:style-name="T3">,</text:span>不會有更大的傷害了<text:span text:style-name="T3">. <text:line-break/><text:line-break/></text:span>回到台南開業卻不然<text:span text:style-name="T3">. </text:span>政治上一片綠油油<text:span text:style-name="T3">,</text:span>例如某某公會簡直就是<text:span text:style-name="T3"><text:s/></text:span>某<text:span text:style-name="T3">~</text:span>黨<text:span text:style-name="T3">(</text:span>某前面要空一格以表敬意<text:span text:style-name="T3">)</text:span>的選舉後援會<text:span text:style-name="T3">,</text:span>不但資源不分公私<text:span text:style-name="T3">,</text:span>而且強制集體表態支持<text:span text:style-name="T3"><text:s/></text:span>某<text:span text:style-name="T3">~</text:span>黨市長候選人<text:span text:style-name="T3">,</text:span>正如同過去國民黨的惡霸行徑<text:span text:style-name="T3">.<text:line-break/><text:line-break/></text:span>於是我在蘋果上寫了篇溫吞吞客氣得不得了的文章批評該公會<text:span text:style-name="T3">,</text:span>結果呢<text:span text:style-name="T3">? </text:span>結果如何我不想說也不敢公開說<text:span text:style-name="T3">,</text:span>只能請各位不妨想像一下平常報紙社會版上有關黑道尋仇放話之類的一些新聞<text:span text:style-name="T3">.<text:line-break/><text:line-break/></text:span>我把這事講給幾位過去的醫界同事聽<text:span text:style-name="T3">,</text:span>他們一直活在文明的白色巨塔或象牙塔裏<text:span text:style-name="T3">,</text:span>因此半信半疑<text:span text:style-name="T3">,</text:span>大概以為我是不是黑幫電影看太多了<text:span text:style-name="T3">. </text:span>今天若非我返鄉回到南部回到基層親身經歷<text:span text:style-name="T3">,</text:span>我大概也會覺得很難相信<text:span text:style-name="T3">. </text:span>如此微不足道的一些書生式批評<text:span text:style-name="T3">,</text:span>居然也會有黑幫電影般的情節出現<text:span text:style-name="T3">,</text:span>而且還公然在理應非常專業非常文明的<text:span text:style-name="T3">xx</text:span>大會上聲討<text:span text:style-name="T3">.<text:line-break/><text:line-break/></text:span>剛剛電視上邱毅似乎在指控屏東非法砂石盜採背後有著政治靠山<text:span text:style-name="T3">,</text:span>另一位名嘴便警告邱毅要小心人身安全<text:span text:style-name="T3">. </text:span>相較之下<text:span text:style-name="T3">,</text:span>我那些不痛不癢的書生式批評似乎就根本不算一回事了<text:span text:style-name="T3">.<text:line-break/><text:line-break/></text:span>威權時代<text:span text:style-name="T3">,</text:span>罵國民黨會出事<text:span text:style-name="T3">,</text:span>至於所謂民主時代<text:span text:style-name="T3">,</text:span>罵<text:span text:style-name="T3"><text:s/></text:span>某<text:span text:style-name="T3">~</text:span>黨也會出事<text:span text:style-name="T3">;</text:span>差別只是在於過去是<text:span text:style-name="T3"><text:s/>"</text:span>國家<text:span text:style-name="T3">" </text:span>會對付你<text:span text:style-name="T3">,</text:span>而現在卻是任何一個阿貓阿狗都可以任意用各種方法隨時隨地傷害你及你的家人<text:span text:style-name="T3">;</text:span>若你的言論傷及某種既得利益或得罪某些權勢者時<text:span text:style-name="T3">,</text:span>活生生的黑幫電影情節便會上演<text:span text:style-name="T3">.<text:line-break/><text:line-break/></text:span>我如果扯到維根斯坦的什麼<text:span text:style-name="T3"><text:s/>rule following,</text:span>講得天花亂墜<text:span text:style-name="T3">,</text:span>你們或許心生佩服<text:span text:style-name="T3">,</text:span>董事長的思想真是博大精深<text:span text:style-name="T3">,</text:span>連這麼簡單明白的社會事竟然也能扯到語言哲學<text:span text:style-name="T3">. </text:span>但我不拐彎抹角吊點書袋還能說些什麼呢<text:span text:style-name="T3">? </text:span>難道這些事還需要我詳細解說嗎<text:span text:style-name="T3">? </text:span>難道你清純到不知道台灣的國會殿堂或地方議會如何黑影幢幢<text:span text:style-name="T3">? </text:span>難道你純潔到真的會相信在這島上有著什麼法治<text:span text:style-name="T3">? </text:span>就連日常交通也完全不講個理字或規則不是嗎<text:span text:style-name="T3">? </text:span>至少在台南的交通是如此<text:span text:style-name="T3">. <text:line-break/><text:line-break/></text:span>我並沒有傻到以為只有綠的才這樣<text:span text:style-name="T3">,</text:span>在黑道橫行這一點上藍綠是有志一同的<text:span text:style-name="T3">,</text:span>而且越是基層就越是一片黑<text:span text:style-name="T3">. <text:line-break/><text:line-break/></text:span>我的青春歲月有一半的時間是在英國渡過<text:span text:style-name="T3">,</text:span>十多年來我學到一件事<text:span text:style-name="T3">,</text:span>我發現<text:span text:style-name="T3">,</text:span>台英兩地有個根本差異就是一個<text:span text:style-name="T3"><text:s/>"</text:span>理<text:span text:style-name="T3">" </text:span>字<text:span text:style-name="T3">,</text:span>或者還是回到維根斯坦的<text:span text:style-name="T3"><text:s/>rule following</text:span>談起來比較安全<text:span text:style-name="T3">. </text:span>簡單說<text:span text:style-name="T3">: </text:span>一個文明的社會是有規則可循的<text:span text:style-name="T3">,</text:span>萬般規則建構成萬事萬物的合法意義<text:span text:style-name="T3">. </text:span>因此<text:span text:style-name="T3">,</text:span>不論你權勢大小或拳頭大小<text:span text:style-name="T3">,</text:span>只要遵循規則你就能四處行得通<text:span text:style-name="T3">,</text:span>反之則處處碰壁<text:span text:style-name="T3">,</text:span>即便你是女王或國王也一樣<text:span text:style-name="T3">. <text:line-break/><text:line-break/></text:span>但一個落後社會卻不然<text:span text:style-name="T3">,</text:span>拳頭就是真理<text:span text:style-name="T3">,</text:span>只要權大勢大完全可以橫行無阻<text:span text:style-name="T3">. </text:span>若遇到異己<text:span text:style-name="T3">,</text:span>不是與之析事論理<text:span text:style-name="T3">,</text:span>而是想辦法抹黑對方名譽<text:span text:style-name="T3">,</text:span>傷害他的身體<text:span text:style-name="T3">,</text:span>或甚至攻擊威脅他的家人<text:span text:style-name="T3">,</text:span>逼你閉嘴<text:span text:style-name="T3">,</text:span>逼你就範<text:span text:style-name="T3">. </text:span>警察來了<text:span text:style-name="T3">,</text:span>他不是努力辦案維護社會秩序與公義<text:span text:style-name="T3">,</text:span>而是告誡你為何要多管閒事<text:span text:style-name="T3">? </text:span>何不忍氣吞聲<text:span text:style-name="T3">? </text:span>為什麼要惹人家黑道生氣<text:span text:style-name="T3">? </text:span>然後便把案子吃掉<text:span text:style-name="T3">,</text:span>以免影響治安成果發表<text:span text:style-name="T3">.</text:span></text:p>
      <text:p text:style-name="P1"><text:span text:style-name="T1">陳真</text:span><text:s/>  |  2011.10.03 11:38   |   <text:a xlink:type="simple" xlink:href="http://palinfo.habago.org/Entry?Command=Information_PrintForum&amp;iPage=546#FORUM31021"><text:span text:style-name="T2">#</text:span></text:a></text:p>
      <text:p text:style-name="P3">謝謝育誠<text:span text:style-name="T3">,</text:span>台南跟台北比起來<text:span text:style-name="T3">,</text:span>稱不上是個天堂<text:span text:style-name="T3">,</text:span>但應該好太多了吧<text:span text:style-name="T3">,</text:span>只是兩者差距已逐漸縮小<text:span text:style-name="T3">,</text:span>台南也差不多沒辦法再住人了<text:span text:style-name="T3">,</text:span>所以我已經積極在屏東台東花蓮或新化等地尋找房子<text:span text:style-name="T3">,</text:span>想搬家<text:span text:style-name="T3">.<text:line-break/><text:line-break/></text:span>因為求學與就業之不得不然<text:span text:style-name="T3">, </text:span>我在台北前後待了至少七八年<text:span text:style-name="T3">,</text:span>簡直不像人住的地方<text:span text:style-name="T3">. </text:span>迄今不認得它的任何一條街道<text:span text:style-name="T3">,</text:span>不想記<text:span text:style-name="T3">,</text:span>也不想看<text:span text:style-name="T3">,</text:span>也許是心理上相當排斥吧<text:span text:style-name="T3">,</text:span>一直到現在我都還不知道要怎麼從我念的高中走到總統府<text:span text:style-name="T3">. </text:span>我在獅子林百貨正對面住了好幾年<text:span text:style-name="T3">,</text:span>但我迄今也不知道從那裡如何走到火車站<text:span text:style-name="T3">,</text:span>雖然我知道兩者相距不過一里路<text:span text:style-name="T3">. </text:span>也許是因為我潛意識總是想和任何我覺得難看的人事物離得越遠越好<text:span text:style-name="T3">, </text:span>不想與之有任何牽扯<text:span text:style-name="T3">.<text:line-break/><text:line-break/></text:span>高中時<text:span text:style-name="T3">,</text:span>曾有人在校門口附近問我路<text:span text:style-name="T3">,</text:span>見我穿著校服<text:span text:style-name="T3">,</text:span>問我說總統府怎麼走<text:span text:style-name="T3">?</text:span>我說我不知道啊<text:span text:style-name="T3">.</text:span>對方說<text:span text:style-name="T3">: </text:span>你不是這裡的學生嗎<text:span text:style-name="T3">? </text:span>聽說總統府就在這附近<text:span text:style-name="T3">,</text:span>我搖搖頭說<text:span text:style-name="T3">: "</text:span>好像是<text:span text:style-name="T3">,</text:span>但我完全沒概念<text:span text:style-name="T3">." <text:line-break/><text:line-break/></text:span>站樁都站了三四年了<text:span text:style-name="T3">,</text:span>但我至今每次出了古亭站都照例還是要問路人師大要怎麼走<text:span text:style-name="T3">. </text:span>有一次我沒問<text:span text:style-name="T3">,</text:span>結果馬上就走錯方向<text:span text:style-name="T3">,</text:span>後來只好用跑百米賽的速度而且還扛著三十公斤的書在街頭狂奔<text:span text:style-name="T3">,</text:span>怕遲到<text:span text:style-name="T3">.<text:line-break/><text:line-break/></text:span>謝謝你告訴我用餐好去處<text:span text:style-name="T3">,</text:span>要是有人能在台南開一家<text:span text:style-name="T3">,</text:span>只要不放音樂<text:span text:style-name="T3">,</text:span>只要吃了不會馬上蔡賽<text:span text:style-name="T3">,</text:span>我會很樂意天天去光顧<text:span text:style-name="T3">.</text:span></text:p>
      <text:p text:style-name="P4"/>
      <text:p text:style-name="P1"><text:span text:style-name="T1">陳真</text:span><text:s/>  |  2011.10.03 11:19   |   <text:a xlink:type="simple" xlink:href="http://palinfo.habago.org/Entry?Command=Information_PrintForum&amp;iPage=547#FORUM31020"><text:span text:style-name="T2">#</text:span></text:a></text:p>
      <text:p text:style-name="P3"><text:span text:style-name="T3">(</text:span>續<text:span text:style-name="T3">)<text:line-break/><text:line-break/></text:span>林義雄那天是這麼說的<text:span text:style-name="T3">,</text:span>他說<text:span text:style-name="T3">: </text:span>經歷了這些事<text:span text:style-name="T3">(</text:span>我想他指的是坐牢滅門參與黨外以及整個生活的悲歡<text:span text:style-name="T3">),</text:span>如果只是要我去當個官當個教授<text:span text:style-name="T3">,</text:span>這些對我沒什麼吸引力了<text:span text:style-name="T3">. </text:span>他勸我往後在海外也要四處走走<text:span text:style-name="T3">,</text:span>增加閱歷<text:span text:style-name="T3">,</text:span>出國前寫來一封信仍然這麼說<text:span text:style-name="T3">.</text:span>但我並沒有聽其勸言<text:span text:style-name="T3">,</text:span>依然把幾乎所有時間全數埋首書堆而沒有四處遊歷<text:span text:style-name="T3">,</text:span>畢竟鐘鼎山林各有天性<text:span text:style-name="T3">,</text:span>就連做夢的方式也不一樣<text:span text:style-name="T3">.<text:line-break/><text:line-break/></text:span>但有一點倒是一樣<text:span text:style-name="T3">,</text:span>套句杜斯妥也夫斯基<text:span text:style-name="T3">(</text:span>或托爾斯泰我忘了<text:span text:style-name="T3">)</text:span>的話<text:span text:style-name="T3">: "</text:span>我並不害怕生命的痛苦<text:span text:style-name="T3">,</text:span>我只害怕自己配不上那些痛苦<text:span text:style-name="T3">." </text:span>就以林義雄來說<text:span text:style-name="T3">,</text:span>滅門坐牢等等等的痛苦是如此巨大<text:span text:style-name="T3">,</text:span>重點是<text:span text:style-name="T3">: </text:span>然後呢<text:span text:style-name="T3">? </text:span>然後就去拿個學位當個教授嗎<text:span text:style-name="T3">? </text:span>還是把痛苦拿去販賣變成一種什麼政治資源<text:span text:style-name="T3">,</text:span>當個官或當個什麼領袖<text:span text:style-name="T3">? </text:span>這些就是你要的嗎<text:span text:style-name="T3">? </text:span>這樣的<text:span text:style-name="T3"><text:s/>"</text:span>你<text:span text:style-name="T3">" </text:span>配得上你所經歷的那樣一些痛苦嗎<text:span text:style-name="T3">?<text:line-break/><text:line-break/></text:span>在價格至上的時代<text:span text:style-name="T3">,</text:span>滿街商品<text:span text:style-name="T3">,</text:span>我知道沒有多少人會相信杜先生或托先生這些鬼話<text:span text:style-name="T3">. </text:span>賣得一個好價錢的<text:span text:style-name="T3">,</text:span>得意非凡<text:span text:style-name="T3">;</text:span>甚至只不過是考上研究所的那一天起<text:span text:style-name="T3">,</text:span>不過是屁樣大的一點事<text:span text:style-name="T3">,</text:span>嘴臉就變得很難看了<text:span text:style-name="T3">,</text:span>好像很容易滿足似的<text:span text:style-name="T3">,</text:span>要是能再當個官或當個什麼主管<text:span text:style-name="T3">,</text:span>那就更不堪入目了<text:span text:style-name="T3">. <text:line-break/><text:line-break/></text:span>之前在你腳底下匍匐<text:span text:style-name="T3">,</text:span>彷彿你真的是他的王<text:span text:style-name="T3">,</text:span>連你放個屁在他聞起來彷彿都如此睿智如此充滿哲理<text:span text:style-name="T3">,</text:span>可是<text:span text:style-name="T3">,</text:span>不信你就等著看吧<text:span text:style-name="T3">,</text:span>哪天等他<text:span text:style-name="T3">(</text:span>自以為<text:span text:style-name="T3">)</text:span>爬到你頭上<text:span text:style-name="T3">,</text:span>保證肆無忌憚地拉屎拉尿<text:span text:style-name="T3">.<text:line-break/><text:line-break/></text:span>但與其說嘴臉變了<text:span text:style-name="T3">,</text:span>倒不如說這其實只是現出原形<text:span text:style-name="T3">. </text:span>三十年來大江南北認識這麼多人<text:span text:style-name="T3">,</text:span>三教九流<text:span text:style-name="T3">,</text:span>從沒見過任何一個人真的改變過<text:span text:style-name="T3">,</text:span>不管是變好或變壞<text:span text:style-name="T3">. </text:span>在某個很重要的意義上<text:span text:style-name="T3">,</text:span>人不可能改變<text:span text:style-name="T3">,</text:span>人只會在某種照妖鏡底下現出原形<text:span text:style-name="T3">.<text:line-break/><text:line-break/></text:span>語言有兩種<text:span text:style-name="T3">,</text:span>一是價格的<text:span text:style-name="T3">,</text:span>一是價值的<text:span text:style-name="T3">;</text:span>前者眼見為憑<text:span text:style-name="T3">,</text:span>後者卻唯心是問<text:span text:style-name="T3">. </text:span>我這人不值錢<text:span text:style-name="T3">,</text:span>所以跟人談起話來特別辛苦<text:span text:style-name="T3">,</text:span>因為總是圍繞著某種市場價格<text:span text:style-name="T3">,</text:span>無奈之餘<text:span text:style-name="T3">,</text:span>只好哼哼哈哈配合社交<text:span text:style-name="T3">,</text:span>感覺就像個伎男一樣供人取樂<text:span text:style-name="T3">. </text:span>難怪維根斯坦會說<text:span text:style-name="T3">,</text:span>跟這樣一些人談話<text:span text:style-name="T3">,</text:span>真是做賤自己的心靈<text:span text:style-name="T3">,</text:span>做賤一詞他用的就是<text:span text:style-name="T3">prostitute(</text:span>使賣淫<text:span text:style-name="T3">)</text:span>這個字<text:span text:style-name="T3">. <text:line-break/><text:line-break/></text:span>供人取樂是好事<text:span text:style-name="T3">,</text:span>令人難受的倒不是賣淫賣身<text:span text:style-name="T3">,</text:span>而是被迫<text:span text:style-name="T3">,</text:span>而且是整天被迫賣個不停<text:span text:style-name="T3">,</text:span>來者幾乎全是嫖客<text:span text:style-name="T3">,</text:span>不管怎麼說都說不上<text:span text:style-name="T3">,</text:span>畢竟你怎麼可能跟嫖客談海說夢講故事<text:span text:style-name="T3">? <text:line-break/><text:line-break/></text:span>所謂履歷表<text:span text:style-name="T3">,</text:span>就像是一種賣淫的估價單<text:span text:style-name="T3">,</text:span>說明產品的各項機能<text:span text:style-name="T3">.</text:span>人有時候被迫得去做一些很窩囊的事<text:span text:style-name="T3">,</text:span>這沒什麼<text:span text:style-name="T3">,</text:span>但差別就在於大多數人不但不覺得窩囊<text:span text:style-name="T3">,</text:span>反而顧盼自雄覺得自己很厲害<text:span text:style-name="T3">,</text:span>或以為你跟他一樣<text:span text:style-name="T3">,</text:span>都只是想要這樣那樣<text:span text:style-name="T3">.<text:line-break/><text:line-break/></text:span>每次跟人講話<text:span text:style-name="T3">,</text:span>從事交際活動<text:span text:style-name="T3">,</text:span>都很想跟對方收取援交費用<text:span text:style-name="T3">. </text:span>對於不同嫖客類型<text:span text:style-name="T3">,</text:span>我都訂有不同價碼<text:span text:style-name="T3">. </text:span>菁英型或政客型的最貴<text:span text:style-name="T3">,</text:span>因為援交起來最難受<text:span text:style-name="T3">,</text:span>自以為是型的或貨比三家型的<text:span text:style-name="T3">,</text:span>收費也不便宜<text:span text:style-name="T3">;</text:span>大多是一般嫖客<text:span text:style-name="T3">,</text:span>明明美感有異<text:span text:style-name="T3">,</text:span>氣味不同<text:span text:style-name="T3">,</text:span>但沒關係<text:span text:style-name="T3">,</text:span>能嫖就好<text:span text:style-name="T3">. </text:span>當然<text:span text:style-name="T3">,</text:span>也有一些不收費甚至可以倒貼的<text:span text:style-name="T3">,</text:span>只是為數相當少<text:span text:style-name="T3">.</text:span></text:p>
      <text:p text:style-name="P1"><text:span text:style-name="T1">涂育誠</text:span><text:s/>  |  2011.10.03 01:08   |   <text:a xlink:type="simple" xlink:href="http://palinfo.habago.org/Entry?Command=Information_PrintForum&amp;iPage=547#FORUM31019"><text:span text:style-name="T2">#</text:span></text:a></text:p>
      <text:p text:style-name="P2">這陣子時常去台南，很喜歡台南的老舊氣氛。對從小生長在台北萬華區的我來說，現今又新又炫又潮的台北已經不復以往記憶。<text:span text:style-name="T3"><text:line-break/><text:line-break/></text:span>每次去台南，我都會用一天的時間，在文學館區周遭溜搭，有次在孔廟後面的大草坪上躺了一個下午。孔廟的對面，南門路上有一家二手書店，每次經過都會進去看看。剛開始覺得這家二手書店經營得很不錯，整理得很有質感，之後去就有點覺得矯飾了。<text:span text:style-name="T3"><text:line-break/><text:line-break/></text:span>二手書店旁邊有個很窄的巷子，寬度大概不到<text:span text:style-name="T3">50CM</text:span>，裡頭有家咖啡店，當我費盡力氣擠過巷口進去後，時間彷彿緩慢下來，外頭馬路上的車輛引擎聲也霎時消失了。<text:span text:style-name="T3"><text:line-break/><text:line-break/></text:span>這家咖啡館很安靜，師丈不妨去看看。</text:p>
      <text:p text:style-name="P1"><text:span text:style-name="T1">陳真</text:span><text:s/>  |  2011.10.02 23:46   |   <text:a xlink:type="simple" xlink:href="http://palinfo.habago.org/Entry?Command=Information_PrintForum&amp;iPage=547#FORUM31018"><text:span text:style-name="T2">#</text:span></text:a></text:p>
      <text:p text:style-name="P3">搬來台南<text:span text:style-name="T3">,</text:span>寧靜空間少了<text:span text:style-name="T3">,</text:span>想要安安靜靜吃頓飯幾乎已不可得<text:span text:style-name="T3">--</text:span>除了文學館這家西式咖啡廳勉強還算寧靜之外<text:span text:style-name="T3">,</text:span>其它地方大概跟舞廳夜店或<text:span text:style-name="T3">KTV</text:span>一樣吵鬧<text:span text:style-name="T3">,</text:span>雖然我從未去過這類地方<text:span text:style-name="T3">. <text:line-break/><text:line-break/></text:span>但文學館咖啡廳靜不靜還是得看當天來了一些什麼樣的顧客<text:span text:style-name="T3">. </text:span>這地方大概有三種人最為吵鬧<text:span text:style-name="T3">,</text:span>一是正港ㄟ台灣人<text:span text:style-name="T3">,</text:span>這不用說了<text:span text:style-name="T3">;</text:span>二也是正港ㄟ台灣人<text:span text:style-name="T3">,</text:span>通常是女生<text:span text:style-name="T3">;</text:span>跟第一類的差別只是在於後者會講英文<text:span text:style-name="T3">,</text:span>其音量之所以如此巨大<text:span text:style-name="T3">,</text:span>大概是怕人家不知道她會講英文<text:span text:style-name="T3">,</text:span>怕人家不知道她跟外國人來往<text:span text:style-name="T3">--</text:span>正確地說是怕人家不知道她跟歐美洋人而不是跟印尼越南等外國人來往<text:span text:style-name="T3">. </text:span>第三類則是一些橘逾淮為枳的洋人<text:span text:style-name="T3">. </text:span>這些宗主國的子民來到殖民地<text:span text:style-name="T3">,</text:span>往往顯得相當大無畏<text:span text:style-name="T3">,</text:span>哪像咱們進了了洋人國總是特別謹慎與客氣<text:span text:style-name="T3">.<text:line-break/><text:line-break/></text:span>開學了<text:span text:style-name="T3">,</text:span>法文老師說<text:span text:style-name="T3">,</text:span>這學期助教換人了<text:span text:style-name="T3">,</text:span>換成一個女的法國人<text:span text:style-name="T3">. </text:span>老師說<text:span text:style-name="T3">,</text:span>這讓他鬆了一口氣<text:span text:style-name="T3">,</text:span>因為之前是個法國男助教<text:span text:style-name="T3">,</text:span>雖然已經有女朋友<text:span text:style-name="T3">,</text:span>但台灣女性同胞們依然前撲後繼<text:span text:style-name="T3">,</text:span>想方設法努力黏上<text:span text:style-name="T3">;</text:span>即便是<text:span text:style-name="T3"><text:s/>"</text:span>日拋型<text:span text:style-name="T3">" "</text:span>玩一晚就丟<text:span text:style-name="T3">" </text:span>也依然十分榮幸<text:span text:style-name="T3">,</text:span>彷彿足以光宗耀祖<text:span text:style-name="T3">.<text:line-break/><text:line-break/></text:span>一位劍橋女留學生初次與我們會面<text:span text:style-name="T3">,</text:span>講不到三句話便努力表達她的<text:span text:style-name="T3"><text:s/>"</text:span>困擾<text:span text:style-name="T3">". </text:span>困擾些什麼呢<text:span text:style-name="T3">? </text:span>原來是學院餐廳那個端菜的英國男子在端菜的那一剎那對他做出全宇宙最迷人的笑容<text:span text:style-name="T3">,</text:span>雖然只有<text:span text:style-name="T3">0.005</text:span>秒鐘<text:span text:style-name="T3">,</text:span>卻讓她覺得<text:span text:style-name="T3"><text:s/>"</text:span>煩死了<text:span text:style-name="T3">",</text:span>那麼多亞洲美眉<text:span text:style-name="T3">,</text:span>為什麼偏偏要對倫家這麼好<text:span text:style-name="T3">? </text:span>究竟是有什麼企圖<text:span text:style-name="T3">?! "</text:span>困擾<text:span text:style-name="T3">" </text:span>之事還不止於此<text:span text:style-name="T3">,</text:span>班上那個義大利來的型男<text:span text:style-name="T3">,</text:span>幹嘛要送倫家一塊吃剩的蛋糕啊<text:span text:style-name="T3">,</text:span>是不是要騷擾倫家想氣死倫啊<text:span text:style-name="T3">?! </text:span>好煩ㄋㄟ<text:span text:style-name="T3">\\.<text:line-break/><text:line-break/></text:span>一位他校的台灣留學生憤恨不平地打電話對我哭訴<text:span text:style-name="T3">,</text:span>她說下課時被一些印度巴基斯坦的<text:span text:style-name="T3"><text:s/>"</text:span>黑人<text:span text:style-name="T3">" </text:span>給吹口哨<text:span text:style-name="T3">,</text:span>我說<text:span text:style-name="T3">: </text:span>印巴有<text:span text:style-name="T3"><text:s/>"</text:span>黑人<text:span text:style-name="T3">" </text:span>嗎<text:span text:style-name="T3">? </text:span>她說<text:span text:style-name="T3">: "</text:span>老娘真是有夠倒楣有夠衰<text:span text:style-name="T3">,</text:span>我是長得很醜是不是<text:span text:style-name="T3">? </text:span>為什麼會吸引這些人渣<text:span text:style-name="T3">?" </text:span>但是<text:span text:style-name="T3">,</text:span>一樣是吹口哨<text:span text:style-name="T3">,</text:span>若是換人吹<text:span text:style-name="T3">,</text:span>後果將大不同<text:span text:style-name="T3">. </text:span>我不用說各位也知道換什麼樣的人來吹會讓她嘟起櫻桃小嘴說<text:span text:style-name="T3"><text:s/>"</text:span>很煩ㄋㄟ<text:span text:style-name="T3">\\"~~<text:line-break/><text:line-break/></text:span>有個常跑夜店的女性朋友經常義憤填膺地告訴我她在台北各家夜店或<text:span text:style-name="T3">PUB</text:span>看到許多台灣女生如何為了一個洋人爭風吃醋甚至還幾次大打出手<text:span text:style-name="T3">. </text:span>每次講起來她都好像粉<text:span text:style-name="T3">~</text:span>生氣<text:span text:style-name="T3">,</text:span>但我發現她的<text:span text:style-name="T3"><text:s/>"</text:span>生氣<text:span text:style-name="T3">" </text:span>並不帶有絲毫厭惡或鄙夷<text:span text:style-name="T3">,</text:span>而只是生氣這些女生太會打扮太會玩心機耍手段了<text:span text:style-name="T3">,</text:span>所以<text:span text:style-name="T3"><text:s/>"</text:span>好康的<text:span text:style-name="T3">" </text:span>都被她們給搶走了<text:span text:style-name="T3">.<text:line-break/><text:line-break/></text:span>醫護人員例如護士應該算是很喜歡出國而且也常出國的一群人<text:span text:style-name="T3">,</text:span>每次當她們討論到出國的事時<text:span text:style-name="T3">,</text:span>若是去歐美等國<text:span text:style-name="T3">,</text:span>似乎有一個關鍵詞肯定是跑不掉的<text:span text:style-name="T3">,</text:span>那就是<text:span text:style-name="T3"><text:s/>"</text:span>豔遇<text:span text:style-name="T3">". <text:line-break/><text:line-break/></text:span>回國之後<text:span text:style-name="T3">,</text:span>說起各項<text:span text:style-name="T3"><text:s/>"</text:span>豔遇<text:span text:style-name="T3">",</text:span>更是會讓其她沒出國的人給羨慕死<text:span text:style-name="T3">,</text:span>包括哪個<text:span text:style-name="T3">PIZZA</text:span>館的廚師的眼神多麼無辜多麼憂鬱<text:span text:style-name="T3">(</text:span>好奇怪<text:span text:style-name="T3">,</text:span>無數的華人女生怎麼這麼在乎什麼眼神<text:span text:style-name="T3">),</text:span>哪位划船的小弟眉毛多麼粗獷<text:span text:style-name="T3">,</text:span>還有那收銀員剛毅燦爛的笑容啊<text:span text:style-name="T3">,</text:span>以及某位迎面走過的學生那彬彬有禮充滿內涵的一舉手一投足<text:span text:style-name="T3">. </text:span>真是媽咧個<text:span text:style-name="T3">B,</text:span>種種豔遇簡直可以藉此自慰三年都還不會遺忘<text:span text:style-name="T3">.<text:line-break/><text:line-break/></text:span>但是<text:span text:style-name="T3">,</text:span>人家若是前往東南亞旅遊<text:span text:style-name="T3">,</text:span>或是前往高棉越南印尼等國<text:span text:style-name="T3">,</text:span>你若祝她天天有豔遇<text:span text:style-name="T3">,</text:span>肯定會跟你結下一輩子的樑子<text:span text:style-name="T3">. <text:line-break/><text:line-break/></text:span>英國這幾年不是民生越來越凋敝嗎<text:span text:style-name="T3">,</text:span>聽說將近一半的青年失業<text:span text:style-name="T3">,</text:span>整天游手好閒無所事事<text:span text:style-name="T3">. </text:span>好幾次我都很想寫信給英國首相或英國女王<text:span text:style-name="T3">,</text:span>教他們如何拯救日益衰敗的國計民生<text:span text:style-name="T3">. <text:line-break/><text:line-break/></text:span>方法很簡單<text:span text:style-name="T3">,</text:span>由英國政府幫大家買一張飛往台灣的機票就萬事<text:span text:style-name="T3">OK!</text:span>而且<text:span text:style-name="T3">,</text:span>買單程的就好<text:span text:style-name="T3">,</text:span>因為回程機票肯定會有著落<text:span text:style-name="T3">,</text:span>或是樂不思蜀人家根本不會想回來<text:span text:style-name="T3">. </text:span>只要來到台灣<text:span text:style-name="T3">,</text:span>保證吃香喝辣<text:span text:style-name="T3">,</text:span>而且左擁右抱絕不是問題<text:span text:style-name="T3">,</text:span>大概跟當國王或王子的感覺差不多<text:span text:style-name="T3">--</text:span>一位在台灣的洋人朋友如此形容給我聽<text:span text:style-name="T3">.<text:line-break/><text:line-break/></text:span>當我還在英國念書時<text:span text:style-name="T3">,</text:span>經常在課堂上看著這些洋人同學發呆<text:span text:style-name="T3">,</text:span>心裏總想著<text:span text:style-name="T3">: "</text:span>天啊<text:span text:style-name="T3">! </text:span>真難想像<text:span text:style-name="T3">,</text:span>這樣一些跟你我一樣平常或甚至更為平庸的人<text:span text:style-name="T3">,</text:span>他們如果來到台灣<text:span text:style-name="T3">,</text:span>個個都將是個王<text:span text:style-name="T3">!"<text:line-break/><text:line-break/></text:span>最近兩個月<text:span text:style-name="T3">,</text:span>終於在台南找到一塊祕密海灘<text:span text:style-name="T3">,</text:span>除了幾個不言不語的漁翁<text:span text:style-name="T3">,</text:span>幾乎沒有遊客<text:span text:style-name="T3">. </text:span>因此<text:span text:style-name="T3">,</text:span>只要有機會<text:span text:style-name="T3">,</text:span>我總想跑來這裏看看這片黃海<text:span text:style-name="T3">.</text:span>為何海不是藍色而是如此黃濁我也不明白<text:span text:style-name="T3">,</text:span>但海浪聲聽起來依然壯闊<text:span text:style-name="T3">. <text:line-break/><text:line-break/></text:span>有一天中午<text:span text:style-name="T3">,</text:span>海浪特別大<text:span text:style-name="T3">;</text:span>看著波濤洶湧而至<text:span text:style-name="T3">,</text:span>心中無盡悲涼<text:span text:style-name="T3">. </text:span>總有一天<text:span text:style-name="T3">, </text:span>我們都將命喪於此<text:span text:style-name="T3">;</text:span>但於大海卻絲毫無損<text:span text:style-name="T3">,</text:span>大約就像海浪捲走一粒沙那樣的微不足道<text:span text:style-name="T3">. </text:span>問題是<text:span text:style-name="T3">: </text:span>生命如此渺小<text:span text:style-name="T3">,</text:span>卻又如此可悲<text:span text:style-name="T3">.<text:line-break/><text:line-break/></text:span>一位昔日對我頗為恭維的粉絲<text:span text:style-name="T3">,</text:span>飛黃騰達得很快<text:span text:style-name="T3">,</text:span>在學界差不多可以算是爬到部長級的了<text:span text:style-name="T3">,</text:span>因此講起話來連口氣腔調似乎也都變了<text:span text:style-name="T3">;</text:span>重點是<text:span text:style-name="T3">: </text:span>這就是你要的嗎<text:span text:style-name="T3">? </text:span>你的生命這麼容易滿足嗎<text:span text:style-name="T3">? <text:line-break/><text:line-break/></text:span>在他心目中<text:span text:style-name="T3">,</text:span>我曾經是個王<text:span text:style-name="T3">,</text:span>但他現在大概會堅信自己才是王<text:span text:style-name="T3">,</text:span>而我呢<text:span text:style-name="T3">,</text:span>那就嘿嘿嘿是個笑料怪胎秀逗秀逗<text:span text:style-name="T3">,</text:span>不值得一提了<text:span text:style-name="T3">. <text:line-break/><text:line-break/></text:span>林義雄即便錯了一百項<text:span text:style-name="T3">,</text:span>但他有一項說法或許是對的<text:span text:style-name="T3">. </text:span>出國前夕<text:span text:style-name="T3">,</text:span>我私下與之長談<text:span text:style-name="T3">. </text:span>我問他<text:span text:style-name="T3">,</text:span>你出國多年<text:span text:style-name="T3">,</text:span>從事研究<text:span text:style-name="T3">,</text:span>何不走學術的路<text:span text:style-name="T3">? </text:span>他說<text:span text:style-name="T3">,</text:span>那樣的路或世俗上這類成就或抬舉<text:span text:style-name="T3">,</text:span>對他的人生沒有任何意義<text:span text:style-name="T3">.<text:line-break/><text:line-break/></text:span>每次望著在狗界智能頗低從不思索生命意義的阿憨<text:span text:style-name="T3">,</text:span>我都不免要陷入一種悵惘<text:span text:style-name="T3">. </text:span>我常希望自己也跟牠一樣<text:span text:style-name="T3">,</text:span>不思不索<text:span text:style-name="T3">,</text:span>不去想什麼存在價值啦意義啦等等這些自尋煩惱的空洞事物<text:span text:style-name="T3">? </text:span>尼采不就要我們朝這樣一種不思不索的歡樂之路走嗎<text:span text:style-name="T3">? <text:line-break/><text:line-break/></text:span>但話說回來<text:span text:style-name="T3">,</text:span>我越來越覺得<text:span text:style-name="T3">,</text:span>或許我們真的需要一點意義才行<text:span text:style-name="T3">,</text:span>即便是自欺欺人也好<text:span text:style-name="T3">,</text:span>生命總得給自己一個說法<text:span text:style-name="T3">,</text:span>因為若沒有那樣一些所謂意義<text:span text:style-name="T3">,</text:span>我實在不知道有什麼理由要去承受生命這麼多的孤獨誤解與悲劇<text:span text:style-name="T3">? <text:line-break/><text:line-break/></text:span>意義雖然看不見<text:span text:style-name="T3">,</text:span>意義雖然只是呈現在某個抽象時空<text:span text:style-name="T3">,</text:span>但它無疑是生命活著的一個基礎<text:span text:style-name="T3">,</text:span>沒有它<text:span text:style-name="T3">,</text:span>生命活不了<text:span text:style-name="T3">,</text:span>至少我是絕對活不了<text:span text:style-name="T3">. <text:line-break/><text:line-break/></text:span>維根斯坦說得對<text:span text:style-name="T3">: "</text:span>唯有死亡賦予生命意義<text:span text:style-name="T3">." </text:span>生前<text:span text:style-name="T3">,</text:span>茫茫然<text:span text:style-name="T3">,</text:span>諸多可悲<text:span text:style-name="T3">,</text:span>不知所為何來<text:span text:style-name="T3">,</text:span>於是你很難不去想著死後<text:span text:style-name="T3">,</text:span>想著一個故事終究會如何結局<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